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7">
      <style:drawing-page-properties draw:fill="bitmap" draw:fill-image-name="a25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36">
      <style:drawing-page-properties draw:fill="bitmap" draw:fill-image-name="a26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3">
      <style:drawing-page-properties draw:fill="bitmap" draw:fill-image-name="a25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33">
      <style:drawing-page-properties draw:fill="bitmap" draw:fill-image-name="a2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0">
      <style:drawing-page-properties draw:fill="bitmap" draw:fill-image-name="a26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0">
      <style:drawing-page-properties draw:fill="bitmap" draw:fill-image-name="a26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40">
      <style:drawing-page-properties draw:fill="bitmap" draw:fill-image-name="a2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82">
      <style:graphic-properties draw:fill="none" draw:stroke="solid" svg:stroke-width="0.01389in" svg:stroke-color="#000000" svg:stroke-opacity="100%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66">
      <style:drawing-page-properties draw:fill="bitmap" draw:fill-image-name="a26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2533" draw:master-page-name="Master1-Layout1-title-Title-Slide" presentation:presentation-page-layout-name="Master1-PPL1" draw:id="Slide-256">
        <draw:frame draw:id="id869" presentation:style-name="a2537" draw:name="Title 1" svg:x="2.05208in" svg:y="1.22743in" svg:width="9.61458in" svg:height="2.61111in" presentation:class="title" presentation:placeholder="false">
          <draw:text-box>
            <text:p text:style-name="a2536" text:class-names="" text:cond-style-name=""><text:span text:style-name="a2534" text:class-names="">Dessign Patterns 2</text:span><text:span text:style-name="a2535" text:class-names=""/></text:p>
          </draw:text-box>
          <svg:title/>
          <svg:desc/>
        </draw:frame>
        <draw:frame draw:id="id870" presentation:style-name="a2538" draw:name="Subtitle 2" svg:x="2.05208in" svg:y="3.93924in" svg:width="9.61458in" svg:height="1.81076in" presentation:class="subtitle" presentation:placeholder="true">
          <draw:text-box/>
          <svg:title/>
          <svg:desc/>
        </draw:frame>
      </draw:page>
      <draw:page draw:name="Slide4" draw:style-name="a2540" draw:master-page-name="Master1-Layout2-obj-Title-and-Content" presentation:presentation-page-layout-name="Master1-PPL2" draw:id="Slide-259">
        <draw:frame draw:id="id871" presentation:style-name="a2544" draw:name="Title 1" svg:x="1.24826in" svg:y="0.67642in" svg:width="10.83333in" svg:height="1.61698in" presentation:class="title" presentation:placeholder="false">
          <draw:text-box>
            <text:p text:style-name="a2543" text:class-names="" text:cond-style-name=""><text:span text:style-name="a2541" text:class-names="">Agenda</text:span><text:span text:style-name="a2542" text:class-names=""/></text:p>
          </draw:text-box>
          <svg:title/>
          <svg:desc/>
        </draw:frame>
        <draw:frame draw:id="id872" presentation:style-name="a2555" draw:name="Content Placeholder 2" svg:x="1.24826in" svg:y="2.46007in" svg:width="10.83333in" svg:height="3.87327in" presentation:class="outline" presentation:placeholder="false">
          <draw:text-box>
            <text:list text:style-name="a2547">
              <text:list-item>
                <text:p text:style-name="a2546" text:class-names="" text:cond-style-name=""><text:span text:style-name="a2545" text:class-names="">Creational - Singleton</text:span></text:p>
              </text:list-item>
            </text:list>
            <text:list text:style-name="a2551">
              <text:list-item>
                <text:p text:style-name="a2550" text:class-names="" text:cond-style-name=""><text:span text:style-name="a2548" text:class-names="">Structural - Decorator</text:span><text:span text:style-name="a2549" text:class-names=""/></text:p>
              </text:list-item>
            </text:list>
            <text:list text:style-name="a2554">
              <text:list-item>
                <text:p text:style-name="a2553" text:class-names="" text:cond-style-name=""><text:span text:style-name="a2552" text:class-names="">Behavioral - State</text:span></text:p>
              </text:list-item>
            </text:list>
          </draw:text-box>
          <svg:title/>
          <svg:desc/>
        </draw:frame>
      </draw:page>
      <draw:page draw:name="Slide2" draw:style-name="a2557" draw:master-page-name="Master1-Layout2-obj-Title-and-Content" presentation:presentation-page-layout-name="Master1-PPL2" draw:id="Slide-257">
        <draw:frame draw:id="id873" presentation:style-name="a2561" draw:name="Title 1" svg:x="1.24826in" svg:y="0.67642in" svg:width="10.83333in" svg:height="1.61698in" presentation:class="title" presentation:placeholder="false">
          <draw:text-box>
            <text:p text:style-name="a2560" text:class-names="" text:cond-style-name=""><text:span text:style-name="a2558" text:class-names="">Creational - Singleton</text:span><text:span text:style-name="a2559" text:class-names=""/></text:p>
          </draw:text-box>
          <svg:title/>
          <svg:desc/>
        </draw:frame>
        <draw:frame draw:id="id874" presentation:style-name="a2581" draw:name="Content Placeholder 2" svg:x="1.24826in" svg:y="2.46007in" svg:width="10.83333in" svg:height="3.87327in" presentation:class="outline" presentation:placeholder="false">
          <draw:text-box>
            <text:list text:style-name="a2566">
              <text:list-item>
                <text:p text:style-name="a2565" text:class-names="" text:cond-style-name=""><text:span text:style-name="a2562" text:class-names="">Bruges når der kun skal kunne skabes<text:s text:c="1"/></text:span><text:span text:style-name="a2563" text:class-names="">1</text:span><text:span text:style-name="a2564" text:class-names=""><text:s text:c="1"/>objekt af en given classe</text:span></text:p>
              </text:list-item>
            </text:list>
            <text:list text:style-name="a2577">
              <text:list-item>
                <text:p text:style-name="a2576" text:class-names="" text:cond-style-name=""><text:span text:style-name="a2567" text:class-names="">Nyttigt</text:span><text:span text:style-name="a2568" text:class-names=""><text:s text:c="1"/></text:span><text:span text:style-name="a2569" text:class-names="">i</text:span><text:span text:style-name="a2570" text:class-names=""><text:s text:c="1"/></text:span><text:span text:style-name="a2571" text:class-names="">f.eks.</text:span><text:span text:style-name="a2572" text:class-names=""><text:s text:c="1"/></text:span><text:span text:style-name="a2573" text:class-names="">spi</text:span><text:span text:style-name="a2574" text:class-names="">l</text:span><text:span text:style-name="a2575" text:class-names=""/></text:p>
              </text:list-item>
            </text:list>
            <text:list text:style-name="a2580">
              <text:list-item>
                <text:p text:style-name="a2579" text:class-names="" text:cond-style-name=""><text:span text:style-name="a2578" text:class-names=""/></text:p>
              </text:list-item>
            </text:list>
          </draw:text-box>
          <svg:title/>
          <svg:desc/>
        </draw:frame>
        <presentation:notes draw:style-name="a2591">
          <draw:page-thumbnail draw:page-number="3" svg:x="0.75in" svg:y="1.25in" svg:width="6in" svg:height="3.375in" presentation:class="page" draw:id="id875" presentation:style-name="a2582" draw:name="Slide Image Placeholder 1">
            <svg:title/>
            <svg:desc/>
          </draw:page-thumbnail>
          <draw:frame draw:id="id876" presentation:style-name="a2586" draw:name="Notes Placeholder 2" svg:x="0.75in" svg:y="4.8125in" svg:width="6in" svg:height="3.9375in" presentation:class="notes" presentation:placeholder="false">
            <draw:text-box>
              <text:p text:style-name="a2585" text:class-names="" text:cond-style-name=""><text:span text:style-name="a2583" text:class-names="">Bruges til at instanciere diverse objekter der ligner hinanden baseret på krav/criterier</text:span><text:span text:style-name="a2584" text:class-names=""/></text:p>
            </draw:text-box>
            <svg:title/>
            <svg:desc/>
          </draw:frame>
          <draw:frame draw:id="id877" draw:style-name="a2590" draw:name="Slide Number Placeholder 3" svg:x="4.24826in" svg:y="9.49826in" svg:width="3.25in" svg:height="0.50174in">
            <draw:text-box>
              <text:p text:style-name="a2589" text:class-names="" text:cond-style-name=""><text:span text:style-name="a2587" text:class-names=""><text:page-number style:num-format="1" text:fixed="false"/></text:span><text:span text:style-name="a2588" text:class-names=""/></text:p>
            </draw:text-box>
            <svg:title/>
            <svg:desc/>
          </draw:frame>
        </presentation:notes>
      </draw:page>
      <draw:page draw:name="Slide6" draw:style-name="a2593" draw:master-page-name="Master1-Layout2-obj-Title-and-Content" presentation:presentation-page-layout-name="Master1-PPL2" draw:id="Slide-261">
        <draw:frame draw:id="id878" presentation:style-name="a2597" draw:name="Title 1" svg:x="1.24826in" svg:y="0.67642in" svg:width="10.83333in" svg:height="1.61698in" presentation:class="title" presentation:placeholder="false">
          <draw:text-box>
            <text:p text:style-name="a2596" text:class-names="" text:cond-style-name=""><text:span text:style-name="a2594" text:class-names="">Hvordan?</text:span><text:span text:style-name="a2595" text:class-names=""/></text:p>
          </draw:text-box>
          <svg:title/>
          <svg:desc/>
        </draw:frame>
        <draw:frame draw:id="id879" presentation:style-name="a2608" draw:name="Content Placeholder 2" svg:x="1.24826in" svg:y="2.46007in" svg:width="10.83333in" svg:height="3.87327in" presentation:class="outline" presentation:placeholder="false">
          <draw:text-box>
            <text:list text:style-name="a2600">
              <text:list-item>
                <text:p text:style-name="a2599" text:class-names="" text:cond-style-name=""><text:span text:style-name="a2598" text:class-names="">Statics instanciering</text:span></text:p>
              </text:list-item>
            </text:list>
            <text:list text:style-name="a2603">
              <text:list-item>
                <text:p text:style-name="a2602" text:class-names="" text:cond-style-name=""><text:span text:style-name="a2601" text:class-names="">”synchronized”</text:span></text:p>
              </text:list-item>
            </text:list>
            <text:list text:style-name="a2607">
              <text:list-item>
                <text:p text:style-name="a2606" text:class-names="" text:cond-style-name=""><text:span text:style-name="a2604" text:class-names="">Tester om instansen er ”null” før instanciering</text:span><text:span text:style-name="a2605" text:class-names=""/></text:p>
              </text:list-item>
            </text:list>
          </draw:text-box>
          <svg:title/>
          <svg:desc/>
        </draw:frame>
      </draw:page>
      <draw:page draw:name="Slide3" draw:style-name="a2610" draw:master-page-name="Master1-Layout2-obj-Title-and-Content" presentation:presentation-page-layout-name="Master1-PPL2" draw:id="Slide-258">
        <draw:frame draw:id="id880" presentation:style-name="a2614" draw:name="Title 1" svg:x="1.24826in" svg:y="0.67642in" svg:width="10.83333in" svg:height="1.61698in" presentation:class="title" presentation:placeholder="false">
          <draw:text-box>
            <text:p text:style-name="a2613" text:class-names="" text:cond-style-name=""><text:span text:style-name="a2611" text:class-names="">Structural - decorator</text:span><text:span text:style-name="a2612" text:class-names=""/></text:p>
          </draw:text-box>
          <svg:title/>
          <svg:desc/>
        </draw:frame>
        <draw:frame draw:id="id881" presentation:style-name="a2634" draw:name="Content Placeholder 2" svg:x="1.24826in" svg:y="2.46007in" svg:width="10.83333in" svg:height="3.87327in" presentation:class="outline" presentation:placeholder="false">
          <draw:text-box>
            <text:list text:style-name="a2617">
              <text:list-item>
                <text:p text:style-name="a2616" text:class-names="" text:cond-style-name=""><text:span text:style-name="a2615" text:class-names="">Bruges til at tilføje attributer til et objekt</text:span></text:p>
              </text:list-item>
            </text:list>
            <text:list text:style-name="a2633">
              <text:list-item>
                <text:p text:style-name="a2632" text:class-names="" text:cond-style-name=""><text:span text:style-name="a2618" text:class-names="">Uden</text:span><text:span text:style-name="a2619" text:class-names=""><text:s text:c="1"/></text:span><text:span text:style-name="a2620" text:class-names="">at</text:span><text:span text:style-name="a2621" text:class-names=""><text:s text:c="1"/></text:span><text:span text:style-name="a2622" text:class-names="">ændre</text:span><text:span text:style-name="a2623" text:class-names=""><text:s text:c="1"/></text:span><text:span text:style-name="a2624" text:class-names="">referancen</text:span><text:span text:style-name="a2625" text:class-names=""><text:s text:c="1"/></text:span><text:span text:style-name="a2626" text:class-names="">til</text:span><text:span text:style-name="a2627" text:class-names=""><text:s text:c="1"/></text:span><text:span text:style-name="a2628" text:class-names="">samme</text:span><text:span text:style-name="a2629" text:class-names=""><text:s text:c="1"/></text:span><text:span text:style-name="a2630" text:class-names="">objek</text:span><text:span text:style-name="a2631" text:class-names="">t</text:span></text:p>
              </text:list-item>
            </text:list>
          </draw:text-box>
          <svg:title/>
          <svg:desc/>
        </draw:frame>
      </draw:page>
      <draw:page draw:name="Slide7" draw:style-name="a2636" draw:master-page-name="Master1-Layout2-obj-Title-and-Content" presentation:presentation-page-layout-name="Master1-PPL2" draw:id="Slide-262">
        <draw:frame draw:id="id882" presentation:style-name="a2640" draw:name="Title 1" svg:x="1.24826in" svg:y="0.67642in" svg:width="10.83333in" svg:height="1.61698in" presentation:class="title" presentation:placeholder="false">
          <draw:text-box>
            <text:p text:style-name="a2639" text:class-names="" text:cond-style-name=""><text:span text:style-name="a2637" text:class-names="">Hvordan?</text:span><text:span text:style-name="a2638" text:class-names=""/></text:p>
          </draw:text-box>
          <svg:title/>
          <svg:desc/>
        </draw:frame>
        <draw:frame draw:id="id883" presentation:style-name="a2648" draw:name="Content Placeholder 2" svg:x="1.24826in" svg:y="2.46007in" svg:width="10.83333in" svg:height="3.87327in" presentation:class="outline" presentation:placeholder="false">
          <draw:text-box>
            <text:list text:style-name="a2643">
              <text:list-item>
                <text:p text:style-name="a2642" text:class-names="" text:cond-style-name=""><text:span text:style-name="a2641" text:class-names="">Hver ”ingrediens” er af samme interface</text:span></text:p>
              </text:list-item>
            </text:list>
            <text:list text:style-name="a2647">
              <text:list-item>
                <text:p text:style-name="a2646" text:class-names="" text:cond-style-name=""><text:span text:style-name="a2644" text:class-names="">Hver tilføjelse opretter et nyt objekt og tar det gamle med</text:span><text:span text:style-name="a2645" text:class-names=""/></text:p>
              </text:list-item>
            </text:list>
          </draw:text-box>
          <svg:title/>
          <svg:desc/>
        </draw:frame>
      </draw:page>
      <draw:page draw:name="Slide5" draw:style-name="a2650" draw:master-page-name="Master1-Layout2-obj-Title-and-Content" presentation:presentation-page-layout-name="Master1-PPL2" draw:id="Slide-260">
        <draw:frame draw:id="id884" presentation:style-name="a2654" draw:name="Title 1" svg:x="1.24826in" svg:y="0.67642in" svg:width="10.83333in" svg:height="1.61698in" presentation:class="title" presentation:placeholder="false">
          <draw:text-box>
            <text:p text:style-name="a2653" text:class-names="" text:cond-style-name=""><text:span text:style-name="a2651" text:class-names="">Behavioral - State</text:span><text:span text:style-name="a2652" text:class-names=""/></text:p>
          </draw:text-box>
          <svg:title/>
          <svg:desc/>
        </draw:frame>
        <draw:frame draw:id="id885" presentation:style-name="a2664" draw:name="Content Placeholder 2" svg:x="1.24826in" svg:y="2.46007in" svg:width="10.83333in" svg:height="3.87327in" presentation:class="outline" presentation:placeholder="false">
          <draw:text-box>
            <text:list text:style-name="a2657">
              <text:list-item>
                <text:p text:style-name="a2656" text:class-names="" text:cond-style-name=""><text:span text:style-name="a2655" text:class-names="">Bruges når et objekt skal opføre sig anderledes afhængigt af dens interne ”state”</text:span></text:p>
              </text:list-item>
            </text:list>
            <text:list text:style-name="a2660">
              <text:list-item>
                <text:p text:style-name="a2659" text:class-names="" text:cond-style-name=""><text:span text:style-name="a2658" text:class-names=""/></text:p>
              </text:list-item>
            </text:list>
            <text:list text:style-name="a2663">
              <text:list-item>
                <text:p text:style-name="a2662" text:class-names="" text:cond-style-name=""><text:span text:style-name="a2661" text:class-names=""/></text:p>
              </text:list-item>
            </text:list>
          </draw:text-box>
          <svg:title/>
          <svg:desc/>
        </draw:frame>
      </draw:page>
      <draw:page draw:name="Slide8" draw:style-name="a2666" draw:master-page-name="Master1-Layout2-obj-Title-and-Content" presentation:presentation-page-layout-name="Master1-PPL2" draw:id="Slide-263">
        <draw:frame draw:id="id886" presentation:style-name="a2670" draw:name="Title 1" svg:x="1.24826in" svg:y="0.67642in" svg:width="10.83333in" svg:height="1.61698in" presentation:class="title" presentation:placeholder="false">
          <draw:text-box>
            <text:p text:style-name="a2669" text:class-names="" text:cond-style-name=""><text:span text:style-name="a2667" text:class-names="">Hvordan?</text:span><text:span text:style-name="a2668" text:class-names=""/></text:p>
          </draw:text-box>
          <svg:title/>
          <svg:desc/>
        </draw:frame>
        <draw:frame draw:id="id887" presentation:style-name="a2685" draw:name="Content Placeholder 2" svg:x="1.24826in" svg:y="2.46007in" svg:width="10.83333in" svg:height="3.87327in" presentation:class="outline" presentation:placeholder="false">
          <draw:text-box>
            <text:list text:style-name="a2673">
              <text:list-item>
                <text:p text:style-name="a2672" text:class-names="" text:cond-style-name=""><text:span text:style-name="a2671" text:class-names="">Forskellige ”states” er baseret på et fælles interface</text:span></text:p>
              </text:list-item>
            </text:list>
            <text:list text:style-name="a2676">
              <text:list-item>
                <text:p text:style-name="a2675" text:class-names="" text:cond-style-name=""><text:span text:style-name="a2674" text:class-names="">Metoderne er specificeret til forksellige situationer</text:span></text:p>
              </text:list-item>
            </text:list>
            <text:list text:style-name="a2684">
              <text:list-item>
                <text:p text:style-name="a2683" text:class-names="" text:cond-style-name=""><text:span text:style-name="a2677" text:class-names="">State</text:span><text:span text:style-name="a2678" text:class-names=""><text:s text:c="1"/></text:span><text:span text:style-name="a2679" text:class-names="">skiftes</text:span><text:span text:style-name="a2680" text:class-names=""><text:s text:c="1"/></text:span><text:span text:style-name="a2681" text:class-names="">baseret på handling</text:span><text:span text:style-name="a26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9" draw:style="linear" draw:angle="0" draw:start-color="#7c96a3" draw:end-color="#3b4c54" draw:start-intensity="100%" draw:end-intensity="100%"/>
    <draw:gradient draw:name="a2453" draw:style="linear" draw:angle="0" draw:start-color="#7c96a3" draw:end-color="#3b4c54" draw:start-intensity="100%" draw:end-intensity="100%"/>
    <draw:gradient draw:name="a2455" draw:style="linear" draw:angle="0" draw:start-color="#7c96a3" draw:end-color="#3b4c54" draw:start-intensity="100%" draw:end-intensity="100%"/>
    <draw:gradient draw:name="a2457" draw:style="linear" draw:angle="0" draw:start-color="#7c96a3" draw:end-color="#3b4c54" draw:start-intensity="100%" draw:end-intensity="100%"/>
    <draw:gradient draw:name="a1751" draw:style="linear" draw:angle="0" draw:start-color="#7c96a3" draw:end-color="#3b4c54" draw:start-intensity="100%" draw:end-intensity="100%"/>
    <draw:gradient draw:name="a2459" draw:style="linear" draw:angle="0" draw:start-color="#7c96a3" draw:end-color="#3b4c54" draw:start-intensity="100%" draw:end-intensity="100%"/>
    <draw:gradient draw:name="a1211" draw:style="linear" draw:angle="0" draw:start-color="#7c96a3" draw:end-color="#3b4c54" draw:start-intensity="100%" draw:end-intensity="100%"/>
    <draw:gradient draw:name="a1753" draw:style="linear" draw:angle="0" draw:start-color="#7c96a3" draw:end-color="#3b4c54" draw:start-intensity="100%" draw:end-intensity="100%"/>
    <draw:gradient draw:name="a161" draw:style="linear" draw:angle="0" draw:start-color="#7c96a3" draw:end-color="#3b4c54" draw:start-intensity="100%" draw:end-intensity="100%"/>
    <draw:gradient draw:name="a1755" draw:style="linear" draw:angle="0" draw:start-color="#7c96a3" draw:end-color="#3b4c54" draw:start-intensity="100%" draw:end-intensity="100%"/>
    <draw:gradient draw:name="a1213" draw:style="linear" draw:angle="0" draw:start-color="#7c96a3" draw:end-color="#3b4c54" draw:start-intensity="100%" draw:end-intensity="100%"/>
    <draw:gradient draw:name="a163" draw:style="linear" draw:angle="0" draw:start-color="#7c96a3" draw:end-color="#3b4c54" draw:start-intensity="100%" draw:end-intensity="100%"/>
    <draw:gradient draw:name="a1757" draw:style="linear" draw:angle="0" draw:start-color="#7c96a3" draw:end-color="#3b4c54" draw:start-intensity="100%" draw:end-intensity="100%"/>
    <draw:gradient draw:name="a1215" draw:style="linear" draw:angle="0" draw:start-color="#7c96a3" draw:end-color="#3b4c54" draw:start-intensity="100%" draw:end-intensity="100%"/>
    <draw:gradient draw:name="a165" draw:style="linear" draw:angle="0" draw:start-color="#7c96a3" draw:end-color="#3b4c54" draw:start-intensity="100%" draw:end-intensity="100%"/>
    <draw:gradient draw:name="a1759" draw:style="linear" draw:angle="0" draw:start-color="#7c96a3" draw:end-color="#3b4c54" draw:start-intensity="100%" draw:end-intensity="100%"/>
    <draw:gradient draw:name="a1217" draw:style="linear" draw:angle="0" draw:start-color="#7c96a3" draw:end-color="#3b4c54" draw:start-intensity="100%" draw:end-intensity="100%"/>
    <draw:gradient draw:name="a167" draw:style="linear" draw:angle="0" draw:start-color="#7c96a3" draw:end-color="#3b4c54" draw:start-intensity="100%" draw:end-intensity="100%"/>
    <draw:gradient draw:name="a1219" draw:style="linear" draw:angle="0" draw:start-color="#7c96a3" draw:end-color="#3b4c54" draw:start-intensity="100%" draw:end-intensity="100%"/>
    <draw:gradient draw:name="a169" draw:style="linear" draw:angle="0" draw:start-color="#7c96a3" draw:end-color="#3b4c54" draw:start-intensity="100%" draw:end-intensity="100%"/>
    <draw:gradient draw:name="a2181" draw:style="linear" draw:angle="0" draw:start-color="#7c96a3" draw:end-color="#3b4c54" draw:start-intensity="100%" draw:end-intensity="100%"/>
    <draw:gradient draw:name="a980" draw:style="linear" draw:angle="0" draw:start-color="#7c96a3" draw:end-color="#3b4c54" draw:start-intensity="100%" draw:end-intensity="100%"/>
    <draw:gradient draw:name="a2183" draw:style="linear" draw:angle="0" draw:start-color="#7c96a3" draw:end-color="#3b4c54" draw:start-intensity="100%" draw:end-intensity="100%"/>
    <draw:gradient draw:name="a982" draw:style="linear" draw:angle="0" draw:start-color="#7c96a3" draw:end-color="#3b4c54" draw:start-intensity="100%" draw:end-intensity="100%"/>
    <draw:gradient draw:name="a2185" draw:style="linear" draw:angle="0" draw:start-color="#7c96a3" draw:end-color="#3b4c54" draw:start-intensity="100%" draw:end-intensity="100%"/>
    <draw:gradient draw:name="a984" draw:style="linear" draw:angle="0" draw:start-color="#7c96a3" draw:end-color="#3b4c54" draw:start-intensity="100%" draw:end-intensity="100%"/>
    <draw:gradient draw:name="a2187" draw:style="linear" draw:angle="0" draw:start-color="#7c96a3" draw:end-color="#3b4c54" draw:start-intensity="100%" draw:end-intensity="100%"/>
    <draw:gradient draw:name="a1481" draw:style="linear" draw:angle="0" draw:start-color="#7c96a3" draw:end-color="#3b4c54" draw:start-intensity="100%" draw:end-intensity="100%"/>
    <draw:gradient draw:name="a2189" draw:style="linear" draw:angle="0" draw:start-color="#7c96a3" draw:end-color="#3b4c54" draw:start-intensity="100%" draw:end-intensity="100%"/>
    <draw:gradient draw:name="a1483" draw:style="linear" draw:angle="0" draw:start-color="#7c96a3" draw:end-color="#3b4c54" draw:start-intensity="100%" draw:end-intensity="100%"/>
    <draw:gradient draw:name="a1485" draw:style="linear" draw:angle="0" draw:start-color="#7c96a3" draw:end-color="#3b4c54" draw:start-intensity="100%" draw:end-intensity="100%"/>
    <draw:gradient draw:name="a1487" draw:style="linear" draw:angle="0" draw:start-color="#7c96a3" draw:end-color="#3b4c54" draw:start-intensity="100%" draw:end-intensity="100%"/>
    <draw:gradient draw:name="a2461" draw:style="linear" draw:angle="0" draw:start-color="#7c96a3" draw:end-color="#3b4c54" draw:start-intensity="100%" draw:end-intensity="100%"/>
    <draw:gradient draw:name="a1489" draw:style="linear" draw:angle="0" draw:start-color="#7c96a3" draw:end-color="#3b4c54" draw:start-intensity="100%" draw:end-intensity="100%"/>
    <draw:gradient draw:name="a2463" draw:style="linear" draw:angle="0" draw:start-color="#7c96a3" draw:end-color="#3b4c54" draw:start-intensity="100%" draw:end-intensity="100%"/>
    <draw:gradient draw:name="a2465" draw:style="linear" draw:angle="0" draw:start-color="#7c96a3" draw:end-color="#3b4c54" draw:start-intensity="100%" draw:end-intensity="100%"/>
    <draw:gradient draw:name="a2467" draw:style="linear" draw:angle="0" draw:start-color="#7c96a3" draw:end-color="#3b4c54" draw:start-intensity="100%" draw:end-intensity="100%"/>
    <draw:gradient draw:name="a1761" draw:style="linear" draw:angle="0" draw:start-color="#7c96a3" draw:end-color="#3b4c54" draw:start-intensity="100%" draw:end-intensity="100%"/>
    <draw:gradient draw:name="a2469" draw:style="linear" draw:angle="0" draw:start-color="#7c96a3" draw:end-color="#3b4c54" draw:start-intensity="100%" draw:end-intensity="100%"/>
    <draw:gradient draw:name="a1221" draw:style="linear" draw:angle="0" draw:start-color="#7c96a3" draw:end-color="#3b4c54" draw:start-intensity="100%" draw:end-intensity="100%"/>
    <draw:gradient draw:name="a1763" draw:style="linear" draw:angle="0" draw:start-color="#7c96a3" draw:end-color="#3b4c54" draw:start-intensity="100%" draw:end-intensity="100%"/>
    <draw:gradient draw:name="a171" draw:style="linear" draw:angle="0" draw:start-color="#7c96a3" draw:end-color="#3b4c54" draw:start-intensity="100%" draw:end-intensity="100%"/>
    <draw:gradient draw:name="a1765" draw:style="linear" draw:angle="0" draw:start-color="#7c96a3" draw:end-color="#3b4c54" draw:start-intensity="100%" draw:end-intensity="100%"/>
    <draw:gradient draw:name="a1223" draw:style="linear" draw:angle="0" draw:start-color="#7c96a3" draw:end-color="#3b4c54" draw:start-intensity="100%" draw:end-intensity="100%"/>
    <draw:gradient draw:name="a173" draw:style="linear" draw:angle="0" draw:start-color="#7c96a3" draw:end-color="#3b4c54" draw:start-intensity="100%" draw:end-intensity="100%"/>
    <draw:gradient draw:name="a1767" draw:style="linear" draw:angle="0" draw:start-color="#7c96a3" draw:end-color="#3b4c54" draw:start-intensity="100%" draw:end-intensity="100%"/>
    <draw:gradient draw:name="a1225" draw:style="linear" draw:angle="0" draw:start-color="#7c96a3" draw:end-color="#3b4c54" draw:start-intensity="100%" draw:end-intensity="100%"/>
    <draw:gradient draw:name="a175" draw:style="linear" draw:angle="0" draw:start-color="#7c96a3" draw:end-color="#3b4c54" draw:start-intensity="100%" draw:end-intensity="100%"/>
    <draw:gradient draw:name="a2201" draw:style="linear" draw:angle="0" draw:start-color="#7c96a3" draw:end-color="#3b4c54" draw:start-intensity="100%" draw:end-intensity="100%"/>
    <draw:gradient draw:name="a1769" draw:style="linear" draw:angle="0" draw:start-color="#7c96a3" draw:end-color="#3b4c54" draw:start-intensity="100%" draw:end-intensity="100%"/>
    <draw:gradient draw:name="a1227" draw:style="linear" draw:angle="0" draw:start-color="#7c96a3" draw:end-color="#3b4c54" draw:start-intensity="100%" draw:end-intensity="100%"/>
    <draw:gradient draw:name="a177" draw:style="linear" draw:angle="0" draw:start-color="#7c96a3" draw:end-color="#3b4c54" draw:start-intensity="100%" draw:end-intensity="100%"/>
    <draw:gradient draw:name="a2203" draw:style="linear" draw:angle="0" draw:start-color="#7c96a3" draw:end-color="#3b4c54" draw:start-intensity="100%" draw:end-intensity="100%"/>
    <draw:gradient draw:name="a1229" draw:style="linear" draw:angle="0" draw:start-color="#7c96a3" draw:end-color="#3b4c54" draw:start-intensity="100%" draw:end-intensity="100%"/>
    <draw:gradient draw:name="a179" draw:style="linear" draw:angle="0" draw:start-color="#7c96a3" draw:end-color="#3b4c54" draw:start-intensity="100%" draw:end-intensity="100%"/>
    <draw:gradient draw:name="a2205" draw:style="linear" draw:angle="0" draw:start-color="#7c96a3" draw:end-color="#3b4c54" draw:start-intensity="100%" draw:end-intensity="100%"/>
    <draw:gradient draw:name="a2191" draw:style="linear" draw:angle="0" draw:start-color="#7c96a3" draw:end-color="#3b4c54" draw:start-intensity="100%" draw:end-intensity="100%"/>
    <draw:gradient draw:name="a2207" draw:style="linear" draw:angle="0" draw:start-color="#7c96a3" draw:end-color="#3b4c54" draw:start-intensity="100%" draw:end-intensity="100%"/>
    <draw:gradient draw:name="a2193" draw:style="linear" draw:angle="0" draw:start-color="#7c96a3" draw:end-color="#3b4c54" draw:start-intensity="100%" draw:end-intensity="100%"/>
    <draw:gradient draw:name="a1501" draw:style="linear" draw:angle="0" draw:start-color="#7c96a3" draw:end-color="#3b4c54" draw:start-intensity="100%" draw:end-intensity="100%"/>
    <draw:gradient draw:name="a2209" draw:style="linear" draw:angle="0" draw:start-color="#7c96a3" draw:end-color="#3b4c54" draw:start-intensity="100%" draw:end-intensity="100%"/>
    <draw:gradient draw:name="a1503" draw:style="linear" draw:angle="0" draw:start-color="#7c96a3" draw:end-color="#3b4c54" draw:start-intensity="100%" draw:end-intensity="100%"/>
    <draw:gradient draw:name="a2195" draw:style="linear" draw:angle="0" draw:start-color="#7c96a3" draw:end-color="#3b4c54" draw:start-intensity="100%" draw:end-intensity="100%"/>
    <draw:gradient draw:name="a1505" draw:style="linear" draw:angle="0" draw:start-color="#7c96a3" draw:end-color="#3b4c54" draw:start-intensity="100%" draw:end-intensity="100%"/>
    <draw:gradient draw:name="a2197" draw:style="linear" draw:angle="0" draw:start-color="#7c96a3" draw:end-color="#3b4c54" draw:start-intensity="100%" draw:end-intensity="100%"/>
    <draw:gradient draw:name="a1491" draw:style="linear" draw:angle="0" draw:start-color="#7c96a3" draw:end-color="#3b4c54" draw:start-intensity="100%" draw:end-intensity="100%"/>
    <draw:gradient draw:name="a1507" draw:style="linear" draw:angle="0" draw:start-color="#7c96a3" draw:end-color="#3b4c54" draw:start-intensity="100%" draw:end-intensity="100%"/>
    <draw:gradient draw:name="a2199" draw:style="linear" draw:angle="0" draw:start-color="#7c96a3" draw:end-color="#3b4c54" draw:start-intensity="100%" draw:end-intensity="100%"/>
    <draw:gradient draw:name="a1493" draw:style="linear" draw:angle="0" draw:start-color="#7c96a3" draw:end-color="#3b4c54" draw:start-intensity="100%" draw:end-intensity="100%"/>
    <draw:gradient draw:name="a1509" draw:style="linear" draw:angle="0" draw:start-color="#7c96a3" draw:end-color="#3b4c54" draw:start-intensity="100%" draw:end-intensity="100%"/>
    <draw:gradient draw:name="a1495" draw:style="linear" draw:angle="0" draw:start-color="#7c96a3" draw:end-color="#3b4c54" draw:start-intensity="100%" draw:end-intensity="100%"/>
    <draw:gradient draw:name="a1497" draw:style="linear" draw:angle="0" draw:start-color="#7c96a3" draw:end-color="#3b4c54" draw:start-intensity="100%" draw:end-intensity="100%"/>
    <draw:gradient draw:name="a2471" draw:style="linear" draw:angle="0" draw:start-color="#7c96a3" draw:end-color="#3b4c54" draw:start-intensity="100%" draw:end-intensity="100%"/>
    <draw:gradient draw:name="a1499" draw:style="linear" draw:angle="0" draw:start-color="#7c96a3" draw:end-color="#3b4c54" draw:start-intensity="100%" draw:end-intensity="100%"/>
    <draw:gradient draw:name="a2473" draw:style="linear" draw:angle="0" draw:start-color="#7c96a3" draw:end-color="#3b4c54" draw:start-intensity="100%" draw:end-intensity="100%"/>
    <draw:gradient draw:name="a2475" draw:style="linear" draw:angle="0" draw:start-color="#7c96a3" draw:end-color="#3b4c54" draw:start-intensity="100%" draw:end-intensity="100%"/>
    <draw:gradient draw:name="a2477" draw:style="linear" draw:angle="0" draw:start-color="#7c96a3" draw:end-color="#3b4c54" draw:start-intensity="100%" draw:end-intensity="100%"/>
    <draw:gradient draw:name="a1771" draw:style="linear" draw:angle="0" draw:start-color="#7c96a3" draw:end-color="#3b4c54" draw:start-intensity="100%" draw:end-intensity="100%"/>
    <draw:gradient draw:name="a2479" draw:style="linear" draw:angle="0" draw:start-color="#7c96a3" draw:end-color="#3b4c54" draw:start-intensity="100%" draw:end-intensity="100%"/>
    <draw:gradient draw:name="a1773" draw:style="linear" draw:angle="0" draw:start-color="#7c96a3" draw:end-color="#3b4c54" draw:start-intensity="100%" draw:end-intensity="100%"/>
    <draw:gradient draw:name="a1231" draw:style="linear" draw:angle="0" draw:start-color="#7c96a3" draw:end-color="#3b4c54" draw:start-intensity="100%" draw:end-intensity="100%"/>
    <draw:gradient draw:name="a1775" draw:style="linear" draw:angle="0" draw:start-color="#7c96a3" draw:end-color="#3b4c54" draw:start-intensity="100%" draw:end-intensity="100%"/>
    <draw:gradient draw:name="a1233" draw:style="linear" draw:angle="0" draw:start-color="#7c96a3" draw:end-color="#3b4c54" draw:start-intensity="100%" draw:end-intensity="100%"/>
    <draw:gradient draw:name="a181" draw:style="linear" draw:angle="0" draw:start-color="#7c96a3" draw:end-color="#3b4c54" draw:start-intensity="100%" draw:end-intensity="100%"/>
    <draw:gradient draw:name="a1777" draw:style="linear" draw:angle="0" draw:start-color="#7c96a3" draw:end-color="#3b4c54" draw:start-intensity="100%" draw:end-intensity="100%"/>
    <draw:gradient draw:name="a1235" draw:style="linear" draw:angle="0" draw:start-color="#7c96a3" draw:end-color="#3b4c54" draw:start-intensity="100%" draw:end-intensity="100%"/>
    <draw:gradient draw:name="a183" draw:style="linear" draw:angle="0" draw:start-color="#7c96a3" draw:end-color="#3b4c54" draw:start-intensity="100%" draw:end-intensity="100%"/>
    <draw:gradient draw:name="a1779" draw:style="linear" draw:angle="0" draw:start-color="#7c96a3" draw:end-color="#3b4c54" draw:start-intensity="100%" draw:end-intensity="100%"/>
    <draw:gradient draw:name="a2211" draw:style="linear" draw:angle="0" draw:start-color="#7c96a3" draw:end-color="#3b4c54" draw:start-intensity="100%" draw:end-intensity="100%"/>
    <draw:gradient draw:name="a1237" draw:style="linear" draw:angle="0" draw:start-color="#7c96a3" draw:end-color="#3b4c54" draw:start-intensity="100%" draw:end-intensity="100%"/>
    <draw:gradient draw:name="a185" draw:style="linear" draw:angle="0" draw:start-color="#7c96a3" draw:end-color="#3b4c54" draw:start-intensity="100%" draw:end-intensity="100%"/>
    <draw:gradient draw:name="a187" draw:style="linear" draw:angle="0" draw:start-color="#7c96a3" draw:end-color="#3b4c54" draw:start-intensity="100%" draw:end-intensity="100%"/>
    <draw:gradient draw:name="a2213" draw:style="linear" draw:angle="0" draw:start-color="#7c96a3" draw:end-color="#3b4c54" draw:start-intensity="100%" draw:end-intensity="100%"/>
    <draw:gradient draw:name="a1239" draw:style="linear" draw:angle="0" draw:start-color="#7c96a3" draw:end-color="#3b4c54" draw:start-intensity="100%" draw:end-intensity="100%"/>
    <draw:gradient draw:name="a189" draw:style="linear" draw:angle="0" draw:start-color="#7c96a3" draw:end-color="#3b4c54" draw:start-intensity="100%" draw:end-intensity="100%"/>
    <draw:gradient draw:name="a2215" draw:style="linear" draw:angle="0" draw:start-color="#7c96a3" draw:end-color="#3b4c54" draw:start-intensity="100%" draw:end-intensity="100%"/>
    <draw:gradient draw:name="a1511" draw:style="linear" draw:angle="0" draw:start-color="#7c96a3" draw:end-color="#3b4c54" draw:start-intensity="100%" draw:end-intensity="100%"/>
    <draw:gradient draw:name="a1513" draw:style="linear" draw:angle="0" draw:start-color="#7c96a3" draw:end-color="#3b4c54" draw:start-intensity="100%" draw:end-intensity="100%"/>
    <draw:gradient draw:name="a464" draw:style="linear" draw:angle="0" draw:start-color="#7c96a3" draw:end-color="#3b4c54" draw:start-intensity="100%" draw:end-intensity="100%"/>
    <draw:gradient draw:name="a466" draw:style="linear" draw:angle="0" draw:start-color="#7c96a3" draw:end-color="#3b4c54" draw:start-intensity="100%" draw:end-intensity="100%"/>
    <draw:gradient draw:name="a468" draw:style="linear" draw:angle="0" draw:start-color="#7c96a3" draw:end-color="#3b4c54" draw:start-intensity="100%" draw:end-intensity="100%"/>
    <draw:gradient draw:name="a2481" draw:style="linear" draw:angle="0" draw:start-color="#7c96a3" draw:end-color="#3b4c54" draw:start-intensity="100%" draw:end-intensity="100%"/>
    <draw:gradient draw:name="a2483" draw:style="linear" draw:angle="0" draw:start-color="#7c96a3" draw:end-color="#3b4c54" draw:start-intensity="100%" draw:end-intensity="100%"/>
    <draw:gradient draw:name="a2485" draw:style="linear" draw:angle="0" draw:start-color="#7c96a3" draw:end-color="#3b4c54" draw:start-intensity="100%" draw:end-intensity="100%"/>
    <draw:gradient draw:name="a201" draw:style="linear" draw:angle="0" draw:start-color="#7c96a3" draw:end-color="#3b4c54" draw:start-intensity="100%" draw:end-intensity="100%"/>
    <draw:gradient draw:name="a2487" draw:style="linear" draw:angle="0" draw:start-color="#7c96a3" draw:end-color="#3b4c54" draw:start-intensity="100%" draw:end-intensity="100%"/>
    <draw:gradient draw:name="a203" draw:style="linear" draw:angle="0" draw:start-color="#7c96a3" draw:end-color="#3b4c54" draw:start-intensity="100%" draw:end-intensity="100%"/>
    <draw:gradient draw:name="a2489" draw:style="linear" draw:angle="0" draw:start-color="#7c96a3" draw:end-color="#3b4c54" draw:start-intensity="100%" draw:end-intensity="100%"/>
    <draw:gradient draw:name="a1241" draw:style="linear" draw:angle="0" draw:start-color="#7c96a3" draw:end-color="#3b4c54" draw:start-intensity="100%" draw:end-intensity="100%"/>
    <draw:gradient draw:name="a205" draw:style="linear" draw:angle="0" draw:start-color="#7c96a3" draw:end-color="#3b4c54" draw:start-intensity="100%" draw:end-intensity="100%"/>
    <draw:gradient draw:name="a191" draw:style="linear" draw:angle="0" draw:start-color="#7c96a3" draw:end-color="#3b4c54" draw:start-intensity="100%" draw:end-intensity="100%"/>
    <draw:gradient draw:name="a1243" draw:style="linear" draw:angle="0" draw:start-color="#7c96a3" draw:end-color="#3b4c54" draw:start-intensity="100%" draw:end-intensity="100%"/>
    <draw:gradient draw:name="a207" draw:style="linear" draw:angle="0" draw:start-color="#7c96a3" draw:end-color="#3b4c54" draw:start-intensity="100%" draw:end-intensity="100%"/>
    <draw:gradient draw:name="a193" draw:style="linear" draw:angle="0" draw:start-color="#7c96a3" draw:end-color="#3b4c54" draw:start-intensity="100%" draw:end-intensity="100%"/>
    <draw:gradient draw:name="a1245" draw:style="linear" draw:angle="0" draw:start-color="#7c96a3" draw:end-color="#3b4c54" draw:start-intensity="100%" draw:end-intensity="100%"/>
    <draw:gradient draw:name="a209" draw:style="linear" draw:angle="0" draw:start-color="#7c96a3" draw:end-color="#3b4c54" draw:start-intensity="100%" draw:end-intensity="100%"/>
    <draw:gradient draw:name="a195" draw:style="linear" draw:angle="0" draw:start-color="#7c96a3" draw:end-color="#3b4c54" draw:start-intensity="100%" draw:end-intensity="100%"/>
    <draw:gradient draw:name="a1247" draw:style="linear" draw:angle="0" draw:start-color="#7c96a3" draw:end-color="#3b4c54" draw:start-intensity="100%" draw:end-intensity="100%"/>
    <draw:gradient draw:name="a197" draw:style="linear" draw:angle="0" draw:start-color="#7c96a3" draw:end-color="#3b4c54" draw:start-intensity="100%" draw:end-intensity="100%"/>
    <draw:gradient draw:name="a1249" draw:style="linear" draw:angle="0" draw:start-color="#7c96a3" draw:end-color="#3b4c54" draw:start-intensity="100%" draw:end-intensity="100%"/>
    <draw:gradient draw:name="a199" draw:style="linear" draw:angle="0" draw:start-color="#7c96a3" draw:end-color="#3b4c54" draw:start-intensity="100%" draw:end-intensity="100%"/>
    <draw:gradient draw:name="a470" draw:style="linear" draw:angle="0" draw:start-color="#7c96a3" draw:end-color="#3b4c54" draw:start-intensity="100%" draw:end-intensity="100%"/>
    <draw:gradient draw:name="a472" draw:style="linear" draw:angle="0" draw:start-color="#7c96a3" draw:end-color="#3b4c54" draw:start-intensity="100%" draw:end-intensity="100%"/>
    <draw:gradient draw:name="a474" draw:style="linear" draw:angle="0" draw:start-color="#7c96a3" draw:end-color="#3b4c54" draw:start-intensity="100%" draw:end-intensity="100%"/>
    <draw:gradient draw:name="a476" draw:style="linear" draw:angle="0" draw:start-color="#7c96a3" draw:end-color="#3b4c54" draw:start-intensity="100%" draw:end-intensity="100%"/>
    <draw:gradient draw:name="a478" draw:style="linear" draw:angle="0" draw:start-color="#7c96a3" draw:end-color="#3b4c54" draw:start-intensity="100%" draw:end-intensity="100%"/>
    <draw:gradient draw:name="a2491" draw:style="linear" draw:angle="0" draw:start-color="#7c96a3" draw:end-color="#3b4c54" draw:start-intensity="100%" draw:end-intensity="100%"/>
    <draw:gradient draw:name="a2493" draw:style="linear" draw:angle="0" draw:start-color="#7c96a3" draw:end-color="#3b4c54" draw:start-intensity="100%" draw:end-intensity="100%"/>
    <draw:gradient draw:name="a2495" draw:style="linear" draw:angle="0" draw:start-color="#7c96a3" draw:end-color="#3b4c54" draw:start-intensity="100%" draw:end-intensity="100%"/>
    <draw:gradient draw:name="a211" draw:style="linear" draw:angle="0" draw:start-color="#7c96a3" draw:end-color="#3b4c54" draw:start-intensity="100%" draw:end-intensity="100%"/>
    <draw:gradient draw:name="a2497" draw:style="linear" draw:angle="0" draw:start-color="#7c96a3" draw:end-color="#3b4c54" draw:start-intensity="100%" draw:end-intensity="100%"/>
    <draw:gradient draw:name="a213" draw:style="linear" draw:angle="0" draw:start-color="#7c96a3" draw:end-color="#3b4c54" draw:start-intensity="100%" draw:end-intensity="100%"/>
    <draw:gradient draw:name="a215" draw:style="linear" draw:angle="0" draw:start-color="#7c96a3" draw:end-color="#3b4c54" draw:start-intensity="100%" draw:end-intensity="100%"/>
    <draw:gradient draw:name="a217" draw:style="linear" draw:angle="0" draw:start-color="#7c96a3" draw:end-color="#3b4c54" draw:start-intensity="100%" draw:end-intensity="100%"/>
    <draw:gradient draw:name="a219" draw:style="linear" draw:angle="0" draw:start-color="#7c96a3" draw:end-color="#3b4c54" draw:start-intensity="100%" draw:end-intensity="100%"/>
    <draw:gradient draw:name="a480" draw:style="linear" draw:angle="0" draw:start-color="#7c96a3" draw:end-color="#3b4c54" draw:start-intensity="100%" draw:end-intensity="100%"/>
    <draw:gradient draw:name="a482" draw:style="linear" draw:angle="0" draw:start-color="#7c96a3" draw:end-color="#3b4c54" draw:start-intensity="100%" draw:end-intensity="100%"/>
    <draw:gradient draw:name="a484" draw:style="linear" draw:angle="0" draw:start-color="#7c96a3" draw:end-color="#3b4c54" draw:start-intensity="100%" draw:end-intensity="100%"/>
    <draw:gradient draw:name="a486" draw:style="linear" draw:angle="0" draw:start-color="#7c96a3" draw:end-color="#3b4c54" draw:start-intensity="100%" draw:end-intensity="100%"/>
    <draw:gradient draw:name="a488" draw:style="linear" draw:angle="0" draw:start-color="#7c96a3" draw:end-color="#3b4c54" draw:start-intensity="100%" draw:end-intensity="100%"/>
    <draw:gradient draw:name="a221" draw:style="linear" draw:angle="0" draw:start-color="#7c96a3" draw:end-color="#3b4c54" draw:start-intensity="100%" draw:end-intensity="100%"/>
    <draw:gradient draw:name="a223" draw:style="linear" draw:angle="0" draw:start-color="#7c96a3" draw:end-color="#3b4c54" draw:start-intensity="100%" draw:end-intensity="100%"/>
    <draw:gradient draw:name="a225" draw:style="linear" draw:angle="0" draw:start-color="#7c96a3" draw:end-color="#3b4c54" draw:start-intensity="100%" draw:end-intensity="100%"/>
    <draw:gradient draw:name="a227" draw:style="linear" draw:angle="0" draw:start-color="#7c96a3" draw:end-color="#3b4c54" draw:start-intensity="100%" draw:end-intensity="100%"/>
    <draw:gradient draw:name="a229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231" draw:style="linear" draw:angle="0" draw:start-color="#7c96a3" draw:end-color="#3b4c54" draw:start-intensity="100%" draw:end-intensity="100%"/>
    <draw:gradient draw:name="a233" draw:style="linear" draw:angle="0" draw:start-color="#7c96a3" draw:end-color="#3b4c54" draw:start-intensity="100%" draw:end-intensity="100%"/>
    <draw:gradient draw:name="a235" draw:style="linear" draw:angle="0" draw:start-color="#7c96a3" draw:end-color="#3b4c54" draw:start-intensity="100%" draw:end-intensity="100%"/>
    <draw:gradient draw:name="a237" draw:style="linear" draw:angle="0" draw:start-color="#7c96a3" draw:end-color="#3b4c54" draw:start-intensity="100%" draw:end-intensity="100%"/>
    <draw:gradient draw:name="a239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835" draw:style="linear" draw:angle="0" draw:start-color="#7c96a3" draw:end-color="#3b4c54" draw:start-intensity="100%" draw:end-intensity="100%"/>
    <draw:gradient draw:name="a241" draw:style="linear" draw:angle="0" draw:start-color="#7c96a3" draw:end-color="#3b4c54" draw:start-intensity="100%" draw:end-intensity="100%"/>
    <draw:gradient draw:name="a1837" draw:style="linear" draw:angle="0" draw:start-color="#7c96a3" draw:end-color="#3b4c54" draw:start-intensity="100%" draw:end-intensity="100%"/>
    <draw:gradient draw:name="a243" draw:style="linear" draw:angle="0" draw:start-color="#7c96a3" draw:end-color="#3b4c54" draw:start-intensity="100%" draw:end-intensity="100%"/>
    <draw:gradient draw:name="a1839" draw:style="linear" draw:angle="0" draw:start-color="#7c96a3" draw:end-color="#3b4c54" draw:start-intensity="100%" draw:end-intensity="100%"/>
    <draw:gradient draw:name="a245" draw:style="linear" draw:angle="0" draw:start-color="#7c96a3" draw:end-color="#3b4c54" draw:start-intensity="100%" draw:end-intensity="100%"/>
    <draw:gradient draw:name="a788" draw:style="linear" draw:angle="0" draw:start-color="#7c96a3" draw:end-color="#3b4c54" draw:start-intensity="100%" draw:end-intensity="100%"/>
    <draw:gradient draw:name="a247" draw:style="linear" draw:angle="0" draw:start-color="#7c96a3" draw:end-color="#3b4c54" draw:start-intensity="100%" draw:end-intensity="100%"/>
    <draw:gradient draw:name="a249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2001" draw:style="linear" draw:angle="0" draw:start-color="#7c96a3" draw:end-color="#3b4c54" draw:start-intensity="100%" draw:end-intensity="100%"/>
    <draw:gradient draw:name="a800" draw:style="linear" draw:angle="0" draw:start-color="#7c96a3" draw:end-color="#3b4c54" draw:start-intensity="100%" draw:end-intensity="100%"/>
    <draw:gradient draw:name="a2003" draw:style="linear" draw:angle="0" draw:start-color="#7c96a3" draw:end-color="#3b4c54" draw:start-intensity="100%" draw:end-intensity="100%"/>
    <draw:gradient draw:name="a802" draw:style="linear" draw:angle="0" draw:start-color="#7c96a3" draw:end-color="#3b4c54" draw:start-intensity="100%" draw:end-intensity="100%"/>
    <draw:gradient draw:name="a2005" draw:style="linear" draw:angle="0" draw:start-color="#7c96a3" draw:end-color="#3b4c54" draw:start-intensity="100%" draw:end-intensity="100%"/>
    <draw:gradient draw:name="a804" draw:style="linear" draw:angle="0" draw:start-color="#7c96a3" draw:end-color="#3b4c54" draw:start-intensity="100%" draw:end-intensity="100%"/>
    <draw:gradient draw:name="a1841" draw:style="linear" draw:angle="0" draw:start-color="#7c96a3" draw:end-color="#3b4c54" draw:start-intensity="100%" draw:end-intensity="100%"/>
    <draw:gradient draw:name="a790" draw:style="linear" draw:angle="0" draw:start-color="#7c96a3" draw:end-color="#3b4c54" draw:start-intensity="100%" draw:end-intensity="100%"/>
    <draw:gradient draw:name="a2007" draw:style="linear" draw:angle="0" draw:start-color="#7c96a3" draw:end-color="#3b4c54" draw:start-intensity="100%" draw:end-intensity="100%"/>
    <draw:gradient draw:name="a806" draw:style="linear" draw:angle="0" draw:start-color="#7c96a3" draw:end-color="#3b4c54" draw:start-intensity="100%" draw:end-intensity="100%"/>
    <draw:gradient draw:name="a1843" draw:style="linear" draw:angle="0" draw:start-color="#7c96a3" draw:end-color="#3b4c54" draw:start-intensity="100%" draw:end-intensity="100%"/>
    <draw:gradient draw:name="a792" draw:style="linear" draw:angle="0" draw:start-color="#7c96a3" draw:end-color="#3b4c54" draw:start-intensity="100%" draw:end-intensity="100%"/>
    <draw:gradient draw:name="a2009" draw:style="linear" draw:angle="0" draw:start-color="#7c96a3" draw:end-color="#3b4c54" draw:start-intensity="100%" draw:end-intensity="100%"/>
    <draw:gradient draw:name="a808" draw:style="linear" draw:angle="0" draw:start-color="#7c96a3" draw:end-color="#3b4c54" draw:start-intensity="100%" draw:end-intensity="100%"/>
    <draw:gradient draw:name="a251" draw:style="linear" draw:angle="0" draw:start-color="#7c96a3" draw:end-color="#3b4c54" draw:start-intensity="100%" draw:end-intensity="100%"/>
    <draw:gradient draw:name="a1845" draw:style="linear" draw:angle="0" draw:start-color="#7c96a3" draw:end-color="#3b4c54" draw:start-intensity="100%" draw:end-intensity="100%"/>
    <draw:gradient draw:name="a794" draw:style="linear" draw:angle="0" draw:start-color="#7c96a3" draw:end-color="#3b4c54" draw:start-intensity="100%" draw:end-intensity="100%"/>
    <draw:gradient draw:name="a1847" draw:style="linear" draw:angle="0" draw:start-color="#7c96a3" draw:end-color="#3b4c54" draw:start-intensity="100%" draw:end-intensity="100%"/>
    <draw:gradient draw:name="a253" draw:style="linear" draw:angle="0" draw:start-color="#7c96a3" draw:end-color="#3b4c54" draw:start-intensity="100%" draw:end-intensity="100%"/>
    <draw:gradient draw:name="a796" draw:style="linear" draw:angle="0" draw:start-color="#7c96a3" draw:end-color="#3b4c54" draw:start-intensity="100%" draw:end-intensity="100%"/>
    <draw:gradient draw:name="a1849" draw:style="linear" draw:angle="0" draw:start-color="#7c96a3" draw:end-color="#3b4c54" draw:start-intensity="100%" draw:end-intensity="100%"/>
    <draw:gradient draw:name="a255" draw:style="linear" draw:angle="0" draw:start-color="#7c96a3" draw:end-color="#3b4c54" draw:start-intensity="100%" draw:end-intensity="100%"/>
    <draw:gradient draw:name="a798" draw:style="linear" draw:angle="0" draw:start-color="#7c96a3" draw:end-color="#3b4c54" draw:start-intensity="100%" draw:end-intensity="100%"/>
    <draw:gradient draw:name="a1309" draw:style="linear" draw:angle="0" draw:start-color="#7c96a3" draw:end-color="#3b4c54" draw:start-intensity="100%" draw:end-intensity="100%"/>
    <draw:gradient draw:name="a257" draw:style="linear" draw:angle="0" draw:start-color="#7c96a3" draw:end-color="#3b4c54" draw:start-intensity="100%" draw:end-intensity="100%"/>
    <draw:gradient draw:name="a25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2011" draw:style="linear" draw:angle="0" draw:start-color="#7c96a3" draw:end-color="#3b4c54" draw:start-intensity="100%" draw:end-intensity="100%"/>
    <draw:gradient draw:name="a810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2013" draw:style="linear" draw:angle="0" draw:start-color="#7c96a3" draw:end-color="#3b4c54" draw:start-intensity="100%" draw:end-intensity="100%"/>
    <draw:gradient draw:name="a812" draw:style="linear" draw:angle="0" draw:start-color="#7c96a3" draw:end-color="#3b4c54" draw:start-intensity="100%" draw:end-intensity="100%"/>
    <draw:gradient draw:name="a2015" draw:style="linear" draw:angle="0" draw:start-color="#7c96a3" draw:end-color="#3b4c54" draw:start-intensity="100%" draw:end-intensity="100%"/>
    <draw:gradient draw:name="a814" draw:style="linear" draw:angle="0" draw:start-color="#7c96a3" draw:end-color="#3b4c54" draw:start-intensity="100%" draw:end-intensity="100%"/>
    <draw:gradient draw:name="a1851" draw:style="linear" draw:angle="0" draw:start-color="#7c96a3" draw:end-color="#3b4c54" draw:start-intensity="100%" draw:end-intensity="100%"/>
    <draw:gradient draw:name="a2017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1853" draw:style="linear" draw:angle="0" draw:start-color="#7c96a3" draw:end-color="#3b4c54" draw:start-intensity="100%" draw:end-intensity="100%"/>
    <draw:gradient draw:name="a816" draw:style="linear" draw:angle="0" draw:start-color="#7c96a3" draw:end-color="#3b4c54" draw:start-intensity="100%" draw:end-intensity="100%"/>
    <draw:gradient draw:name="a2019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261" draw:style="linear" draw:angle="0" draw:start-color="#7c96a3" draw:end-color="#3b4c54" draw:start-intensity="100%" draw:end-intensity="100%"/>
    <draw:gradient draw:name="a1855" draw:style="linear" draw:angle="0" draw:start-color="#7c96a3" draw:end-color="#3b4c54" draw:start-intensity="100%" draw:end-intensity="100%"/>
    <draw:gradient draw:name="a818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263" draw:style="linear" draw:angle="0" draw:start-color="#7c96a3" draw:end-color="#3b4c54" draw:start-intensity="100%" draw:end-intensity="100%"/>
    <draw:gradient draw:name="a1857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265" draw:style="linear" draw:angle="0" draw:start-color="#7c96a3" draw:end-color="#3b4c54" draw:start-intensity="100%" draw:end-intensity="100%"/>
    <draw:gradient draw:name="a1859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267" draw:style="linear" draw:angle="0" draw:start-color="#7c96a3" draw:end-color="#3b4c54" draw:start-intensity="100%" draw:end-intensity="100%"/>
    <draw:gradient draw:name="a2284" draw:style="linear" draw:angle="0" draw:start-color="#7c96a3" draw:end-color="#3b4c54" draw:start-intensity="100%" draw:end-intensity="100%"/>
    <draw:gradient draw:name="a2286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2288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2021" draw:style="linear" draw:angle="0" draw:start-color="#7c96a3" draw:end-color="#3b4c54" draw:start-intensity="100%" draw:end-intensity="100%"/>
    <draw:gradient draw:name="a820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2023" draw:style="linear" draw:angle="0" draw:start-color="#7c96a3" draw:end-color="#3b4c54" draw:start-intensity="100%" draw:end-intensity="100%"/>
    <draw:gradient draw:name="a822" draw:style="linear" draw:angle="0" draw:start-color="#7c96a3" draw:end-color="#3b4c54" draw:start-intensity="100%" draw:end-intensity="100%"/>
    <draw:gradient draw:name="a2025" draw:style="linear" draw:angle="0" draw:start-color="#7c96a3" draw:end-color="#3b4c54" draw:start-intensity="100%" draw:end-intensity="100%"/>
    <draw:gradient draw:name="a824" draw:style="linear" draw:angle="0" draw:start-color="#7c96a3" draw:end-color="#3b4c54" draw:start-intensity="100%" draw:end-intensity="100%"/>
    <draw:gradient draw:name="a1861" draw:style="linear" draw:angle="0" draw:start-color="#7c96a3" draw:end-color="#3b4c54" draw:start-intensity="100%" draw:end-intensity="100%"/>
    <draw:gradient draw:name="a2027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1863" draw:style="linear" draw:angle="0" draw:start-color="#7c96a3" draw:end-color="#3b4c54" draw:start-intensity="100%" draw:end-intensity="100%"/>
    <draw:gradient draw:name="a826" draw:style="linear" draw:angle="0" draw:start-color="#7c96a3" draw:end-color="#3b4c54" draw:start-intensity="100%" draw:end-intensity="100%"/>
    <draw:gradient draw:name="a2029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1865" draw:style="linear" draw:angle="0" draw:start-color="#7c96a3" draw:end-color="#3b4c54" draw:start-intensity="100%" draw:end-intensity="100%"/>
    <draw:gradient draw:name="a828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1867" draw:style="linear" draw:angle="0" draw:start-color="#7c96a3" draw:end-color="#3b4c54" draw:start-intensity="100%" draw:end-intensity="100%"/>
    <draw:gradient draw:name="a2300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1869" draw:style="linear" draw:angle="0" draw:start-color="#7c96a3" draw:end-color="#3b4c54" draw:start-intensity="100%" draw:end-intensity="100%"/>
    <draw:gradient draw:name="a2302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304" draw:style="linear" draw:angle="0" draw:start-color="#7c96a3" draw:end-color="#3b4c54" draw:start-intensity="100%" draw:end-intensity="100%"/>
    <draw:gradient draw:name="a2290" draw:style="linear" draw:angle="0" draw:start-color="#7c96a3" draw:end-color="#3b4c54" draw:start-intensity="100%" draw:end-intensity="100%"/>
    <draw:gradient draw:name="a2306" draw:style="linear" draw:angle="0" draw:start-color="#7c96a3" draw:end-color="#3b4c54" draw:start-intensity="100%" draw:end-intensity="100%"/>
    <draw:gradient draw:name="a2292" draw:style="linear" draw:angle="0" draw:start-color="#7c96a3" draw:end-color="#3b4c54" draw:start-intensity="100%" draw:end-intensity="100%"/>
    <draw:gradient draw:name="a1601" draw:style="linear" draw:angle="0" draw:start-color="#7c96a3" draw:end-color="#3b4c54" draw:start-intensity="100%" draw:end-intensity="100%"/>
    <draw:gradient draw:name="a2308" draw:style="linear" draw:angle="0" draw:start-color="#7c96a3" draw:end-color="#3b4c54" draw:start-intensity="100%" draw:end-intensity="100%"/>
    <draw:gradient draw:name="a2294" draw:style="linear" draw:angle="0" draw:start-color="#7c96a3" draw:end-color="#3b4c54" draw:start-intensity="100%" draw:end-intensity="100%"/>
    <draw:gradient draw:name="a1603" draw:style="linear" draw:angle="0" draw:start-color="#7c96a3" draw:end-color="#3b4c54" draw:start-intensity="100%" draw:end-intensity="100%"/>
    <draw:gradient draw:name="a2296" draw:style="linear" draw:angle="0" draw:start-color="#7c96a3" draw:end-color="#3b4c54" draw:start-intensity="100%" draw:end-intensity="100%"/>
    <draw:gradient draw:name="a1605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2298" draw:style="linear" draw:angle="0" draw:start-color="#7c96a3" draw:end-color="#3b4c54" draw:start-intensity="100%" draw:end-intensity="100%"/>
    <draw:gradient draw:name="a1607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609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1595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597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599" draw:style="linear" draw:angle="0" draw:start-color="#7c96a3" draw:end-color="#3b4c54" draw:start-intensity="100%" draw:end-intensity="100%"/>
    <draw:gradient draw:name="a2031" draw:style="linear" draw:angle="0" draw:start-color="#7c96a3" draw:end-color="#3b4c54" draw:start-intensity="100%" draw:end-intensity="100%"/>
    <draw:gradient draw:name="a830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2033" draw:style="linear" draw:angle="0" draw:start-color="#7c96a3" draw:end-color="#3b4c54" draw:start-intensity="100%" draw:end-intensity="100%"/>
    <draw:gradient draw:name="a832" draw:style="linear" draw:angle="0" draw:start-color="#7c96a3" draw:end-color="#3b4c54" draw:start-intensity="100%" draw:end-intensity="100%"/>
    <draw:gradient draw:name="a2035" draw:style="linear" draw:angle="0" draw:start-color="#7c96a3" draw:end-color="#3b4c54" draw:start-intensity="100%" draw:end-intensity="100%"/>
    <draw:gradient draw:name="a834" draw:style="linear" draw:angle="0" draw:start-color="#7c96a3" draw:end-color="#3b4c54" draw:start-intensity="100%" draw:end-intensity="100%"/>
    <draw:gradient draw:name="a1871" draw:style="linear" draw:angle="0" draw:start-color="#7c96a3" draw:end-color="#3b4c54" draw:start-intensity="100%" draw:end-intensity="100%"/>
    <draw:gradient draw:name="a2037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1873" draw:style="linear" draw:angle="0" draw:start-color="#7c96a3" draw:end-color="#3b4c54" draw:start-intensity="100%" draw:end-intensity="100%"/>
    <draw:gradient draw:name="a836" draw:style="linear" draw:angle="0" draw:start-color="#7c96a3" draw:end-color="#3b4c54" draw:start-intensity="100%" draw:end-intensity="100%"/>
    <draw:gradient draw:name="a2039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1875" draw:style="linear" draw:angle="0" draw:start-color="#7c96a3" draw:end-color="#3b4c54" draw:start-intensity="100%" draw:end-intensity="100%"/>
    <draw:gradient draw:name="a838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1877" draw:style="linear" draw:angle="0" draw:start-color="#7c96a3" draw:end-color="#3b4c54" draw:start-intensity="100%" draw:end-intensity="100%"/>
    <draw:gradient draw:name="a2310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1879" draw:style="linear" draw:angle="0" draw:start-color="#7c96a3" draw:end-color="#3b4c54" draw:start-intensity="100%" draw:end-intensity="100%"/>
    <draw:gradient draw:name="a2312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314" draw:style="linear" draw:angle="0" draw:start-color="#7c96a3" draw:end-color="#3b4c54" draw:start-intensity="100%" draw:end-intensity="100%"/>
    <draw:gradient draw:name="a2316" draw:style="linear" draw:angle="0" draw:start-color="#7c96a3" draw:end-color="#3b4c54" draw:start-intensity="100%" draw:end-intensity="100%"/>
    <draw:gradient draw:name="a1611" draw:style="linear" draw:angle="0" draw:start-color="#7c96a3" draw:end-color="#3b4c54" draw:start-intensity="100%" draw:end-intensity="100%"/>
    <draw:gradient draw:name="a2318" draw:style="linear" draw:angle="0" draw:start-color="#7c96a3" draw:end-color="#3b4c54" draw:start-intensity="100%" draw:end-intensity="100%"/>
    <draw:gradient draw:name="a1613" draw:style="linear" draw:angle="0" draw:start-color="#7c96a3" draw:end-color="#3b4c54" draw:start-intensity="100%" draw:end-intensity="100%"/>
    <draw:gradient draw:name="a1615" draw:style="linear" draw:angle="0" draw:start-color="#7c96a3" draw:end-color="#3b4c54" draw:start-intensity="100%" draw:end-intensity="100%"/>
    <draw:gradient draw:name="a1617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619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2041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0" draw:style="linear" draw:angle="0" draw:start-color="#7c96a3" draw:end-color="#3b4c54" draw:start-intensity="100%" draw:end-intensity="100%"/>
    <draw:gradient draw:name="a2043" draw:style="linear" draw:angle="0" draw:start-color="#7c96a3" draw:end-color="#3b4c54" draw:start-intensity="100%" draw:end-intensity="100%"/>
    <draw:gradient draw:name="a842" draw:style="linear" draw:angle="0" draw:start-color="#7c96a3" draw:end-color="#3b4c54" draw:start-intensity="100%" draw:end-intensity="100%"/>
    <draw:gradient draw:name="a2045" draw:style="linear" draw:angle="0" draw:start-color="#7c96a3" draw:end-color="#3b4c54" draw:start-intensity="100%" draw:end-intensity="100%"/>
    <draw:gradient draw:name="a844" draw:style="linear" draw:angle="0" draw:start-color="#7c96a3" draw:end-color="#3b4c54" draw:start-intensity="100%" draw:end-intensity="100%"/>
    <draw:gradient draw:name="a1881" draw:style="linear" draw:angle="0" draw:start-color="#7c96a3" draw:end-color="#3b4c54" draw:start-intensity="100%" draw:end-intensity="100%"/>
    <draw:gradient draw:name="a2047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1883" draw:style="linear" draw:angle="0" draw:start-color="#7c96a3" draw:end-color="#3b4c54" draw:start-intensity="100%" draw:end-intensity="100%"/>
    <draw:gradient draw:name="a846" draw:style="linear" draw:angle="0" draw:start-color="#7c96a3" draw:end-color="#3b4c54" draw:start-intensity="100%" draw:end-intensity="100%"/>
    <draw:gradient draw:name="a2049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1885" draw:style="linear" draw:angle="0" draw:start-color="#7c96a3" draw:end-color="#3b4c54" draw:start-intensity="100%" draw:end-intensity="100%"/>
    <draw:gradient draw:name="a84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1887" draw:style="linear" draw:angle="0" draw:start-color="#7c96a3" draw:end-color="#3b4c54" draw:start-intensity="100%" draw:end-intensity="100%"/>
    <draw:gradient draw:name="a2320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1889" draw:style="linear" draw:angle="0" draw:start-color="#7c96a3" draw:end-color="#3b4c54" draw:start-intensity="100%" draw:end-intensity="100%"/>
    <draw:gradient draw:name="a2322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324" draw:style="linear" draw:angle="0" draw:start-color="#7c96a3" draw:end-color="#3b4c54" draw:start-intensity="100%" draw:end-intensity="100%"/>
    <draw:gradient draw:name="a2326" draw:style="linear" draw:angle="0" draw:start-color="#7c96a3" draw:end-color="#3b4c54" draw:start-intensity="100%" draw:end-intensity="100%"/>
    <draw:gradient draw:name="a1621" draw:style="linear" draw:angle="0" draw:start-color="#7c96a3" draw:end-color="#3b4c54" draw:start-intensity="100%" draw:end-intensity="100%"/>
    <draw:gradient draw:name="a2328" draw:style="linear" draw:angle="0" draw:start-color="#7c96a3" draw:end-color="#3b4c54" draw:start-intensity="100%" draw:end-intensity="100%"/>
    <draw:gradient draw:name="a1623" draw:style="linear" draw:angle="0" draw:start-color="#7c96a3" draw:end-color="#3b4c54" draw:start-intensity="100%" draw:end-intensity="100%"/>
    <draw:gradient draw:name="a1625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627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629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1" draw:style="linear" draw:angle="0" draw:start-color="#7c96a3" draw:end-color="#3b4c54" draw:start-intensity="100%" draw:end-intensity="100%"/>
    <draw:gradient draw:name="a2051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850" draw:style="linear" draw:angle="0" draw:start-color="#7c96a3" draw:end-color="#3b4c54" draw:start-intensity="100%" draw:end-intensity="100%"/>
    <draw:gradient draw:name="a1903" draw:style="linear" draw:angle="0" draw:start-color="#7c96a3" draw:end-color="#3b4c54" draw:start-intensity="100%" draw:end-intensity="100%"/>
    <draw:gradient draw:name="a2053" draw:style="linear" draw:angle="0" draw:start-color="#7c96a3" draw:end-color="#3b4c54" draw:start-intensity="100%" draw:end-intensity="100%"/>
    <draw:gradient draw:name="a852" draw:style="linear" draw:angle="0" draw:start-color="#7c96a3" draw:end-color="#3b4c54" draw:start-intensity="100%" draw:end-intensity="100%"/>
    <draw:gradient draw:name="a1905" draw:style="linear" draw:angle="0" draw:start-color="#7c96a3" draw:end-color="#3b4c54" draw:start-intensity="100%" draw:end-intensity="100%"/>
    <draw:gradient draw:name="a2055" draw:style="linear" draw:angle="0" draw:start-color="#7c96a3" draw:end-color="#3b4c54" draw:start-intensity="100%" draw:end-intensity="100%"/>
    <draw:gradient draw:name="a854" draw:style="linear" draw:angle="0" draw:start-color="#7c96a3" draw:end-color="#3b4c54" draw:start-intensity="100%" draw:end-intensity="100%"/>
    <draw:gradient draw:name="a1891" draw:style="linear" draw:angle="0" draw:start-color="#7c96a3" draw:end-color="#3b4c54" draw:start-intensity="100%" draw:end-intensity="100%"/>
    <draw:gradient draw:name="a1907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1893" draw:style="linear" draw:angle="0" draw:start-color="#7c96a3" draw:end-color="#3b4c54" draw:start-intensity="100%" draw:end-intensity="100%"/>
    <draw:gradient draw:name="a85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1895" draw:style="linear" draw:angle="0" draw:start-color="#7c96a3" draw:end-color="#3b4c54" draw:start-intensity="100%" draw:end-intensity="100%"/>
    <draw:gradient draw:name="a85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7" draw:style="linear" draw:angle="0" draw:start-color="#7c96a3" draw:end-color="#3b4c54" draw:start-intensity="100%" draw:end-intensity="100%"/>
    <draw:gradient draw:name="a2330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899" draw:style="linear" draw:angle="0" draw:start-color="#7c96a3" draw:end-color="#3b4c54" draw:start-intensity="100%" draw:end-intensity="100%"/>
    <draw:gradient draw:name="a2332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2334" draw:style="linear" draw:angle="0" draw:start-color="#7c96a3" draw:end-color="#3b4c54" draw:start-intensity="100%" draw:end-intensity="100%"/>
    <draw:gradient draw:name="a2336" draw:style="linear" draw:angle="0" draw:start-color="#7c96a3" draw:end-color="#3b4c54" draw:start-intensity="100%" draw:end-intensity="100%"/>
    <draw:gradient draw:name="a1631" draw:style="linear" draw:angle="0" draw:start-color="#7c96a3" draw:end-color="#3b4c54" draw:start-intensity="100%" draw:end-intensity="100%"/>
    <draw:gradient draw:name="a2338" draw:style="linear" draw:angle="0" draw:start-color="#7c96a3" draw:end-color="#3b4c54" draw:start-intensity="100%" draw:end-intensity="100%"/>
    <draw:gradient draw:name="a1633" draw:style="linear" draw:angle="0" draw:start-color="#7c96a3" draw:end-color="#3b4c54" draw:start-intensity="100%" draw:end-intensity="100%"/>
    <draw:gradient draw:name="a1635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637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639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086" draw:style="linear" draw:angle="0" draw:start-color="#7c96a3" draw:end-color="#3b4c54" draw:start-intensity="100%" draw:end-intensity="100%"/>
    <draw:gradient draw:name="a1088" draw:style="linear" draw:angle="0" draw:start-color="#7c96a3" draw:end-color="#3b4c54" draw:start-intensity="100%" draw:end-intensity="100%"/>
    <draw:gradient draw:name="a860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2340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2342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2344" draw:style="linear" draw:angle="0" draw:start-color="#7c96a3" draw:end-color="#3b4c54" draw:start-intensity="100%" draw:end-intensity="100%"/>
    <draw:gradient draw:name="a2346" draw:style="linear" draw:angle="0" draw:start-color="#7c96a3" draw:end-color="#3b4c54" draw:start-intensity="100%" draw:end-intensity="100%"/>
    <draw:gradient draw:name="a1641" draw:style="linear" draw:angle="0" draw:start-color="#7c96a3" draw:end-color="#3b4c54" draw:start-intensity="100%" draw:end-intensity="100%"/>
    <draw:gradient draw:name="a2348" draw:style="linear" draw:angle="0" draw:start-color="#7c96a3" draw:end-color="#3b4c54" draw:start-intensity="100%" draw:end-intensity="100%"/>
    <draw:gradient draw:name="a1100" draw:style="linear" draw:angle="0" draw:start-color="#7c96a3" draw:end-color="#3b4c54" draw:start-intensity="100%" draw:end-intensity="100%"/>
    <draw:gradient draw:name="a1102" draw:style="linear" draw:angle="0" draw:start-color="#7c96a3" draw:end-color="#3b4c54" draw:start-intensity="100%" draw:end-intensity="100%"/>
    <draw:gradient draw:name="a1104" draw:style="linear" draw:angle="0" draw:start-color="#7c96a3" draw:end-color="#3b4c54" draw:start-intensity="100%" draw:end-intensity="100%"/>
    <draw:gradient draw:name="a1090" draw:style="linear" draw:angle="0" draw:start-color="#7c96a3" draw:end-color="#3b4c54" draw:start-intensity="100%" draw:end-intensity="100%"/>
    <draw:gradient draw:name="a1092" draw:style="linear" draw:angle="0" draw:start-color="#7c96a3" draw:end-color="#3b4c54" draw:start-intensity="100%" draw:end-intensity="100%"/>
    <draw:gradient draw:name="a1094" draw:style="linear" draw:angle="0" draw:start-color="#7c96a3" draw:end-color="#3b4c54" draw:start-intensity="100%" draw:end-intensity="100%"/>
    <draw:gradient draw:name="a1096" draw:style="linear" draw:angle="0" draw:start-color="#7c96a3" draw:end-color="#3b4c54" draw:start-intensity="100%" draw:end-intensity="100%"/>
    <draw:gradient draw:name="a109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2350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2352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2354" draw:style="linear" draw:angle="0" draw:start-color="#7c96a3" draw:end-color="#3b4c54" draw:start-intensity="100%" draw:end-intensity="100%"/>
    <draw:gradient draw:name="a2356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344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346" draw:style="linear" draw:angle="0" draw:start-color="#7c96a3" draw:end-color="#3b4c54" draw:start-intensity="100%" draw:end-intensity="100%"/>
    <draw:gradient draw:name="a348" draw:style="linear" draw:angle="0" draw:start-color="#7c96a3" draw:end-color="#3b4c54" draw:start-intensity="100%" draw:end-intensity="100%"/>
    <draw:gradient draw:name="a622" draw:style="linear" draw:angle="0" draw:start-color="#7c96a3" draw:end-color="#3b4c54" draw:start-intensity="100%" draw:end-intensity="100%"/>
    <draw:gradient draw:name="a624" draw:style="linear" draw:angle="0" draw:start-color="#7c96a3" draw:end-color="#3b4c54" draw:start-intensity="100%" draw:end-intensity="100%"/>
    <draw:gradient draw:name="a626" draw:style="linear" draw:angle="0" draw:start-color="#7c96a3" draw:end-color="#3b4c54" draw:start-intensity="100%" draw:end-intensity="100%"/>
    <draw:gradient draw:name="a628" draw:style="linear" draw:angle="0" draw:start-color="#7c96a3" draw:end-color="#3b4c54" draw:start-intensity="100%" draw:end-intensity="100%"/>
    <draw:gradient draw:name="a350" draw:style="linear" draw:angle="0" draw:start-color="#7c96a3" draw:end-color="#3b4c54" draw:start-intensity="100%" draw:end-intensity="100%"/>
    <draw:gradient draw:name="a352" draw:style="linear" draw:angle="0" draw:start-color="#7c96a3" draw:end-color="#3b4c54" draw:start-intensity="100%" draw:end-intensity="100%"/>
    <draw:gradient draw:name="a354" draw:style="linear" draw:angle="0" draw:start-color="#7c96a3" draw:end-color="#3b4c54" draw:start-intensity="100%" draw:end-intensity="100%"/>
    <draw:gradient draw:name="a356" draw:style="linear" draw:angle="0" draw:start-color="#7c96a3" draw:end-color="#3b4c54" draw:start-intensity="100%" draw:end-intensity="100%"/>
    <draw:gradient draw:name="a35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630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2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4" draw:style="linear" draw:angle="0" draw:start-color="#7c96a3" draw:end-color="#3b4c54" draw:start-intensity="100%" draw:end-intensity="100%"/>
    <draw:gradient draw:name="a636" draw:style="linear" draw:angle="0" draw:start-color="#7c96a3" draw:end-color="#3b4c54" draw:start-intensity="100%" draw:end-intensity="100%"/>
    <draw:gradient draw:name="a638" draw:style="linear" draw:angle="0" draw:start-color="#7c96a3" draw:end-color="#3b4c54" draw:start-intensity="100%" draw:end-intensity="100%"/>
    <draw:gradient draw:name="a912" draw:style="linear" draw:angle="0" draw:start-color="#7c96a3" draw:end-color="#3b4c54" draw:start-intensity="100%" draw:end-intensity="100%"/>
    <draw:gradient draw:name="a914" draw:style="linear" draw:angle="0" draw:start-color="#7c96a3" draw:end-color="#3b4c54" draw:start-intensity="100%" draw:end-intensity="100%"/>
    <draw:gradient draw:name="a916" draw:style="linear" draw:angle="0" draw:start-color="#7c96a3" draw:end-color="#3b4c54" draw:start-intensity="100%" draw:end-intensity="100%"/>
    <draw:gradient draw:name="a360" draw:style="linear" draw:angle="0" draw:start-color="#7c96a3" draw:end-color="#3b4c54" draw:start-intensity="100%" draw:end-intensity="100%"/>
    <draw:gradient draw:name="a918" draw:style="linear" draw:angle="0" draw:start-color="#7c96a3" draw:end-color="#3b4c54" draw:start-intensity="100%" draw:end-intensity="100%"/>
    <draw:gradient draw:name="a362" draw:style="linear" draw:angle="0" draw:start-color="#7c96a3" draw:end-color="#3b4c54" draw:start-intensity="100%" draw:end-intensity="100%"/>
    <draw:gradient draw:name="a364" draw:style="linear" draw:angle="0" draw:start-color="#7c96a3" draw:end-color="#3b4c54" draw:start-intensity="100%" draw:end-intensity="100%"/>
    <draw:gradient draw:name="a366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8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640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2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644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646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648" draw:style="linear" draw:angle="0" draw:start-color="#7c96a3" draw:end-color="#3b4c54" draw:start-intensity="100%" draw:end-intensity="100%"/>
    <draw:gradient draw:name="a920" draw:style="linear" draw:angle="0" draw:start-color="#7c96a3" draw:end-color="#3b4c54" draw:start-intensity="100%" draw:end-intensity="100%"/>
    <draw:gradient draw:name="a922" draw:style="linear" draw:angle="0" draw:start-color="#7c96a3" draw:end-color="#3b4c54" draw:start-intensity="100%" draw:end-intensity="100%"/>
    <draw:gradient draw:name="a924" draw:style="linear" draw:angle="0" draw:start-color="#7c96a3" draw:end-color="#3b4c54" draw:start-intensity="100%" draw:end-intensity="100%"/>
    <draw:gradient draw:name="a926" draw:style="linear" draw:angle="0" draw:start-color="#7c96a3" draw:end-color="#3b4c54" draw:start-intensity="100%" draw:end-intensity="100%"/>
    <draw:gradient draw:name="a370" draw:style="linear" draw:angle="0" draw:start-color="#7c96a3" draw:end-color="#3b4c54" draw:start-intensity="100%" draw:end-intensity="100%"/>
    <draw:gradient draw:name="a928" draw:style="linear" draw:angle="0" draw:start-color="#7c96a3" draw:end-color="#3b4c54" draw:start-intensity="100%" draw:end-intensity="100%"/>
    <draw:gradient draw:name="a372" draw:style="linear" draw:angle="0" draw:start-color="#7c96a3" draw:end-color="#3b4c54" draw:start-intensity="100%" draw:end-intensity="100%"/>
    <draw:gradient draw:name="a374" draw:style="linear" draw:angle="0" draw:start-color="#7c96a3" draw:end-color="#3b4c54" draw:start-intensity="100%" draw:end-intensity="100%"/>
    <draw:gradient draw:name="a376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8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65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652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654" draw:style="linear" draw:angle="0" draw:start-color="#7c96a3" draw:end-color="#3b4c54" draw:start-intensity="100%" draw:end-intensity="100%"/>
    <draw:gradient draw:name="a1707" draw:style="linear" draw:angle="0" draw:start-color="#7c96a3" draw:end-color="#3b4c54" draw:start-intensity="100%" draw:end-intensity="100%"/>
    <draw:gradient draw:name="a656" draw:style="linear" draw:angle="0" draw:start-color="#7c96a3" draw:end-color="#3b4c54" draw:start-intensity="100%" draw:end-intensity="100%"/>
    <draw:gradient draw:name="a1709" draw:style="linear" draw:angle="0" draw:start-color="#7c96a3" draw:end-color="#3b4c54" draw:start-intensity="100%" draw:end-intensity="100%"/>
    <draw:gradient draw:name="a658" draw:style="linear" draw:angle="0" draw:start-color="#7c96a3" draw:end-color="#3b4c54" draw:start-intensity="100%" draw:end-intensity="100%"/>
    <draw:gradient draw:name="a930" draw:style="linear" draw:angle="0" draw:start-color="#7c96a3" draw:end-color="#3b4c54" draw:start-intensity="100%" draw:end-intensity="100%"/>
    <draw:gradient draw:name="a932" draw:style="linear" draw:angle="0" draw:start-color="#7c96a3" draw:end-color="#3b4c54" draw:start-intensity="100%" draw:end-intensity="100%"/>
    <draw:gradient draw:name="a934" draw:style="linear" draw:angle="0" draw:start-color="#7c96a3" draw:end-color="#3b4c54" draw:start-intensity="100%" draw:end-intensity="100%"/>
    <draw:gradient draw:name="a936" draw:style="linear" draw:angle="0" draw:start-color="#7c96a3" draw:end-color="#3b4c54" draw:start-intensity="100%" draw:end-intensity="100%"/>
    <draw:gradient draw:name="a380" draw:style="linear" draw:angle="0" draw:start-color="#7c96a3" draw:end-color="#3b4c54" draw:start-intensity="100%" draw:end-intensity="100%"/>
    <draw:gradient draw:name="a938" draw:style="linear" draw:angle="0" draw:start-color="#7c96a3" draw:end-color="#3b4c54" draw:start-intensity="100%" draw:end-intensity="100%"/>
    <draw:gradient draw:name="a382" draw:style="linear" draw:angle="0" draw:start-color="#7c96a3" draw:end-color="#3b4c54" draw:start-intensity="100%" draw:end-intensity="100%"/>
    <draw:gradient draw:name="a384" draw:style="linear" draw:angle="0" draw:start-color="#7c96a3" draw:end-color="#3b4c54" draw:start-intensity="100%" draw:end-intensity="100%"/>
    <draw:gradient draw:name="a386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8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1" draw:style="linear" draw:angle="0" draw:start-color="#7c96a3" draw:end-color="#3b4c54" draw:start-intensity="100%" draw:end-intensity="100%"/>
    <draw:gradient draw:name="a66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3" draw:style="linear" draw:angle="0" draw:start-color="#7c96a3" draw:end-color="#3b4c54" draw:start-intensity="100%" draw:end-intensity="100%"/>
    <draw:gradient draw:name="a662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5" draw:style="linear" draw:angle="0" draw:start-color="#7c96a3" draw:end-color="#3b4c54" draw:start-intensity="100%" draw:end-intensity="100%"/>
    <draw:gradient draw:name="a664" draw:style="linear" draw:angle="0" draw:start-color="#7c96a3" draw:end-color="#3b4c54" draw:start-intensity="100%" draw:end-intensity="100%"/>
    <draw:gradient draw:name="a1717" draw:style="linear" draw:angle="0" draw:start-color="#7c96a3" draw:end-color="#3b4c54" draw:start-intensity="100%" draw:end-intensity="100%"/>
    <draw:gradient draw:name="a666" draw:style="linear" draw:angle="0" draw:start-color="#7c96a3" draw:end-color="#3b4c54" draw:start-intensity="100%" draw:end-intensity="100%"/>
    <draw:gradient draw:name="a1719" draw:style="linear" draw:angle="0" draw:start-color="#7c96a3" draw:end-color="#3b4c54" draw:start-intensity="100%" draw:end-intensity="100%"/>
    <draw:gradient draw:name="a668" draw:style="linear" draw:angle="0" draw:start-color="#7c96a3" draw:end-color="#3b4c54" draw:start-intensity="100%" draw:end-intensity="100%"/>
    <draw:gradient draw:name="a940" draw:style="linear" draw:angle="0" draw:start-color="#7c96a3" draw:end-color="#3b4c54" draw:start-intensity="100%" draw:end-intensity="100%"/>
    <draw:gradient draw:name="a2143" draw:style="linear" draw:angle="0" draw:start-color="#7c96a3" draw:end-color="#3b4c54" draw:start-intensity="100%" draw:end-intensity="100%"/>
    <draw:gradient draw:name="a400" draw:style="linear" draw:angle="0" draw:start-color="#7c96a3" draw:end-color="#3b4c54" draw:start-intensity="100%" draw:end-intensity="100%"/>
    <draw:gradient draw:name="a942" draw:style="linear" draw:angle="0" draw:start-color="#7c96a3" draw:end-color="#3b4c54" draw:start-intensity="100%" draw:end-intensity="100%"/>
    <draw:gradient draw:name="a2145" draw:style="linear" draw:angle="0" draw:start-color="#7c96a3" draw:end-color="#3b4c54" draw:start-intensity="100%" draw:end-intensity="100%"/>
    <draw:gradient draw:name="a402" draw:style="linear" draw:angle="0" draw:start-color="#7c96a3" draw:end-color="#3b4c54" draw:start-intensity="100%" draw:end-intensity="100%"/>
    <draw:gradient draw:name="a944" draw:style="linear" draw:angle="0" draw:start-color="#7c96a3" draw:end-color="#3b4c54" draw:start-intensity="100%" draw:end-intensity="100%"/>
    <draw:gradient draw:name="a2147" draw:style="linear" draw:angle="0" draw:start-color="#7c96a3" draw:end-color="#3b4c54" draw:start-intensity="100%" draw:end-intensity="100%"/>
    <draw:gradient draw:name="a404" draw:style="linear" draw:angle="0" draw:start-color="#7c96a3" draw:end-color="#3b4c54" draw:start-intensity="100%" draw:end-intensity="100%"/>
    <draw:gradient draw:name="a1983" draw:style="linear" draw:angle="0" draw:start-color="#7c96a3" draw:end-color="#3b4c54" draw:start-intensity="100%" draw:end-intensity="100%"/>
    <draw:gradient draw:name="a946" draw:style="linear" draw:angle="0" draw:start-color="#7c96a3" draw:end-color="#3b4c54" draw:start-intensity="100%" draw:end-intensity="100%"/>
    <draw:gradient draw:name="a1441" draw:style="linear" draw:angle="0" draw:start-color="#7c96a3" draw:end-color="#3b4c54" draw:start-intensity="100%" draw:end-intensity="100%"/>
    <draw:gradient draw:name="a2149" draw:style="linear" draw:angle="0" draw:start-color="#7c96a3" draw:end-color="#3b4c54" draw:start-intensity="100%" draw:end-intensity="100%"/>
    <draw:gradient draw:name="a390" draw:style="linear" draw:angle="0" draw:start-color="#7c96a3" draw:end-color="#3b4c54" draw:start-intensity="100%" draw:end-intensity="100%"/>
    <draw:gradient draw:name="a406" draw:style="linear" draw:angle="0" draw:start-color="#7c96a3" draw:end-color="#3b4c54" draw:start-intensity="100%" draw:end-intensity="100%"/>
    <draw:gradient draw:name="a1985" draw:style="linear" draw:angle="0" draw:start-color="#7c96a3" draw:end-color="#3b4c54" draw:start-intensity="100%" draw:end-intensity="100%"/>
    <draw:gradient draw:name="a948" draw:style="linear" draw:angle="0" draw:start-color="#7c96a3" draw:end-color="#3b4c54" draw:start-intensity="100%" draw:end-intensity="100%"/>
    <draw:gradient draw:name="a1443" draw:style="linear" draw:angle="0" draw:start-color="#7c96a3" draw:end-color="#3b4c54" draw:start-intensity="100%" draw:end-intensity="100%"/>
    <draw:gradient draw:name="a392" draw:style="linear" draw:angle="0" draw:start-color="#7c96a3" draw:end-color="#3b4c54" draw:start-intensity="100%" draw:end-intensity="100%"/>
    <draw:gradient draw:name="a408" draw:style="linear" draw:angle="0" draw:start-color="#7c96a3" draw:end-color="#3b4c54" draw:start-intensity="100%" draw:end-intensity="100%"/>
    <draw:gradient draw:name="a1987" draw:style="linear" draw:angle="0" draw:start-color="#7c96a3" draw:end-color="#3b4c54" draw:start-intensity="100%" draw:end-intensity="100%"/>
    <draw:gradient draw:name="a1445" draw:style="linear" draw:angle="0" draw:start-color="#7c96a3" draw:end-color="#3b4c54" draw:start-intensity="100%" draw:end-intensity="100%"/>
    <draw:gradient draw:name="a394" draw:style="linear" draw:angle="0" draw:start-color="#7c96a3" draw:end-color="#3b4c54" draw:start-intensity="100%" draw:end-intensity="100%"/>
    <draw:gradient draw:name="a1447" draw:style="linear" draw:angle="0" draw:start-color="#7c96a3" draw:end-color="#3b4c54" draw:start-intensity="100%" draw:end-intensity="100%"/>
    <draw:gradient draw:name="a1989" draw:style="linear" draw:angle="0" draw:start-color="#7c96a3" draw:end-color="#3b4c54" draw:start-intensity="100%" draw:end-intensity="100%"/>
    <draw:gradient draw:name="a396" draw:style="linear" draw:angle="0" draw:start-color="#7c96a3" draw:end-color="#3b4c54" draw:start-intensity="100%" draw:end-intensity="100%"/>
    <draw:gradient draw:name="a1449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8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2425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2427" draw:style="linear" draw:angle="0" draw:start-color="#7c96a3" draw:end-color="#3b4c54" draw:start-intensity="100%" draw:end-intensity="100%"/>
    <draw:gradient draw:name="a1721" draw:style="linear" draw:angle="0" draw:start-color="#7c96a3" draw:end-color="#3b4c54" draw:start-intensity="100%" draw:end-intensity="100%"/>
    <draw:gradient draw:name="a670" draw:style="linear" draw:angle="0" draw:start-color="#7c96a3" draw:end-color="#3b4c54" draw:start-intensity="100%" draw:end-intensity="100%"/>
    <draw:gradient draw:name="a2429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1723" draw:style="linear" draw:angle="0" draw:start-color="#7c96a3" draw:end-color="#3b4c54" draw:start-intensity="100%" draw:end-intensity="100%"/>
    <draw:gradient draw:name="a672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725" draw:style="linear" draw:angle="0" draw:start-color="#7c96a3" draw:end-color="#3b4c54" draw:start-intensity="100%" draw:end-intensity="100%"/>
    <draw:gradient draw:name="a674" draw:style="linear" draw:angle="0" draw:start-color="#7c96a3" draw:end-color="#3b4c54" draw:start-intensity="100%" draw:end-intensity="100%"/>
    <draw:gradient draw:name="a1727" draw:style="linear" draw:angle="0" draw:start-color="#7c96a3" draw:end-color="#3b4c54" draw:start-intensity="100%" draw:end-intensity="100%"/>
    <draw:gradient draw:name="a676" draw:style="linear" draw:angle="0" draw:start-color="#7c96a3" draw:end-color="#3b4c54" draw:start-intensity="100%" draw:end-intensity="100%"/>
    <draw:gradient draw:name="a1729" draw:style="linear" draw:angle="0" draw:start-color="#7c96a3" draw:end-color="#3b4c54" draw:start-intensity="100%" draw:end-intensity="100%"/>
    <draw:gradient draw:name="a678" draw:style="linear" draw:angle="0" draw:start-color="#7c96a3" draw:end-color="#3b4c54" draw:start-intensity="100%" draw:end-intensity="100%"/>
    <draw:gradient draw:name="a2151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0" draw:style="linear" draw:angle="0" draw:start-color="#7c96a3" draw:end-color="#3b4c54" draw:start-intensity="100%" draw:end-intensity="100%"/>
    <draw:gradient draw:name="a2153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952" draw:style="linear" draw:angle="0" draw:start-color="#7c96a3" draw:end-color="#3b4c54" draw:start-intensity="100%" draw:end-intensity="100%"/>
    <draw:gradient draw:name="a2155" draw:style="linear" draw:angle="0" draw:start-color="#7c96a3" draw:end-color="#3b4c54" draw:start-intensity="100%" draw:end-intensity="100%"/>
    <draw:gradient draw:name="a954" draw:style="linear" draw:angle="0" draw:start-color="#7c96a3" draw:end-color="#3b4c54" draw:start-intensity="100%" draw:end-intensity="100%"/>
    <draw:gradient draw:name="a1991" draw:style="linear" draw:angle="0" draw:start-color="#7c96a3" draw:end-color="#3b4c54" draw:start-intensity="100%" draw:end-intensity="100%"/>
    <draw:gradient draw:name="a2157" draw:style="linear" draw:angle="0" draw:start-color="#7c96a3" draw:end-color="#3b4c54" draw:start-intensity="100%" draw:end-intensity="100%"/>
    <draw:gradient draw:name="a1451" draw:style="linear" draw:angle="0" draw:start-color="#7c96a3" draw:end-color="#3b4c54" draw:start-intensity="100%" draw:end-intensity="100%"/>
    <draw:gradient draw:name="a1993" draw:style="linear" draw:angle="0" draw:start-color="#7c96a3" draw:end-color="#3b4c54" draw:start-intensity="100%" draw:end-intensity="100%"/>
    <draw:gradient draw:name="a956" draw:style="linear" draw:angle="0" draw:start-color="#7c96a3" draw:end-color="#3b4c54" draw:start-intensity="100%" draw:end-intensity="100%"/>
    <draw:gradient draw:name="a2159" draw:style="linear" draw:angle="0" draw:start-color="#7c96a3" draw:end-color="#3b4c54" draw:start-intensity="100%" draw:end-intensity="100%"/>
    <draw:gradient draw:name="a1453" draw:style="linear" draw:angle="0" draw:start-color="#7c96a3" draw:end-color="#3b4c54" draw:start-intensity="100%" draw:end-intensity="100%"/>
    <draw:gradient draw:name="a1995" draw:style="linear" draw:angle="0" draw:start-color="#7c96a3" draw:end-color="#3b4c54" draw:start-intensity="100%" draw:end-intensity="100%"/>
    <draw:gradient draw:name="a958" draw:style="linear" draw:angle="0" draw:start-color="#7c96a3" draw:end-color="#3b4c54" draw:start-intensity="100%" draw:end-intensity="100%"/>
    <draw:gradient draw:name="a1455" draw:style="linear" draw:angle="0" draw:start-color="#7c96a3" draw:end-color="#3b4c54" draw:start-intensity="100%" draw:end-intensity="100%"/>
    <draw:gradient draw:name="a1997" draw:style="linear" draw:angle="0" draw:start-color="#7c96a3" draw:end-color="#3b4c54" draw:start-intensity="100%" draw:end-intensity="100%"/>
    <draw:gradient draw:name="a1457" draw:style="linear" draw:angle="0" draw:start-color="#7c96a3" draw:end-color="#3b4c54" draw:start-intensity="100%" draw:end-intensity="100%"/>
    <draw:gradient draw:name="a2431" draw:style="linear" draw:angle="0" draw:start-color="#7c96a3" draw:end-color="#3b4c54" draw:start-intensity="100%" draw:end-intensity="100%"/>
    <draw:gradient draw:name="a1999" draw:style="linear" draw:angle="0" draw:start-color="#7c96a3" draw:end-color="#3b4c54" draw:start-intensity="100%" draw:end-intensity="100%"/>
    <draw:gradient draw:name="a1459" draw:style="linear" draw:angle="0" draw:start-color="#7c96a3" draw:end-color="#3b4c54" draw:start-intensity="100%" draw:end-intensity="100%"/>
    <draw:gradient draw:name="a2433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2435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2437" draw:style="linear" draw:angle="0" draw:start-color="#7c96a3" draw:end-color="#3b4c54" draw:start-intensity="100%" draw:end-intensity="100%"/>
    <draw:gradient draw:name="a1731" draw:style="linear" draw:angle="0" draw:start-color="#7c96a3" draw:end-color="#3b4c54" draw:start-intensity="100%" draw:end-intensity="100%"/>
    <draw:gradient draw:name="a680" draw:style="linear" draw:angle="0" draw:start-color="#7c96a3" draw:end-color="#3b4c54" draw:start-intensity="100%" draw:end-intensity="100%"/>
    <draw:gradient draw:name="a2439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1733" draw:style="linear" draw:angle="0" draw:start-color="#7c96a3" draw:end-color="#3b4c54" draw:start-intensity="100%" draw:end-intensity="100%"/>
    <draw:gradient draw:name="a682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735" draw:style="linear" draw:angle="0" draw:start-color="#7c96a3" draw:end-color="#3b4c54" draw:start-intensity="100%" draw:end-intensity="100%"/>
    <draw:gradient draw:name="a684" draw:style="linear" draw:angle="0" draw:start-color="#7c96a3" draw:end-color="#3b4c54" draw:start-intensity="100%" draw:end-intensity="100%"/>
    <draw:gradient draw:name="a1737" draw:style="linear" draw:angle="0" draw:start-color="#7c96a3" draw:end-color="#3b4c54" draw:start-intensity="100%" draw:end-intensity="100%"/>
    <draw:gradient draw:name="a686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1739" draw:style="linear" draw:angle="0" draw:start-color="#7c96a3" draw:end-color="#3b4c54" draw:start-intensity="100%" draw:end-intensity="100%"/>
    <draw:gradient draw:name="a688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1185" draw:style="linear" draw:angle="0" draw:start-color="#7c96a3" draw:end-color="#3b4c54" draw:start-intensity="100%" draw:end-intensity="100%"/>
    <draw:gradient draw:name="a2161" draw:style="linear" draw:angle="0" draw:start-color="#7c96a3" draw:end-color="#3b4c54" draw:start-intensity="100%" draw:end-intensity="100%"/>
    <draw:gradient draw:name="a1187" draw:style="linear" draw:angle="0" draw:start-color="#7c96a3" draw:end-color="#3b4c54" draw:start-intensity="100%" draw:end-intensity="100%"/>
    <draw:gradient draw:name="a960" draw:style="linear" draw:angle="0" draw:start-color="#7c96a3" draw:end-color="#3b4c54" draw:start-intensity="100%" draw:end-intensity="100%"/>
    <draw:gradient draw:name="a2163" draw:style="linear" draw:angle="0" draw:start-color="#7c96a3" draw:end-color="#3b4c54" draw:start-intensity="100%" draw:end-intensity="100%"/>
    <draw:gradient draw:name="a1189" draw:style="linear" draw:angle="0" draw:start-color="#7c96a3" draw:end-color="#3b4c54" draw:start-intensity="100%" draw:end-intensity="100%"/>
    <draw:gradient draw:name="a962" draw:style="linear" draw:angle="0" draw:start-color="#7c96a3" draw:end-color="#3b4c54" draw:start-intensity="100%" draw:end-intensity="100%"/>
    <draw:gradient draw:name="a2165" draw:style="linear" draw:angle="0" draw:start-color="#7c96a3" draw:end-color="#3b4c54" draw:start-intensity="100%" draw:end-intensity="100%"/>
    <draw:gradient draw:name="a964" draw:style="linear" draw:angle="0" draw:start-color="#7c96a3" draw:end-color="#3b4c54" draw:start-intensity="100%" draw:end-intensity="100%"/>
    <draw:gradient draw:name="a2167" draw:style="linear" draw:angle="0" draw:start-color="#7c96a3" draw:end-color="#3b4c54" draw:start-intensity="100%" draw:end-intensity="100%"/>
    <draw:gradient draw:name="a1461" draw:style="linear" draw:angle="0" draw:start-color="#7c96a3" draw:end-color="#3b4c54" draw:start-intensity="100%" draw:end-intensity="100%"/>
    <draw:gradient draw:name="a966" draw:style="linear" draw:angle="0" draw:start-color="#7c96a3" draw:end-color="#3b4c54" draw:start-intensity="100%" draw:end-intensity="100%"/>
    <draw:gradient draw:name="a2169" draw:style="linear" draw:angle="0" draw:start-color="#7c96a3" draw:end-color="#3b4c54" draw:start-intensity="100%" draw:end-intensity="100%"/>
    <draw:gradient draw:name="a1463" draw:style="linear" draw:angle="0" draw:start-color="#7c96a3" draw:end-color="#3b4c54" draw:start-intensity="100%" draw:end-intensity="100%"/>
    <draw:gradient draw:name="a968" draw:style="linear" draw:angle="0" draw:start-color="#7c96a3" draw:end-color="#3b4c54" draw:start-intensity="100%" draw:end-intensity="100%"/>
    <draw:gradient draw:name="a1465" draw:style="linear" draw:angle="0" draw:start-color="#7c96a3" draw:end-color="#3b4c54" draw:start-intensity="100%" draw:end-intensity="100%"/>
    <draw:gradient draw:name="a1467" draw:style="linear" draw:angle="0" draw:start-color="#7c96a3" draw:end-color="#3b4c54" draw:start-intensity="100%" draw:end-intensity="100%"/>
    <draw:gradient draw:name="a2441" draw:style="linear" draw:angle="0" draw:start-color="#7c96a3" draw:end-color="#3b4c54" draw:start-intensity="100%" draw:end-intensity="100%"/>
    <draw:gradient draw:name="a1469" draw:style="linear" draw:angle="0" draw:start-color="#7c96a3" draw:end-color="#3b4c54" draw:start-intensity="100%" draw:end-intensity="100%"/>
    <draw:gradient draw:name="a2443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2445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2447" draw:style="linear" draw:angle="0" draw:start-color="#7c96a3" draw:end-color="#3b4c54" draw:start-intensity="100%" draw:end-intensity="100%"/>
    <draw:gradient draw:name="a1741" draw:style="linear" draw:angle="0" draw:start-color="#7c96a3" draw:end-color="#3b4c54" draw:start-intensity="100%" draw:end-intensity="100%"/>
    <draw:gradient draw:name="a690" draw:style="linear" draw:angle="0" draw:start-color="#7c96a3" draw:end-color="#3b4c54" draw:start-intensity="100%" draw:end-intensity="100%"/>
    <draw:gradient draw:name="a2449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1201" draw:style="linear" draw:angle="0" draw:start-color="#7c96a3" draw:end-color="#3b4c54" draw:start-intensity="100%" draw:end-intensity="100%"/>
    <draw:gradient draw:name="a1743" draw:style="linear" draw:angle="0" draw:start-color="#7c96a3" draw:end-color="#3b4c54" draw:start-intensity="100%" draw:end-intensity="100%"/>
    <draw:gradient draw:name="a692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203" draw:style="linear" draw:angle="0" draw:start-color="#7c96a3" draw:end-color="#3b4c54" draw:start-intensity="100%" draw:end-intensity="100%"/>
    <draw:gradient draw:name="a1745" draw:style="linear" draw:angle="0" draw:start-color="#7c96a3" draw:end-color="#3b4c54" draw:start-intensity="100%" draw:end-intensity="100%"/>
    <draw:gradient draw:name="a694" draw:style="linear" draw:angle="0" draw:start-color="#7c96a3" draw:end-color="#3b4c54" draw:start-intensity="100%" draw:end-intensity="100%"/>
    <draw:gradient draw:name="a1205" draw:style="linear" draw:angle="0" draw:start-color="#7c96a3" draw:end-color="#3b4c54" draw:start-intensity="100%" draw:end-intensity="100%"/>
    <draw:gradient draw:name="a1747" draw:style="linear" draw:angle="0" draw:start-color="#7c96a3" draw:end-color="#3b4c54" draw:start-intensity="100%" draw:end-intensity="100%"/>
    <draw:gradient draw:name="a1191" draw:style="linear" draw:angle="0" draw:start-color="#7c96a3" draw:end-color="#3b4c54" draw:start-intensity="100%" draw:end-intensity="100%"/>
    <draw:gradient draw:name="a1207" draw:style="linear" draw:angle="0" draw:start-color="#7c96a3" draw:end-color="#3b4c54" draw:start-intensity="100%" draw:end-intensity="100%"/>
    <draw:gradient draw:name="a1749" draw:style="linear" draw:angle="0" draw:start-color="#7c96a3" draw:end-color="#3b4c54" draw:start-intensity="100%" draw:end-intensity="100%"/>
    <draw:gradient draw:name="a1193" draw:style="linear" draw:angle="0" draw:start-color="#7c96a3" draw:end-color="#3b4c54" draw:start-intensity="100%" draw:end-intensity="100%"/>
    <draw:gradient draw:name="a1209" draw:style="linear" draw:angle="0" draw:start-color="#7c96a3" draw:end-color="#3b4c54" draw:start-intensity="100%" draw:end-intensity="100%"/>
    <draw:gradient draw:name="a1195" draw:style="linear" draw:angle="0" draw:start-color="#7c96a3" draw:end-color="#3b4c54" draw:start-intensity="100%" draw:end-intensity="100%"/>
    <draw:gradient draw:name="a1197" draw:style="linear" draw:angle="0" draw:start-color="#7c96a3" draw:end-color="#3b4c54" draw:start-intensity="100%" draw:end-intensity="100%"/>
    <draw:gradient draw:name="a2171" draw:style="linear" draw:angle="0" draw:start-color="#7c96a3" draw:end-color="#3b4c54" draw:start-intensity="100%" draw:end-intensity="100%"/>
    <draw:gradient draw:name="a970" draw:style="linear" draw:angle="0" draw:start-color="#7c96a3" draw:end-color="#3b4c54" draw:start-intensity="100%" draw:end-intensity="100%"/>
    <draw:gradient draw:name="a1199" draw:style="linear" draw:angle="0" draw:start-color="#7c96a3" draw:end-color="#3b4c54" draw:start-intensity="100%" draw:end-intensity="100%"/>
    <draw:gradient draw:name="a2173" draw:style="linear" draw:angle="0" draw:start-color="#7c96a3" draw:end-color="#3b4c54" draw:start-intensity="100%" draw:end-intensity="100%"/>
    <draw:gradient draw:name="a972" draw:style="linear" draw:angle="0" draw:start-color="#7c96a3" draw:end-color="#3b4c54" draw:start-intensity="100%" draw:end-intensity="100%"/>
    <draw:gradient draw:name="a2175" draw:style="linear" draw:angle="0" draw:start-color="#7c96a3" draw:end-color="#3b4c54" draw:start-intensity="100%" draw:end-intensity="100%"/>
    <draw:gradient draw:name="a974" draw:style="linear" draw:angle="0" draw:start-color="#7c96a3" draw:end-color="#3b4c54" draw:start-intensity="100%" draw:end-intensity="100%"/>
    <draw:gradient draw:name="a2177" draw:style="linear" draw:angle="0" draw:start-color="#7c96a3" draw:end-color="#3b4c54" draw:start-intensity="100%" draw:end-intensity="100%"/>
    <draw:gradient draw:name="a1471" draw:style="linear" draw:angle="0" draw:start-color="#7c96a3" draw:end-color="#3b4c54" draw:start-intensity="100%" draw:end-intensity="100%"/>
    <draw:gradient draw:name="a976" draw:style="linear" draw:angle="0" draw:start-color="#7c96a3" draw:end-color="#3b4c54" draw:start-intensity="100%" draw:end-intensity="100%"/>
    <draw:gradient draw:name="a2179" draw:style="linear" draw:angle="0" draw:start-color="#7c96a3" draw:end-color="#3b4c54" draw:start-intensity="100%" draw:end-intensity="100%"/>
    <draw:gradient draw:name="a1473" draw:style="linear" draw:angle="0" draw:start-color="#7c96a3" draw:end-color="#3b4c54" draw:start-intensity="100%" draw:end-intensity="100%"/>
    <draw:gradient draw:name="a978" draw:style="linear" draw:angle="0" draw:start-color="#7c96a3" draw:end-color="#3b4c54" draw:start-intensity="100%" draw:end-intensity="100%"/>
    <draw:gradient draw:name="a1475" draw:style="linear" draw:angle="0" draw:start-color="#7c96a3" draw:end-color="#3b4c54" draw:start-intensity="100%" draw:end-intensity="100%"/>
    <draw:gradient draw:name="a1477" draw:style="linear" draw:angle="0" draw:start-color="#7c96a3" draw:end-color="#3b4c54" draw:start-intensity="100%" draw:end-intensity="100%"/>
    <draw:gradient draw:name="a2451" draw:style="linear" draw:angle="0" draw:start-color="#7c96a3" draw:end-color="#3b4c54" draw:start-intensity="100%" draw:end-intensity="100%"/>
    <draw:fill-image draw:name="a1139" xlink:href="media/image1.png" xlink:show="embed" xlink:actuate="onLoad"/>
    <draw:fill-image draw:name="a1284" xlink:href="media/image1.png" xlink:show="embed" xlink:actuate="onLoad"/>
    <draw:fill-image draw:name="a2539" xlink:href="media/image1.png" xlink:show="embed" xlink:actuate="onLoad"/>
    <draw:fill-image draw:name="a1548" xlink:href="media/image1.png" xlink:show="embed" xlink:actuate="onLoad"/>
    <draw:fill-image draw:name="a2609" xlink:href="media/image1.png" xlink:show="embed" xlink:actuate="onLoad"/>
    <draw:fill-image draw:name="a1019" xlink:href="media/image1.png" xlink:show="embed" xlink:actuate="onLoad"/>
    <draw:fill-image draw:name="a2649" xlink:href="media/image1.png" xlink:show="embed" xlink:actuate="onLoad"/>
    <draw:fill-image draw:name="a140" xlink:href="media/image1.png" xlink:show="embed" xlink:actuate="onLoad"/>
    <draw:fill-image draw:name="a443" xlink:href="media/image1.png" xlink:show="embed" xlink:actuate="onLoad"/>
    <draw:fill-image draw:name="a1942" xlink:href="media/image1.png" xlink:show="embed" xlink:actuate="onLoad"/>
    <draw:fill-image draw:name="a2635" xlink:href="media/image1.png" xlink:show="embed" xlink:actuate="onLoad"/>
    <draw:fill-image draw:name="a895" xlink:href="media/image1.png" xlink:show="embed" xlink:actuate="onLoad"/>
    <draw:fill-image draw:name="a1416" xlink:href="media/image1.png" xlink:show="embed" xlink:actuate="onLoad"/>
    <draw:fill-image draw:name="a2250" xlink:href="media/image1.png" xlink:show="embed" xlink:actuate="onLoad"/>
    <draw:fill-image draw:name="a2592" xlink:href="media/image1.png" xlink:show="embed" xlink:actuate="onLoad"/>
    <draw:fill-image draw:name="a2556" xlink:href="media/image1.png" xlink:show="embed" xlink:actuate="onLoad"/>
    <draw:fill-image draw:name="a0" xlink:href="media/image1.png" xlink:show="embed" xlink:actuate="onLoad"/>
    <draw:fill-image draw:name="a2665" xlink:href="media/image1.png" xlink:show="embed" xlink:actuate="onLoad"/>
    <draw:fill-image draw:name="a1676" xlink:href="media/image1.png" xlink:show="embed" xlink:actuate="onLoad"/>
    <draw:fill-image draw:name="a1814" xlink:href="media/image1.png" xlink:show="embed" xlink:actuate="onLoad"/>
    <draw:fill-image draw:name="a729" xlink:href="media/image1.png" xlink:show="embed" xlink:actuate="onLoad"/>
    <draw:fill-image draw:name="a571" xlink:href="media/image1.png" xlink:show="embed" xlink:actuate="onLoad"/>
    <draw:fill-image draw:name="a302" xlink:href="media/image1.png" xlink:show="embed" xlink:actuate="onLoad"/>
    <draw:fill-image draw:name="a2391" xlink:href="media/image1.png" xlink:show="embed" xlink:actuate="onLoad"/>
    <draw:fill-image draw:name="a2090" xlink:href="media/image1.png" xlink:show="embed" xlink:actuate="onLoad"/>
    <draw:fill-image draw:name="a2532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draw:fill="gradient" draw:fill-gradient-name="a912" draw:stroke="none"/>
    </style:style>
    <style:style style:family="paragraph" style:name="a14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draw:fill="gradient" draw:fill-gradient-name="a914" draw:stroke="none"/>
    </style:style>
    <style:style style:family="graphic" style:name="a917">
      <style:graphic-properties draw:fill="gradient" draw:fill-gradient-name="a916" draw:stroke="none"/>
    </style:style>
    <style:style style:family="graphic" style:name="a919">
      <style:graphic-properties draw:fill="gradient" draw:fill-gradient-name="a918" draw:stroke="none"/>
    </style:style>
    <style:style style:family="paragraph" style:name="a19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draw:fill="gradient" draw:fill-gradient-name="a920" draw:stroke="non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draw:fill="gradient" draw:fill-gradient-name="a922" draw:stroke="non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gradient" draw:fill-gradient-name="a924" draw:stroke="none"/>
    </style:style>
    <style:style style:family="graphic" style:name="a927">
      <style:graphic-properties draw:fill="gradient" draw:fill-gradient-name="a926" draw:stroke="none"/>
    </style:style>
    <style:style style:family="graphic" style:name="a929">
      <style:graphic-properties draw:fill="gradient" draw:fill-gradient-name="a928" draw:stroke="none"/>
    </style:style>
    <style:style style:family="presentation" style:name="a1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gradient" draw:fill-gradient-name="a400" draw:stroke="non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gradient" draw:fill-gradient-name="a402" draw:stroke="none"/>
    </style:style>
    <style:style style:family="graphic" style:name="a405">
      <style:graphic-properties draw:fill="gradient" draw:fill-gradient-name="a404" draw:stroke="none"/>
    </style:style>
    <style:style style:family="drawing-page" style:name="a2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7">
      <style:graphic-properties draw:fill="gradient" draw:fill-gradient-name="a406" draw:stroke="none"/>
    </style:style>
    <style:style style:family="drawing-page" style:name="a2392">
      <style:drawing-page-properties draw:fill="bitmap" draw:fill-image-name="a23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draw:fill="gradient" draw:fill-gradient-name="a408" draw:stroke="none"/>
    </style:style>
    <style:style style:family="graphic" style:name="a2393" style:parent-style-name="Graphics">
      <style:graphic-properties draw:fill="none" fo:clip="rect(0in, 0in, 0in, 0in)" draw:stroke="none" draw:image-opacity="30%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draw:fill="gradient" draw:fill-gradient-name="a1441" draw:stroke="none"/>
    </style:style>
    <style:style style:family="paragraph" style:name="a2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444">
      <style:graphic-properties draw:fill="gradient" draw:fill-gradient-name="a1443" draw:stroke="none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gradient" draw:fill-gradient-name="a930" draw:stroke="none"/>
    </style:style>
    <style:style style:family="graphic" style:name="a1446">
      <style:graphic-properties draw:fill="gradient" draw:fill-gradient-name="a1445" draw:stroke="none"/>
    </style:style>
    <style:style style:family="graphic" style:name="a933">
      <style:graphic-properties draw:fill="gradient" draw:fill-gradient-name="a932" draw:stroke="none"/>
    </style:style>
    <style:style style:family="graphic" style:name="a1448">
      <style:graphic-properties draw:fill="gradient" draw:fill-gradient-name="a1447" draw:stroke="none"/>
    </style:style>
    <style:style style:family="graphic" style:name="a935">
      <style:graphic-properties draw:fill="gradient" draw:fill-gradient-name="a934" draw:stroke="none"/>
    </style:style>
    <style:style style:family="graphic" style:name="a937">
      <style:graphic-properties draw:fill="gradient" draw:fill-gradient-name="a936" draw:stroke="none"/>
    </style:style>
    <style:style style:family="graphic" style:name="a939">
      <style:graphic-properties draw:fill="gradient" draw:fill-gradient-name="a938" draw:stroke="none"/>
    </style:style>
    <style:style style:family="paragraph" style:name="a19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draw:fill="gradient" draw:fill-gradient-name="a1449" draw:stroke="none"/>
    </style:style>
    <style:style style:family="paragraph" style:name="a2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draw:fill="gradient" draw:fill-gradient-name="a1451" draw:stroke="none"/>
    </style:style>
    <style:style style:family="presentation" style:name="a2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draw:fill="gradient" draw:fill-gradient-name="a1453" draw:stroke="non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gradient" draw:fill-gradient-name="a940" draw:stroke="none"/>
    </style:style>
    <style:style style:family="paragraph" style:name="a2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draw:fill="gradient" draw:fill-gradient-name="a1455" draw:stroke="none"/>
    </style:style>
    <style:style style:family="presentation" style:name="a2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gradient" draw:fill-gradient-name="a942" draw:stroke="none"/>
    </style:style>
    <style:style style:family="presentation" style:name="a25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458">
      <style:graphic-properties draw:fill="gradient" draw:fill-gradient-name="a1457" draw:stroke="non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draw:fill="gradient" draw:fill-gradient-name="a944" draw:stroke="non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draw:fill="gradient" draw:fill-gradient-name="a946" draw:stroke="none"/>
    </style:style>
    <style:style style:family="graphic" style:name="a949">
      <style:graphic-properties draw:fill="gradient" draw:fill-gradient-name="a948" draw:stroke="non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4">
      <style:graphic-properties draw:fill="gradient" draw:fill-gradient-name="a1983" draw:stroke="none"/>
    </style:style>
    <style:style style:family="graphic" style:name="a1986">
      <style:graphic-properties draw:fill="gradient" draw:fill-gradient-name="a1985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draw:fill="gradient" draw:fill-gradient-name="a1987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draw:fill="gradient" draw:fill-gradient-name="a1459" draw:stroke="non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draw:fill="gradient" draw:fill-gradient-name="a1461" draw:stroke="none"/>
    </style:style>
    <style:style style:family="paragraph" style:name="a2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draw:fill="gradient" draw:fill-gradient-name="a1463" draw:stroke="non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gradient" draw:fill-gradient-name="a950" draw:stroke="none"/>
    </style:style>
    <style:style style:family="graphic" style:name="a1466">
      <style:graphic-properties draw:fill="gradient" draw:fill-gradient-name="a1465" draw:stroke="non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gradient" draw:fill-gradient-name="a952" draw:stroke="none"/>
    </style:style>
    <style:style style:family="paragraph" style:name="a2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draw:fill="gradient" draw:fill-gradient-name="a1467" draw:stroke="none"/>
    </style:style>
    <style:style style:family="graphic" style:name="a955">
      <style:graphic-properties draw:fill="gradient" draw:fill-gradient-name="a954" draw:stroke="solid" svg:stroke-width="0.00002in" svg:stroke-color="#ffffff" svg:stroke-opacity="100%" draw:stroke-linejoin="miter" svg:stroke-linecap="butt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gradient" draw:fill-gradient-name="a956" draw:stroke="none"/>
    </style:style>
    <style:style style:family="graphic" style:name="a959">
      <style:graphic-properties draw:fill="gradient" draw:fill-gradient-name="a958" draw:stroke="none"/>
    </style:style>
    <style:style style:family="graphic" style:name="a1990">
      <style:graphic-properties draw:fill="gradient" draw:fill-gradient-name="a1989" draw:stroke="none"/>
    </style:style>
    <style:style style:family="graphic" style:name="a1992">
      <style:graphic-properties draw:fill="gradient" draw:fill-gradient-name="a1991" draw:stroke="none"/>
    </style:style>
    <style:style style:family="graphic" style:name="a1994">
      <style:graphic-properties draw:fill="gradient" draw:fill-gradient-name="a1993" draw:stroke="none"/>
    </style:style>
    <style:style style:family="graphic" style:name="a1996">
      <style:graphic-properties draw:fill="gradient" draw:fill-gradient-name="a1995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8">
      <style:graphic-properties draw:fill="gradient" draw:fill-gradient-name="a1997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draw:fill="gradient" draw:fill-gradient-name="a1469" draw:stroke="non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draw:fill="gradient" draw:fill-gradient-name="a1471" draw:stroke="none"/>
    </style:style>
    <style:style style:family="paragraph" style:name="a2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draw:fill="gradient" draw:fill-gradient-name="a1473" draw:stroke="none"/>
    </style:style>
    <style:style style:family="presentation" style:name="a2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gradient" draw:fill-gradient-name="a960" draw:stroke="none"/>
    </style:style>
    <style:style style:family="paragraph" style:name="a2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draw:fill="gradient" draw:fill-gradient-name="a1475" draw:stroke="none"/>
    </style:style>
    <style:style style:family="presentation" style:name="a2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draw:fill="gradient" draw:fill-gradient-name="a962" draw:stroke="non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draw:fill="gradient" draw:fill-gradient-name="a1477" draw:stroke="non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draw:fill="gradient" draw:fill-gradient-name="a964" draw:stroke="none"/>
    </style:style>
    <style:style style:family="paragraph" style:name="a2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draw:fill="gradient" draw:fill-gradient-name="a966" draw:stroke="none"/>
    </style:style>
    <style:style style:family="graphic" style:name="a969">
      <style:graphic-properties draw:fill="gradient" draw:fill-gradient-name="a968" draw:stroke="none"/>
    </style:style>
    <style:style style:family="graphic" style:name="a2000">
      <style:graphic-properties draw:fill="gradient" draw:fill-gradient-name="a1999" draw:stroke="none"/>
    </style:style>
    <style:style style:family="graphic" style:name="a2002">
      <style:graphic-properties draw:fill="gradient" draw:fill-gradient-name="a2001" draw:stroke="non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draw:fill="gradient" draw:fill-gradient-name="a2003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06">
      <style:graphic-properties draw:fill="gradient" draw:fill-gradient-name="a2005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8">
      <style:graphic-properties draw:fill="gradient" draw:fill-gradient-name="a2007" draw:stroke="none"/>
    </style:style>
    <style:style style:family="graphic" style:name="a445" style:parent-style-name="Graphics">
      <style:graphic-properties draw:fill="none" fo:clip="rect(0in, 0in, 0in, 0in)" draw:stroke="none" draw:image-opacity="30%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>
      <style:graphic-properties draw:fill="gradient" draw:fill-gradient-name="a1479" draw:stroke="none"/>
    </style:style>
    <style:style style:family="presentation" style:name="a2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2">
      <style:graphic-properties draw:fill="gradient" draw:fill-gradient-name="a1481" draw:stroke="none"/>
    </style:style>
    <style:style style:family="drawing-page" style:name="a2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4">
      <style:graphic-properties draw:fill="gradient" draw:fill-gradient-name="a1483" draw:stroke="solid" svg:stroke-width="0.00002in" svg:stroke-color="#ffffff" svg:stroke-opacity="100%" draw:stroke-linejoin="miter" svg:stroke-linecap="butt"/>
    </style:style>
    <style:style style:family="graphic" style:name="a971">
      <style:graphic-properties draw:fill="gradient" draw:fill-gradient-name="a970" draw:stroke="none"/>
    </style:style>
    <style:style style:family="graphic" style:name="a1486">
      <style:graphic-properties draw:fill="gradient" draw:fill-gradient-name="a1485" draw:stroke="none"/>
    </style:style>
    <style:style style:family="graphic" style:name="a973">
      <style:graphic-properties draw:fill="gradient" draw:fill-gradient-name="a972" draw:stroke="none"/>
    </style:style>
    <style:style style:family="graphic" style:name="a1488">
      <style:graphic-properties draw:fill="gradient" draw:fill-gradient-name="a1487" draw:stroke="none"/>
    </style:style>
    <style:style style:family="graphic" style:name="a975">
      <style:graphic-properties draw:fill="gradient" draw:fill-gradient-name="a974" draw:stroke="none"/>
    </style:style>
    <style:style style:family="graphic" style:name="a977">
      <style:graphic-properties draw:fill="gradient" draw:fill-gradient-name="a976" draw:stroke="none"/>
    </style:style>
    <style:style style:family="graphic" style:name="a979">
      <style:graphic-properties draw:fill="gradient" draw:fill-gradient-name="a978" draw:stroke="none"/>
    </style:style>
    <style:style style:family="graphic" style:name="a2010">
      <style:graphic-properties draw:fill="gradient" draw:fill-gradient-name="a2009" draw:stroke="none"/>
    </style:style>
    <style:style style:family="graphic" style:name="a2012">
      <style:graphic-properties draw:fill="gradient" draw:fill-gradient-name="a2011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4">
      <style:graphic-properties draw:fill="gradient" draw:fill-gradient-name="a2013" draw:stroke="none"/>
    </style:style>
    <style:style style:family="paragraph" style:name="a4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draw:fill="gradient" draw:fill-gradient-name="a2015" draw:stroke="non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>
      <style:graphic-properties draw:fill="gradient" draw:fill-gradient-name="a2017" draw:stroke="non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draw:fill="gradient" draw:fill-gradient-name="a1489" draw:stroke="none"/>
    </style:style>
    <style:style style:family="graphic" style:name="a1492">
      <style:graphic-properties draw:fill="gradient" draw:fill-gradient-name="a1491" draw:stroke="none"/>
    </style:style>
    <style:style style:family="graphic" style:name="a1494">
      <style:graphic-properties draw:fill="gradient" draw:fill-gradient-name="a1493" draw:stroke="none"/>
    </style:style>
    <style:style style:family="graphic" style:name="a981">
      <style:graphic-properties draw:fill="gradient" draw:fill-gradient-name="a980" draw:stroke="none"/>
    </style:style>
    <style:style style:family="graphic" style:name="a1496">
      <style:graphic-properties draw:fill="gradient" draw:fill-gradient-name="a1495" draw:stroke="none"/>
    </style:style>
    <style:style style:family="graphic" style:name="a983">
      <style:graphic-properties draw:fill="gradient" draw:fill-gradient-name="a982" draw:stroke="none"/>
    </style:style>
    <style:style style:family="graphic" style:name="a1498">
      <style:graphic-properties draw:fill="gradient" draw:fill-gradient-name="a1497" draw:stroke="none"/>
    </style:style>
    <style:style style:family="graphic" style:name="a985">
      <style:graphic-properties draw:fill="gradient" draw:fill-gradient-name="a984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draw:fill="gradient" draw:fill-gradient-name="a2019" draw:stroke="none"/>
    </style:style>
    <style:style style:family="graphic" style:name="a2022">
      <style:graphic-properties draw:fill="gradient" draw:fill-gradient-name="a2021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4">
      <style:graphic-properties draw:fill="gradient" draw:fill-gradient-name="a2023" draw:stroke="non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draw:fill="gradient" draw:fill-gradient-name="a2025" draw:stroke="solid" svg:stroke-width="0.00002in" svg:stroke-color="#ffffff" svg:stroke-opacity="100%" draw:stroke-linejoin="miter" svg:stroke-linecap="butt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8">
      <style:graphic-properties draw:fill="gradient" draw:fill-gradient-name="a2027" draw:stroke="none"/>
    </style:style>
    <style:style style:family="graphic" style:name="a465">
      <style:graphic-properties draw:fill="gradient" draw:fill-gradient-name="a464" draw:stroke="none"/>
    </style:style>
    <style:style style:family="graphic" style:name="a467">
      <style:graphic-properties draw:fill="gradient" draw:fill-gradient-name="a466" draw:stroke="none"/>
    </style:style>
    <style:style style:family="graphic" style:name="a469">
      <style:graphic-properties draw:fill="gradient" draw:fill-gradient-name="a468" draw:stroke="none"/>
    </style:style>
    <style:style style:family="graphic" style:name="a1600">
      <style:graphic-properties draw:fill="gradient" draw:fill-gradient-name="a1599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4">
      <style:graphic-properties draw:fill="gradient" draw:fill-gradient-name="a1603" draw:stroke="non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draw:fill="gradient" draw:fill-gradient-name="a1605" draw:stroke="non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draw:fill="gradient" draw:fill-gradient-name="a1607" draw:stroke="non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draw:fill="gradient" draw:fill-gradient-name="a2029" draw:stroke="none"/>
    </style:style>
    <style:style style:family="graphic" style:name="a2032">
      <style:graphic-properties draw:fill="gradient" draw:fill-gradient-name="a2031" draw:stroke="none"/>
    </style:style>
    <style:style style:family="graphic" style:name="a2034">
      <style:graphic-properties draw:fill="gradient" draw:fill-gradient-name="a2033" draw:stroke="none"/>
    </style:style>
    <style:style style:family="graphic" style:name="a471">
      <style:graphic-properties draw:fill="gradient" draw:fill-gradient-name="a470" draw:stroke="none"/>
    </style:style>
    <style:style style:family="graphic" style:name="a2036">
      <style:graphic-properties draw:fill="gradient" draw:fill-gradient-name="a2035" draw:stroke="none"/>
    </style:style>
    <style:style style:family="graphic" style:name="a473">
      <style:graphic-properties draw:fill="gradient" draw:fill-gradient-name="a472" draw:stroke="none"/>
    </style:style>
    <style:style style:family="graphic" style:name="a2038">
      <style:graphic-properties draw:fill="gradient" draw:fill-gradient-name="a2037" draw:stroke="none"/>
    </style:style>
    <style:style style:family="graphic" style:name="a475">
      <style:graphic-properties draw:fill="gradient" draw:fill-gradient-name="a474" draw:stroke="none"/>
    </style:style>
    <style:style style:family="graphic" style:name="a477">
      <style:graphic-properties draw:fill="gradient" draw:fill-gradient-name="a476" draw:stroke="none"/>
    </style:style>
    <style:style style:family="graphic" style:name="a479">
      <style:graphic-properties draw:fill="gradient" draw:fill-gradient-name="a478" draw:stroke="none"/>
    </style:style>
    <style:style style:family="graphic" style:name="a1610">
      <style:graphic-properties draw:fill="gradient" draw:fill-gradient-name="a1609" draw:stroke="none"/>
    </style:style>
    <style:style style:family="graphic" style:name="a1612">
      <style:graphic-properties draw:fill="gradient" draw:fill-gradient-name="a1611" draw:stroke="solid" svg:stroke-width="0.00002in" svg:stroke-color="#ffffff" svg:stroke-opacity="100%" draw:stroke-linejoin="miter" svg:stroke-linecap="butt"/>
    </style:style>
    <style:style style:family="graphic" style:name="a1614">
      <style:graphic-properties draw:fill="gradient" draw:fill-gradient-name="a161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2040">
      <style:graphic-properties draw:fill="gradient" draw:fill-gradient-name="a2039" draw:stroke="none"/>
    </style:style>
    <style:style style:family="graphic" style:name="a2042">
      <style:graphic-properties draw:fill="gradient" draw:fill-gradient-name="a2041" draw:stroke="none"/>
    </style:style>
    <style:style style:family="graphic" style:name="a2044">
      <style:graphic-properties draw:fill="gradient" draw:fill-gradient-name="a2043" draw:stroke="none"/>
    </style:style>
    <style:style style:family="graphic" style:name="a481">
      <style:graphic-properties draw:fill="gradient" draw:fill-gradient-name="a480" draw:stroke="none"/>
    </style:style>
    <style:style style:family="graphic" style:name="a2046">
      <style:graphic-properties draw:fill="gradient" draw:fill-gradient-name="a2045" draw:stroke="none"/>
    </style:style>
    <style:style style:family="graphic" style:name="a483">
      <style:graphic-properties draw:fill="gradient" draw:fill-gradient-name="a482" draw:stroke="none"/>
    </style:style>
    <style:style style:family="graphic" style:name="a2048">
      <style:graphic-properties draw:fill="gradient" draw:fill-gradient-name="a2047" draw:stroke="none"/>
    </style:style>
    <style:style style:family="graphic" style:name="a485">
      <style:graphic-properties draw:fill="gradient" draw:fill-gradient-name="a484" draw:stroke="none"/>
    </style:style>
    <style:style style:family="graphic" style:name="a487">
      <style:graphic-properties draw:fill="gradient" draw:fill-gradient-name="a486" draw:stroke="none"/>
    </style:style>
    <style:style style:family="graphic" style:name="a489">
      <style:graphic-properties draw:fill="gradient" draw:fill-gradient-name="a488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1626">
      <style:graphic-properties draw:fill="gradient" draw:fill-gradient-name="a1625" draw:stroke="none"/>
    </style:style>
    <style:style style:family="graphic" style:name="a1628">
      <style:graphic-properties draw:fill="gradient" draw:fill-gradient-name="a1627" draw:stroke="none"/>
    </style:style>
    <style:style style:family="graphic" style:name="a2050">
      <style:graphic-properties draw:fill="gradient" draw:fill-gradient-name="a2049" draw:stroke="none"/>
    </style:style>
    <style:style style:family="graphic" style:name="a2052">
      <style:graphic-properties draw:fill="gradient" draw:fill-gradient-name="a2051" draw:stroke="none"/>
    </style:style>
    <style:style style:family="graphic" style:name="a2054">
      <style:graphic-properties draw:fill="gradient" draw:fill-gradient-name="a2053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491">
      <style:graphic-properties draw:fill="gradient" draw:fill-gradient-name="a490" draw:stroke="none"/>
    </style:style>
    <style:style style:family="graphic" style:name="a2056">
      <style:graphic-properties draw:fill="gradient" draw:fill-gradient-name="a2055" draw:stroke="none"/>
    </style:style>
    <style:style style:family="graphic" style:name="a1103">
      <style:graphic-properties draw:fill="gradient" draw:fill-gradient-name="a1102" draw:stroke="non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gradient" draw:fill-gradient-name="a492" draw:stroke="none"/>
    </style:style>
    <style:style style:family="paragraph" style:name="a2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gradient" draw:fill-gradient-name="a1104" draw:stroke="none"/>
    </style:style>
    <style:style style:family="presentation" style:name="a2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gradient" draw:fill-gradient-name="a494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gradient" draw:fill-gradient-name="a496" draw:stroke="non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gradient" draw:fill-gradient-name="a498" draw:stroke="none"/>
    </style:style>
    <style:style style:family="graphic" style:name="a1630">
      <style:graphic-properties draw:fill="gradient" draw:fill-gradient-name="a1629" draw:stroke="none"/>
    </style:style>
    <style:style style:family="graphic" style:name="a1632">
      <style:graphic-properties draw:fill="gradient" draw:fill-gradient-name="a1631" draw:stroke="none"/>
    </style:style>
    <style:style style:family="graphic" style:name="a1634">
      <style:graphic-properties draw:fill="gradient" draw:fill-gradient-name="a1633" draw:stroke="none"/>
    </style:style>
    <style:style style:family="graphic" style:name="a1636">
      <style:graphic-properties draw:fill="gradient" draw:fill-gradient-name="a1635" draw:stroke="none"/>
    </style:style>
    <style:style style:family="graphic" style:name="a1638">
      <style:graphic-properties draw:fill="gradient" draw:fill-gradient-name="a1637" draw:stroke="non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draw:fill="gradient" draw:fill-gradient-name="a1639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draw:fill="gradient" draw:fill-gradient-name="a1641" draw:stroke="non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gradient" draw:fill-gradient-name="a622" draw:stroke="non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5">
      <style:graphic-properties draw:fill="gradient" draw:fill-gradient-name="a624" draw:stroke="none"/>
    </style:style>
    <style:style style:family="graphic" style:name="a627">
      <style:graphic-properties draw:fill="gradient" draw:fill-gradient-name="a626" draw:stroke="none"/>
    </style:style>
    <style:style style:family="graphic" style:name="a629">
      <style:graphic-properties draw:fill="gradient" draw:fill-gradient-name="a628" draw:stroke="non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gradient" draw:fill-gradient-name="a33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00">
      <style:graphic-properties draw:fill="gradient" draw:fill-gradient-name="a99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draw:fill="gradient" draw:fill-gradient-name="a101" draw:stroke="none"/>
    </style:style>
    <style:style style:family="graphic" style:name="a104">
      <style:graphic-properties draw:fill="gradient" draw:fill-gradient-name="a103" draw:stroke="none"/>
    </style:style>
    <style:style style:family="graphic" style:name="a106">
      <style:graphic-properties draw:fill="gradient" draw:fill-gradient-name="a105" draw:stroke="none"/>
    </style:style>
    <style:style style:family="drawing-page" style:name="a2091">
      <style:drawing-page-properties draw:fill="bitmap" draw:fill-image-name="a20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2" style:parent-style-name="Graphics">
      <style:graphic-properties draw:fill="none" fo:clip="rect(0in, 0in, 0in, 0in)" draw:stroke="none" draw:image-opacity="30%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bitmap" draw:fill-image-name="a1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fo:clip="rect(0in, 0in, 0in, 0in)" draw:stroke="none" draw:image-opacity="30%"/>
    </style:style>
    <style:style style:family="presentation" style:name="a2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1">
      <style:graphic-properties draw:fill="gradient" draw:fill-gradient-name="a630" draw:stroke="non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draw:fill="gradient" draw:fill-gradient-name="a632" draw:stroke="non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draw:fill="gradient" draw:fill-gradient-name="a634" draw:stroke="none"/>
    </style:style>
    <style:style style:family="graphic" style:name="a637">
      <style:graphic-properties draw:fill="gradient" draw:fill-gradient-name="a636" draw:stroke="none"/>
    </style:style>
    <style:style style:family="graphic" style:name="a639">
      <style:graphic-properties draw:fill="gradient" draw:fill-gradient-name="a63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gradient" draw:fill-gradient-name="a41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presentation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6">
      <style:graphic-properties draw:fill="gradient" draw:fill-gradient-name="a45" draw:stroke="none"/>
    </style:style>
    <style:style style:family="drawing-page" style:name="a1677">
      <style:drawing-page-properties draw:fill="bitmap" draw:fill-image-name="a1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>
      <style:graphic-properties draw:fill="gradient" draw:fill-gradient-name="a47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 style:parent-style-name="Graphics">
      <style:graphic-properties draw:fill="none" fo:clip="rect(0in, 0in, 0in, 0in)" draw:stroke="none" draw:image-opacity="30%"/>
    </style:style>
    <style:style style:family="text" style:name="a16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draw:fill="gradient" draw:fill-gradient-name="a2199" draw:stroke="non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draw:fill="gradient" draw:fill-gradient-name="a2201" draw:stroke="non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4">
      <style:graphic-properties draw:fill="gradient" draw:fill-gradient-name="a2203" draw:stroke="none"/>
    </style:style>
    <style:style style:family="graphic" style:name="a641">
      <style:graphic-properties draw:fill="gradient" draw:fill-gradient-name="a640" draw:stroke="none"/>
    </style:style>
    <style:style style:family="paragraph" style:name="a11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draw:fill="gradient" draw:fill-gradient-name="a2205" draw:stroke="none"/>
    </style:style>
    <style:style style:family="graphic" style:name="a643">
      <style:graphic-properties draw:fill="gradient" draw:fill-gradient-name="a642" draw:stroke="non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draw:fill="gradient" draw:fill-gradient-name="a2207" draw:stroke="none"/>
    </style:style>
    <style:style style:family="graphic" style:name="a645">
      <style:graphic-properties draw:fill="gradient" draw:fill-gradient-name="a644" draw:stroke="none"/>
    </style:style>
    <style:style style:family="graphic" style:name="a647">
      <style:graphic-properties draw:fill="gradient" draw:fill-gradient-name="a646" draw:stroke="none"/>
    </style:style>
    <style:style style:family="graphic" style:name="a649">
      <style:graphic-properties draw:fill="gradient" draw:fill-gradient-name="a648" draw:stroke="none"/>
    </style:style>
    <style:style style:family="graphic" style:name="a50">
      <style:graphic-properties draw:fill="gradient" draw:fill-gradient-name="a49" draw:stroke="none"/>
    </style:style>
    <style:style style:family="text" style:name="a1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gradient" draw:fill-gradient-name="a53" draw:stroke="none"/>
    </style:style>
    <style:style style:family="paragraph" style:name="a16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draw:fill="gradient" draw:fill-gradient-name="a57" draw:stroke="none"/>
    </style:style>
    <style:style style:family="paragraph" style:name="a16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draw:fill="gradient" draw:fill-gradient-name="a2209" draw:stroke="non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draw:fill="gradient" draw:fill-gradient-name="a2211" draw:stroke="none"/>
    </style:style>
    <style:style style:family="paragraph" style:name="a1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draw:fill="gradient" draw:fill-gradient-name="a2213" draw:stroke="none"/>
    </style:style>
    <style:style style:family="graphic" style:name="a651">
      <style:graphic-properties draw:fill="gradient" draw:fill-gradient-name="a650" draw:stroke="non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6">
      <style:graphic-properties draw:fill="gradient" draw:fill-gradient-name="a2215" draw:stroke="none"/>
    </style:style>
    <style:style style:family="graphic" style:name="a653">
      <style:graphic-properties draw:fill="gradient" draw:fill-gradient-name="a652" draw:stroke="non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gradient" draw:fill-gradient-name="a654" draw:stroke="none"/>
    </style:style>
    <style:style style:family="presentation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gradient" draw:fill-gradient-name="a656" draw:stroke="none"/>
    </style:style>
    <style:style style:family="graphic" style:name="a659">
      <style:graphic-properties draw:fill="gradient" draw:fill-gradient-name="a658" draw:stroke="none"/>
    </style:style>
    <style:style style:family="graphic" style:name="a60">
      <style:graphic-properties draw:fill="gradient" draw:fill-gradient-name="a59" draw:stroke="none"/>
    </style:style>
    <style:style style:family="presentation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gradient" draw:fill-gradient-name="a61" draw:stroke="none"/>
    </style:style>
    <style:style style:family="paragraph" style:name="a1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gradient" draw:fill-gradient-name="a65" draw:stroke="none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gradient" draw:fill-gradient-name="a67" draw:stroke="non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draw:fill="gradient" draw:fill-gradient-name="a660" draw:stroke="none"/>
    </style:style>
    <style:style style:family="presentation" style:name="a2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draw:fill="gradient" draw:fill-gradient-name="a662" draw:stroke="non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draw:fill="gradient" draw:fill-gradient-name="a1177" draw:stroke="non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gradient" draw:fill-gradient-name="a664" draw:stroke="solid" svg:stroke-width="0.00002in" svg:stroke-color="#ffffff" svg:stroke-opacity="100%" draw:stroke-linejoin="miter" svg:stroke-linecap="butt"/>
    </style:style>
    <style:style style:family="paragraph" style:name="a2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gradient" draw:fill-gradient-name="a666" draw:stroke="none"/>
    </style:style>
    <style:style style:family="graphic" style:name="a669">
      <style:graphic-properties draw:fill="gradient" draw:fill-gradient-name="a668" draw:stroke="non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4">
      <style:graphic-properties draw:fill="gradient" draw:fill-gradient-name="a73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gradient" draw:fill-gradient-name="a77" draw:stroke="non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bitmap" draw:fill-image-name="a14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2" style:parent-style-name="Graphics">
      <style:graphic-properties draw:fill="none" fo:clip="rect(0in, 0in, 0in, 0in)" draw:stroke="none" draw:image-opacity="30%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draw:fill="gradient" draw:fill-gradient-name="a1179" draw:stroke="none"/>
    </style:style>
    <style:style style:family="graphic" style:name="a1182">
      <style:graphic-properties draw:fill="gradient" draw:fill-gradient-name="a1181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draw:fill="gradient" draw:fill-gradient-name="a1183" draw:stroke="non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gradient" draw:fill-gradient-name="a670" draw:stroke="none"/>
    </style:style>
    <style:style style:family="paragraph" style:name="a2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draw:fill="gradient" draw:fill-gradient-name="a1185" draw:stroke="none"/>
    </style:style>
    <style:style style:family="graphic" style:name="a673">
      <style:graphic-properties draw:fill="gradient" draw:fill-gradient-name="a672" draw:stroke="non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draw:fill="gradient" draw:fill-gradient-name="a1187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draw:fill="gradient" draw:fill-gradient-name="a674" draw:stroke="none"/>
    </style:style>
    <style:style style:family="paragraph" style:name="a2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draw:fill="gradient" draw:fill-gradient-name="a676" draw:stroke="none"/>
    </style:style>
    <style:style style:family="graphic" style:name="a679">
      <style:graphic-properties draw:fill="gradient" draw:fill-gradient-name="a678" draw:stroke="none"/>
    </style:style>
    <style:style style:family="graphic" style:name="a80">
      <style:graphic-properties draw:fill="gradient" draw:fill-gradient-name="a79" draw:stroke="none"/>
    </style:style>
    <style:style style:family="graphic" style:name="a82">
      <style:graphic-properties draw:fill="gradient" draw:fill-gradient-name="a81" draw:stroke="none"/>
    </style:style>
    <style:style style:family="graphic" style:name="a84">
      <style:graphic-properties draw:fill="gradient" draw:fill-gradient-name="a83" draw:stroke="none"/>
    </style:style>
    <style:style style:family="graphic" style:name="a86">
      <style:graphic-properties draw:fill="gradient" draw:fill-gradient-name="a85" draw:stroke="non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gradient" draw:fill-gradient-name="a87" draw:stroke="non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5">
      <style:drawing-page-properties draw:fill="bitmap" draw:fill-image-name="a18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 style:parent-style-name="Graphics">
      <style:graphic-properties draw:fill="none" fo:clip="rect(0in, 0in, 0in, 0in)" draw:stroke="none" draw:image-opacity="30%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gradient" draw:fill-gradient-name="a1189" draw:stroke="none"/>
    </style:style>
    <style:style style:family="graphic" style:name="a1192">
      <style:graphic-properties draw:fill="gradient" draw:fill-gradient-name="a1191" draw:stroke="none"/>
    </style:style>
    <style:style style:family="presentation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draw:fill="gradient" draw:fill-gradient-name="a1193" draw:stroke="none"/>
    </style:style>
    <style:style style:family="paragraph" style:name="a2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draw:fill="gradient" draw:fill-gradient-name="a680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draw:fill="gradient" draw:fill-gradient-name="a1195" draw:stroke="non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gradient" draw:fill-gradient-name="a682" draw:stroke="none"/>
    </style:style>
    <style:style style:family="paragraph" style:name="a2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gradient" draw:fill-gradient-name="a1197" draw:stroke="none"/>
    </style:style>
    <style:style style:family="presentation" style:name="a2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draw:fill="gradient" draw:fill-gradient-name="a684" draw:stroke="none"/>
    </style:style>
    <style:style style:family="drawing-page" style:name="a2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87">
      <style:graphic-properties draw:fill="gradient" draw:fill-gradient-name="a686" draw:stroke="none"/>
    </style:style>
    <style:style style:family="graphic" style:name="a689">
      <style:graphic-properties draw:fill="gradient" draw:fill-gradient-name="a688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94">
      <style:graphic-properties draw:fill="gradient" draw:fill-gradient-name="a93" draw:stroke="none"/>
    </style:style>
    <style:style style:family="graphic" style:name="a96">
      <style:graphic-properties draw:fill="gradient" draw:fill-gradient-name="a95" draw:stroke="non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gradient" draw:fill-gradient-name="a97" draw:stroke="none"/>
    </style:style>
    <style:style style:family="paragraph" style:name="a18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draw:fill="gradient" draw:fill-gradient-name="a161" draw:stroke="non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gradient" draw:fill-gradient-name="a163" draw:stroke="none"/>
    </style:style>
    <style:style style:family="paragraph" style:name="a1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gradient" draw:fill-gradient-name="a165" draw:stroke="none"/>
    </style:style>
    <style:style style:family="text" style:name="a1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gradient" draw:fill-gradient-name="a167" draw:stroke="none"/>
    </style:style>
    <style:style style:family="drawing-page" style:name="a2251">
      <style:drawing-page-properties draw:fill="bitmap" draw:fill-image-name="a2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2" style:parent-style-name="Graphics">
      <style:graphic-properties draw:fill="none" fo:clip="rect(0in, 0in, 0in, 0in)" draw:stroke="none" draw:image-opacity="30%"/>
    </style:style>
    <style:style style:family="text" style:name="a2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gradient" draw:fill-gradient-name="a690" draw:stroke="none"/>
    </style:style>
    <style:style style:family="paragraph" style:name="a2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>
      <style:graphic-properties draw:fill="gradient" draw:fill-gradient-name="a692" draw:stroke="non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draw:fill="gradient" draw:fill-gradient-name="a694" draw:stroke="none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gradient" draw:fill-gradient-name="a169" draw:stroke="none"/>
    </style:style>
    <style:style style:family="paragraph" style:name="a1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gradient" draw:fill-gradient-name="a171" draw:stroke="none"/>
    </style:style>
    <style:style style:family="graphic" style:name="a1836">
      <style:graphic-properties draw:fill="gradient" draw:fill-gradient-name="a1835" draw:stroke="none"/>
    </style:style>
    <style:style style:family="graphic" style:name="a174">
      <style:graphic-properties draw:fill="gradient" draw:fill-gradient-name="a173" draw:stroke="none"/>
    </style:style>
    <style:style style:family="graphic" style:name="a1838">
      <style:graphic-properties draw:fill="gradient" draw:fill-gradient-name="a1837" draw:stroke="none"/>
    </style:style>
    <style:style style:family="graphic" style:name="a176">
      <style:graphic-properties draw:fill="gradient" draw:fill-gradient-name="a175" draw:stroke="none"/>
    </style:style>
    <style:style style:family="graphic" style:name="a178">
      <style:graphic-properties draw:fill="gradient" draw:fill-gradient-name="a177" draw:stroke="non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draw:fill="gradient" draw:fill-gradient-name="a1309" draw:stroke="none"/>
    </style:style>
    <style:style style:family="paragraph" style:name="a2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draw:fill="gradient" draw:fill-gradient-name="a1311" draw:stroke="non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draw:fill="gradient" draw:fill-gradient-name="a1313" draw:stroke="non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gradient" draw:fill-gradient-name="a800" draw:stroke="none"/>
    </style:style>
    <style:style style:family="graphic" style:name="a1316">
      <style:graphic-properties draw:fill="gradient" draw:fill-gradient-name="a1315" draw:stroke="none"/>
    </style:style>
    <style:style style:family="graphic" style:name="a803">
      <style:graphic-properties draw:fill="gradient" draw:fill-gradient-name="a802" draw:stroke="none"/>
    </style:style>
    <style:style style:family="graphic" style:name="a1318">
      <style:graphic-properties draw:fill="gradient" draw:fill-gradient-name="a1317" draw:stroke="none"/>
    </style:style>
    <style:style style:family="graphic" style:name="a805">
      <style:graphic-properties draw:fill="gradient" draw:fill-gradient-name="a804" draw:stroke="none"/>
    </style:style>
    <style:style style:family="graphic" style:name="a807">
      <style:graphic-properties draw:fill="gradient" draw:fill-gradient-name="a806" draw:stroke="none"/>
    </style:style>
    <style:style style:family="graphic" style:name="a809">
      <style:graphic-properties draw:fill="gradient" draw:fill-gradient-name="a808" draw:stroke="none"/>
    </style:style>
    <style:style style:family="graphic" style:name="a1840">
      <style:graphic-properties draw:fill="gradient" draw:fill-gradient-name="a1839" draw:stroke="none"/>
    </style:style>
    <style:style style:family="graphic" style:name="a1842">
      <style:graphic-properties draw:fill="gradient" draw:fill-gradient-name="a1841" draw:stroke="none"/>
    </style:style>
    <style:style style:family="graphic" style:name="a180">
      <style:graphic-properties draw:fill="gradient" draw:fill-gradient-name="a179" draw:stroke="none"/>
    </style:style>
    <style:style style:family="graphic" style:name="a1844">
      <style:graphic-properties draw:fill="gradient" draw:fill-gradient-name="a1843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6">
      <style:graphic-properties draw:fill="gradient" draw:fill-gradient-name="a1845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48">
      <style:graphic-properties draw:fill="gradient" draw:fill-gradient-name="a1847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20">
      <style:graphic-properties draw:fill="gradient" draw:fill-gradient-name="a1319" draw:stroke="none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2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4">
      <style:graphic-properties draw:fill="gradient" draw:fill-gradient-name="a1323" draw:stroke="none"/>
    </style:style>
    <style:style style:family="text" style:name="a2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gradient" draw:fill-gradient-name="a810" draw:stroke="none"/>
    </style:style>
    <style:style style:family="graphic" style:name="a1326">
      <style:graphic-properties draw:fill="gradient" draw:fill-gradient-name="a1325" draw:stroke="none"/>
    </style:style>
    <style:style style:family="graphic" style:name="a813">
      <style:graphic-properties draw:fill="gradient" draw:fill-gradient-name="a812" draw:stroke="none"/>
    </style:style>
    <style:style style:family="graphic" style:name="a1328">
      <style:graphic-properties draw:fill="gradient" draw:fill-gradient-name="a1327" draw:stroke="none"/>
    </style:style>
    <style:style style:family="graphic" style:name="a815">
      <style:graphic-properties draw:fill="gradient" draw:fill-gradient-name="a814" draw:stroke="none"/>
    </style:style>
    <style:style style:family="graphic" style:name="a817">
      <style:graphic-properties draw:fill="gradient" draw:fill-gradient-name="a816" draw:stroke="none"/>
    </style:style>
    <style:style style:family="graphic" style:name="a819">
      <style:graphic-properties draw:fill="gradient" draw:fill-gradient-name="a818" draw:stroke="none"/>
    </style:style>
    <style:style style:family="graphic" style:name="a1850">
      <style:graphic-properties draw:fill="gradient" draw:fill-gradient-name="a1849" draw:stroke="none"/>
    </style:style>
    <style:style style:family="graphic" style:name="a1852">
      <style:graphic-properties draw:fill="gradient" draw:fill-gradient-name="a1851" draw:stroke="none"/>
    </style:style>
    <style:style style:family="graphic" style:name="a190">
      <style:graphic-properties draw:fill="gradient" draw:fill-gradient-name="a189" draw:stroke="none"/>
    </style:style>
    <style:style style:family="graphic" style:name="a1854">
      <style:graphic-properties draw:fill="gradient" draw:fill-gradient-name="a1853" draw:stroke="none"/>
    </style:style>
    <style:style style:family="graphic" style:name="a192">
      <style:graphic-properties draw:fill="gradient" draw:fill-gradient-name="a191" draw:stroke="none"/>
    </style:style>
    <style:style style:family="graphic" style:name="a1856">
      <style:graphic-properties draw:fill="gradient" draw:fill-gradient-name="a1855" draw:stroke="none"/>
    </style:style>
    <style:style style:family="graphic" style:name="a194">
      <style:graphic-properties draw:fill="gradient" draw:fill-gradient-name="a193" draw:stroke="none"/>
    </style:style>
    <style:style style:family="graphic" style:name="a1858">
      <style:graphic-properties draw:fill="gradient" draw:fill-gradient-name="a1857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resentation" style:name="a2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draw:fill="gradient" draw:fill-gradient-name="a1329" draw:stroke="none"/>
    </style:style>
    <style:style style:family="graphic" style:name="a2285">
      <style:graphic-properties draw:fill="gradient" draw:fill-gradient-name="a2284" draw:stroke="none"/>
    </style:style>
    <style:style style:family="graphic" style:name="a1332">
      <style:graphic-properties draw:fill="gradient" draw:fill-gradient-name="a1331" draw:stroke="none"/>
    </style:style>
    <style:style style:family="graphic" style:name="a2287">
      <style:graphic-properties draw:fill="gradient" draw:fill-gradient-name="a2286" draw:stroke="none"/>
    </style:style>
    <style:style style:family="graphic" style:name="a1334">
      <style:graphic-properties draw:fill="gradient" draw:fill-gradient-name="a1333" draw:stroke="none"/>
    </style:style>
    <style:style style:family="graphic" style:name="a2289">
      <style:graphic-properties draw:fill="gradient" draw:fill-gradient-name="a2288" draw:stroke="none"/>
    </style:style>
    <style:style style:family="graphic" style:name="a821">
      <style:graphic-properties draw:fill="gradient" draw:fill-gradient-name="a820" draw:stroke="none"/>
    </style:style>
    <style:style style:family="graphic" style:name="a1336">
      <style:graphic-properties draw:fill="gradient" draw:fill-gradient-name="a133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823">
      <style:graphic-properties draw:fill="gradient" draw:fill-gradient-name="a822" draw:stroke="none"/>
    </style:style>
    <style:style style:family="graphic" style:name="a825">
      <style:graphic-properties draw:fill="gradient" draw:fill-gradient-name="a824" draw:stroke="none"/>
    </style:style>
    <style:style style:family="graphic" style:name="a827">
      <style:graphic-properties draw:fill="gradient" draw:fill-gradient-name="a826" draw:stroke="none"/>
    </style:style>
    <style:style style:family="graphic" style:name="a829">
      <style:graphic-properties draw:fill="gradient" draw:fill-gradient-name="a828" draw:stroke="none"/>
    </style:style>
    <style:style style:family="graphic" style:name="a1860">
      <style:graphic-properties draw:fill="gradient" draw:fill-gradient-name="a1859" draw:stroke="none"/>
    </style:style>
    <style:style style:family="graphic" style:name="a1862">
      <style:graphic-properties draw:fill="gradient" draw:fill-gradient-name="a1861" draw:stroke="none"/>
    </style:style>
    <style:style style:family="graphic" style:name="a1864">
      <style:graphic-properties draw:fill="gradient" draw:fill-gradient-name="a1863" draw:stroke="none"/>
    </style:style>
    <style:style style:family="graphic" style:name="a1866">
      <style:graphic-properties draw:fill="gradient" draw:fill-gradient-name="a1865" draw:stroke="none"/>
    </style:style>
    <style:style style:family="graphic" style:name="a1868">
      <style:graphic-properties draw:fill="gradient" draw:fill-gradient-name="a1867" draw:stroke="non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bitmap" draw:fill-image-name="a3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, 0in, 0in, 0in)" draw:stroke="none" draw:image-opacity="30%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draw:fill="gradient" draw:fill-gradient-name="a2290" draw:stroke="non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3">
      <style:graphic-properties draw:fill="gradient" draw:fill-gradient-name="a2292" draw:stroke="none"/>
    </style:style>
    <style:style style:family="graphic" style:name="a1340">
      <style:graphic-properties draw:fill="gradient" draw:fill-gradient-name="a1339" draw:stroke="none"/>
    </style:style>
    <style:style style:family="graphic" style:name="a2295">
      <style:graphic-properties draw:fill="gradient" draw:fill-gradient-name="a2294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2297">
      <style:graphic-properties draw:fill="gradient" draw:fill-gradient-name="a2296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2299">
      <style:graphic-properties draw:fill="gradient" draw:fill-gradient-name="a2298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831">
      <style:graphic-properties draw:fill="gradient" draw:fill-gradient-name="a830" draw:stroke="solid" svg:stroke-width="0.00002in" svg:stroke-color="#ffffff" svg:stroke-opacity="100%" draw:stroke-linejoin="miter" svg:stroke-linecap="butt"/>
    </style:style>
    <style:style style:family="graphic" style:name="a1348">
      <style:graphic-properties draw:fill="gradient" draw:fill-gradient-name="a1347" draw:stroke="none"/>
    </style:style>
    <style:style style:family="graphic" style:name="a833">
      <style:graphic-properties draw:fill="gradient" draw:fill-gradient-name="a832" draw:stroke="none"/>
    </style:style>
    <style:style style:family="graphic" style:name="a835">
      <style:graphic-properties draw:fill="gradient" draw:fill-gradient-name="a834" draw:stroke="none"/>
    </style:style>
    <style:style style:family="graphic" style:name="a837">
      <style:graphic-properties draw:fill="gradient" draw:fill-gradient-name="a836" draw:stroke="none"/>
    </style:style>
    <style:style style:family="graphic" style:name="a839">
      <style:graphic-properties draw:fill="gradient" draw:fill-gradient-name="a838" draw:stroke="none"/>
    </style:style>
    <style:style style:family="graphic" style:name="a1870">
      <style:graphic-properties draw:fill="gradient" draw:fill-gradient-name="a1869" draw:stroke="none"/>
    </style:style>
    <style:style style:family="graphic" style:name="a1872">
      <style:graphic-properties draw:fill="gradient" draw:fill-gradient-name="a1871" draw:stroke="none"/>
    </style:style>
    <style:style style:family="graphic" style:name="a1874">
      <style:graphic-properties draw:fill="gradient" draw:fill-gradient-name="a1873" draw:stroke="none"/>
    </style:style>
    <style:style style:family="graphic" style:name="a1876">
      <style:graphic-properties draw:fill="gradient" draw:fill-gradient-name="a1875" draw:stroke="none"/>
    </style:style>
    <style:style style:family="graphic" style:name="a1878">
      <style:graphic-properties draw:fill="gradient" draw:fill-gradient-name="a1877" draw:stroke="solid" svg:stroke-width="0.00002in" svg:stroke-color="#ffffff" svg:stroke-opacity="100%" draw:stroke-linejoin="miter" svg:stroke-linecap="butt"/>
    </style:style>
    <style:style style:family="paragraph" style:name="a3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draw:fill="gradient" draw:fill-gradient-name="a1349" draw:stroke="none"/>
    </style:style>
    <style:style style:family="graphic" style:name="a1352">
      <style:graphic-properties draw:fill="gradient" draw:fill-gradient-name="a1351" draw:stroke="solid" svg:stroke-width="0.00002in" svg:stroke-color="#ffffff" svg:stroke-opacity="100%" draw:stroke-linejoin="miter" svg:stroke-linecap="butt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gradient" draw:fill-gradient-name="a1353" draw:stroke="non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draw:fill="gradient" draw:fill-gradient-name="a1355" draw:stroke="none"/>
    </style:style>
    <style:style style:family="paragraph" style:name="a24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draw:fill="gradient" draw:fill-gradient-name="a840" draw:stroke="none"/>
    </style:style>
    <style:style style:family="graphic" style:name="a1358">
      <style:graphic-properties draw:fill="gradient" draw:fill-gradient-name="a1357" draw:stroke="non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gradient" draw:fill-gradient-name="a842" draw:stroke="none"/>
    </style:style>
    <style:style style:family="paragraph" style:name="a24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draw:fill="gradient" draw:fill-gradient-name="a844" draw:stroke="none"/>
    </style:style>
    <style:style style:family="graphic" style:name="a847">
      <style:graphic-properties draw:fill="gradient" draw:fill-gradient-name="a846" draw:stroke="none"/>
    </style:style>
    <style:style style:family="graphic" style:name="a849">
      <style:graphic-properties draw:fill="gradient" draw:fill-gradient-name="a848" draw:stroke="none"/>
    </style:style>
    <style:style style:family="graphic" style:name="a1880">
      <style:graphic-properties draw:fill="gradient" draw:fill-gradient-name="a1879" draw:stroke="none"/>
    </style:style>
    <style:style style:family="graphic" style:name="a1882">
      <style:graphic-properties draw:fill="gradient" draw:fill-gradient-name="a1881" draw:stroke="none"/>
    </style:style>
    <style:style style:family="graphic" style:name="a1884">
      <style:graphic-properties draw:fill="gradient" draw:fill-gradient-name="a1883" draw:stroke="none"/>
    </style:style>
    <style:style style:family="graphic" style:name="a1886">
      <style:graphic-properties draw:fill="gradient" draw:fill-gradient-name="a1885" draw:stroke="none"/>
    </style:style>
    <style:style style:family="graphic" style:name="a1888">
      <style:graphic-properties draw:fill="gradient" draw:fill-gradient-name="a1887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draw:fill="gradient" draw:fill-gradient-name="a1359" draw:stroke="non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draw:fill="gradient" draw:fill-gradient-name="a1361" draw:stroke="non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draw:fill="gradient" draw:fill-gradient-name="a1363" draw:stroke="none"/>
    </style:style>
    <style:style style:family="presentation" style:name="a24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66">
      <style:graphic-properties draw:fill="gradient" draw:fill-gradient-name="a1365" draw:stroke="non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gradient" draw:fill-gradient-name="a850" draw:stroke="none"/>
    </style:style>
    <style:style style:family="graphic" style:name="a1368">
      <style:graphic-properties draw:fill="gradient" draw:fill-gradient-name="a1367" draw:stroke="none"/>
    </style:style>
    <style:style style:family="paragraph" style:name="a2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draw:fill="gradient" draw:fill-gradient-name="a852" draw:stroke="none"/>
    </style:style>
    <style:style style:family="presentation" style:name="a2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gradient" draw:fill-gradient-name="a854" draw:stroke="none"/>
    </style:style>
    <style:style style:family="text" style:name="a2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gradient" draw:fill-gradient-name="a856" draw:stroke="none"/>
    </style:style>
    <style:style style:family="graphic" style:name="a859">
      <style:graphic-properties draw:fill="gradient" draw:fill-gradient-name="a858" draw:stroke="none"/>
    </style:style>
    <style:style style:family="graphic" style:name="a1890">
      <style:graphic-properties draw:fill="gradient" draw:fill-gradient-name="a1889" draw:stroke="none"/>
    </style:style>
    <style:style style:family="graphic" style:name="a1892">
      <style:graphic-properties draw:fill="gradient" draw:fill-gradient-name="a1891" draw:stroke="none"/>
    </style:style>
    <style:style style:family="graphic" style:name="a1894">
      <style:graphic-properties draw:fill="gradient" draw:fill-gradient-name="a1893" draw:stroke="none"/>
    </style:style>
    <style:style style:family="graphic" style:name="a1896">
      <style:graphic-properties draw:fill="gradient" draw:fill-gradient-name="a1895" draw:stroke="none"/>
    </style:style>
    <style:style style:family="graphic" style:name="a1898">
      <style:graphic-properties draw:fill="gradient" draw:fill-gradient-name="a1897" draw:stroke="non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graphic" style:name="a339">
      <style:graphic-properties draw:fill="gradient" draw:fill-gradient-name="a338" draw:stroke="none"/>
    </style:style>
    <style:style style:family="graphic" style:name="a1370">
      <style:graphic-properties draw:fill="gradient" draw:fill-gradient-name="a1369" draw:stroke="none"/>
    </style:style>
    <style:style style:family="paragraph" style:name="a2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draw:fill="gradient" draw:fill-gradient-name="a1371" draw:stroke="none"/>
    </style:style>
    <style:style style:family="presentation" style:name="a2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gradient" draw:fill-gradient-name="a1373" draw:stroke="none"/>
    </style:style>
    <style:style style:family="paragraph" style:name="a2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draw:fill="gradient" draw:fill-gradient-name="a1375" draw:stroke="none"/>
    </style:style>
    <style:style style:family="graphic" style:name="a861">
      <style:graphic-properties draw:fill="gradient" draw:fill-gradient-name="a860" draw:stroke="non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6">
      <style:graphic-properties draw:fill="gradient" draw:fill-gradient-name="a2425" draw:stroke="none"/>
    </style:style>
    <style:style style:family="graphic" style:name="a1378">
      <style:graphic-properties draw:fill="gradient" draw:fill-gradient-name="a1377" draw:stroke="non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8">
      <style:graphic-properties draw:fill="gradient" draw:fill-gradient-name="a2427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5">
      <style:graphic-properties draw:fill="gradient" draw:fill-gradient-name="a344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9">
      <style:graphic-properties draw:fill="gradient" draw:fill-gradient-name="a348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2430">
      <style:graphic-properties draw:fill="gradient" draw:fill-gradient-name="a2429" draw:stroke="none"/>
    </style:style>
    <style:style style:family="graphic" style:name="a1382">
      <style:graphic-properties draw:fill="gradient" draw:fill-gradient-name="a1381" draw:stroke="non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2">
      <style:graphic-properties draw:fill="gradient" draw:fill-gradient-name="a2431" draw:stroke="none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34">
      <style:graphic-properties draw:fill="gradient" draw:fill-gradient-name="a2433" draw:stroke="non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draw:fill="gradient" draw:fill-gradient-name="a2435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draw:fill="gradient" draw:fill-gradient-name="a2437" draw:stroke="non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gradient" draw:fill-gradient-name="a350" draw:stroke="none"/>
    </style:style>
    <style:style style:family="graphic" style:name="a353">
      <style:graphic-properties draw:fill="gradient" draw:fill-gradient-name="a352" draw:stroke="none"/>
    </style:style>
    <style:style style:family="graphic" style:name="a355">
      <style:graphic-properties draw:fill="gradient" draw:fill-gradient-name="a354" draw:stroke="none"/>
    </style:style>
    <style:style style:family="graphic" style:name="a357">
      <style:graphic-properties draw:fill="gradient" draw:fill-gradient-name="a356" draw:stroke="none"/>
    </style:style>
    <style:style style:family="graphic" style:name="a359">
      <style:graphic-properties draw:fill="gradient" draw:fill-gradient-name="a358" draw:stroke="non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40">
      <style:graphic-properties draw:fill="gradient" draw:fill-gradient-name="a2439" draw:stroke="non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draw:fill="gradient" draw:fill-gradient-name="a2441" draw:stroke="non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draw:fill="gradient" draw:fill-gradient-name="a2443" draw:stroke="none"/>
    </style:style>
    <style:style style:family="paragraph" style:name="a1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6">
      <style:graphic-properties draw:fill="gradient" draw:fill-gradient-name="a2445" draw:stroke="non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draw:fill="gradient" draw:fill-gradient-name="a2447" draw:stroke="non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gradient" draw:fill-gradient-name="a360" draw:stroke="none"/>
    </style:style>
    <style:style style:family="graphic" style:name="a363">
      <style:graphic-properties draw:fill="gradient" draw:fill-gradient-name="a362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7">
      <style:graphic-properties draw:fill="gradient" draw:fill-gradient-name="a366" draw:stroke="none"/>
    </style:style>
    <style:style style:family="graphic" style:name="a369">
      <style:graphic-properties draw:fill="gradient" draw:fill-gradient-name="a368" draw:stroke="none"/>
    </style:style>
    <style:style style:family="graphic" style:name="a2450">
      <style:graphic-properties draw:fill="gradient" draw:fill-gradient-name="a2449" draw:stroke="none"/>
    </style:style>
    <style:style style:family="graphic" style:name="a2452">
      <style:graphic-properties draw:fill="gradient" draw:fill-gradient-name="a2451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4">
      <style:graphic-properties draw:fill="gradient" draw:fill-gradient-name="a2453" draw:stroke="none"/>
    </style:style>
    <style:style style:family="graphic" style:name="a1500">
      <style:graphic-properties draw:fill="gradient" draw:fill-gradient-name="a1499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draw:fill="gradient" draw:fill-gradient-name="a2455" draw:stroke="none"/>
    </style:style>
    <style:style style:family="graphic" style:name="a1502">
      <style:graphic-properties draw:fill="gradient" draw:fill-gradient-name="a1501" draw:stroke="non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58">
      <style:graphic-properties draw:fill="gradient" draw:fill-gradient-name="a2457" draw:stroke="none"/>
    </style:style>
    <style:style style:family="graphic" style:name="a1504">
      <style:graphic-properties draw:fill="gradient" draw:fill-gradient-name="a1503" draw:stroke="none"/>
    </style:style>
    <style:style style:family="drawing-page" style:name="a896">
      <style:drawing-page-properties draw:fill="bitmap" draw:fill-image-name="a8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6">
      <style:graphic-properties draw:fill="gradient" draw:fill-gradient-name="a1505" draw:stroke="none"/>
    </style:style>
    <style:style style:family="graphic" style:name="a897" style:parent-style-name="Graphics">
      <style:graphic-properties draw:fill="none" fo:clip="rect(0in, 0in, 0in, 0in)" draw:stroke="none" draw:image-opacity="30%"/>
    </style:style>
    <style:style style:family="text" style:name="a8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draw:fill="gradient" draw:fill-gradient-name="a1507" draw:stroke="none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gradient" draw:fill-gradient-name="a370" draw:stroke="none"/>
    </style:style>
    <style:style style:family="graphic" style:name="a373">
      <style:graphic-properties draw:fill="gradient" draw:fill-gradient-name="a372" draw:stroke="none"/>
    </style:style>
    <style:style style:family="graphic" style:name="a375">
      <style:graphic-properties draw:fill="gradient" draw:fill-gradient-name="a374" draw:stroke="none"/>
    </style:style>
    <style:style style:family="graphic" style:name="a377">
      <style:graphic-properties draw:fill="gradient" draw:fill-gradient-name="a376" draw:stroke="none"/>
    </style:style>
    <style:style style:family="graphic" style:name="a379">
      <style:graphic-properties draw:fill="gradient" draw:fill-gradient-name="a378" draw:stroke="solid" svg:stroke-width="0.00002in" svg:stroke-color="#ffffff" svg:stroke-opacity="100%" draw:stroke-linejoin="miter" svg:stroke-linecap="butt"/>
    </style:style>
    <style:style style:family="graphic" style:name="a2460">
      <style:graphic-properties draw:fill="gradient" draw:fill-gradient-name="a2459" draw:stroke="none"/>
    </style:style>
    <style:style style:family="graphic" style:name="a2462">
      <style:graphic-properties draw:fill="gradient" draw:fill-gradient-name="a2461" draw:stroke="none"/>
    </style:style>
    <style:style style:family="graphic" style:name="a1510">
      <style:graphic-properties draw:fill="gradient" draw:fill-gradient-name="a1509" draw:stroke="none"/>
    </style:style>
    <style:style style:family="graphic" style:name="a2464">
      <style:graphic-properties draw:fill="gradient" draw:fill-gradient-name="a2463" draw:stroke="none"/>
    </style:style>
    <style:style style:family="graphic" style:name="a1512">
      <style:graphic-properties draw:fill="gradient" draw:fill-gradient-name="a1511" draw:stroke="none"/>
    </style:style>
    <style:style style:family="graphic" style:name="a2466">
      <style:graphic-properties draw:fill="gradient" draw:fill-gradient-name="a2465" draw:stroke="none"/>
    </style:style>
    <style:style style:family="graphic" style:name="a1514">
      <style:graphic-properties draw:fill="gradient" draw:fill-gradient-name="a1513" draw:stroke="none"/>
    </style:style>
    <style:style style:family="graphic" style:name="a2468">
      <style:graphic-properties draw:fill="gradient" draw:fill-gradient-name="a2467" draw:stroke="solid" svg:stroke-width="0.00002in" svg:stroke-color="#ffffff" svg:stroke-opacity="100%" draw:stroke-linejoin="miter" svg:stroke-linecap="but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gradient" draw:fill-gradient-name="a380" draw:stroke="none"/>
    </style:style>
    <style:style style:family="graphic" style:name="a383">
      <style:graphic-properties draw:fill="gradient" draw:fill-gradient-name="a382" draw:stroke="none"/>
    </style:style>
    <style:style style:family="graphic" style:name="a385">
      <style:graphic-properties draw:fill="gradient" draw:fill-gradient-name="a384" draw:stroke="none"/>
    </style:style>
    <style:style style:family="graphic" style:name="a387">
      <style:graphic-properties draw:fill="gradient" draw:fill-gradient-name="a386" draw:stroke="none"/>
    </style:style>
    <style:style style:family="graphic" style:name="a389">
      <style:graphic-properties draw:fill="gradient" draw:fill-gradient-name="a388" draw:stroke="none"/>
    </style:style>
    <style:style style:family="graphic" style:name="a2470">
      <style:graphic-properties draw:fill="gradient" draw:fill-gradient-name="a2469" draw:stroke="none"/>
    </style:style>
    <style:style style:family="graphic" style:name="a2472">
      <style:graphic-properties draw:fill="gradient" draw:fill-gradient-name="a2471" draw:stroke="non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4">
      <style:graphic-properties draw:fill="gradient" draw:fill-gradient-name="a2473" draw:stroke="non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6">
      <style:graphic-properties draw:fill="gradient" draw:fill-gradient-name="a2475" draw:stroke="non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8">
      <style:graphic-properties draw:fill="gradient" draw:fill-gradient-name="a2477" draw:stroke="non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gradient" draw:fill-gradient-name="a390" draw:stroke="non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gradient" draw:fill-gradient-name="a392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gradient" draw:fill-gradient-name="a394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gradient" draw:fill-gradient-name="a396" draw:stroke="non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gradient" draw:fill-gradient-name="a398" draw:stroke="none"/>
    </style:style>
    <style:style style:family="graphic" style:name="a2480">
      <style:graphic-properties draw:fill="gradient" draw:fill-gradient-name="a2479" draw:stroke="none"/>
    </style:style>
    <style:style style:family="graphic" style:name="a2482">
      <style:graphic-properties draw:fill="gradient" draw:fill-gradient-name="a2481" draw:stroke="none"/>
    </style:style>
    <style:style style:family="paragraph" style:name="a1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4">
      <style:graphic-properties draw:fill="gradient" draw:fill-gradient-name="a2483" draw:stroke="non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6">
      <style:graphic-properties draw:fill="gradient" draw:fill-gradient-name="a2485" draw:stroke="none"/>
    </style:style>
    <style:style style:family="paragraph" style:name="a1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8">
      <style:graphic-properties draw:fill="gradient" draw:fill-gradient-name="a2487" draw:stroke="non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gradient" draw:fill-gradient-name="a500" draw:stroke="non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gradient" draw:fill-gradient-name="a502" draw:stroke="non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5">
      <style:graphic-properties draw:fill="gradient" draw:fill-gradient-name="a504" draw:stroke="none"/>
    </style:style>
    <style:style style:family="graphic" style:name="a2490">
      <style:graphic-properties draw:fill="gradient" draw:fill-gradient-name="a2489" draw:stroke="none"/>
    </style:style>
    <style:style style:family="graphic" style:name="a507">
      <style:graphic-properties draw:fill="gradient" draw:fill-gradient-name="a506" draw:stroke="solid" svg:stroke-width="0.00002in" svg:stroke-color="#ffffff" svg:stroke-opacity="100%" draw:stroke-linejoin="miter" svg:stroke-linecap="butt"/>
    </style:style>
    <style:style style:family="graphic" style:name="a2492">
      <style:graphic-properties draw:fill="gradient" draw:fill-gradient-name="a2491" draw:stroke="none"/>
    </style:style>
    <style:style style:family="graphic" style:name="a509">
      <style:graphic-properties draw:fill="gradient" draw:fill-gradient-name="a508" draw:stroke="non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4">
      <style:graphic-properties draw:fill="gradient" draw:fill-gradient-name="a2493" draw:stroke="none"/>
    </style:style>
    <style:style style:family="paragraph" style:name="a1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6">
      <style:graphic-properties draw:fill="gradient" draw:fill-gradient-name="a2495" draw:stroke="non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8">
      <style:graphic-properties draw:fill="gradient" draw:fill-gradient-name="a2497" draw:stroke="none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9">
      <style:drawing-page-properties draw:fill="bitmap" draw:fill-image-name="a15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0">
      <style:drawing-page-properties draw:fill="bitmap" draw:fill-image-name="a1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1" style:parent-style-name="Graphics">
      <style:graphic-properties draw:fill="none" fo:clip="rect(0in, 0in, 0in, 0in)" draw:stroke="none" draw:image-opacity="30%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gradient" draw:fill-gradient-name="a510" draw:stroke="none"/>
    </style:style>
    <style:style style:family="text" style:name="a10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gradient" draw:fill-gradient-name="a512" draw:stroke="non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519">
      <style:graphic-properties draw:fill="gradient" draw:fill-gradient-name="a518" draw:stroke="none"/>
    </style:style>
    <style:style style:family="graphic" style:name="a1550" style:parent-style-name="Graphics">
      <style:graphic-properties draw:fill="none" fo:clip="rect(0in, 0in, 0in, 0in)" draw:stroke="none" draw:image-opacity="30%"/>
    </style:style>
    <style:style style:family="text" style:name="a1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521">
      <style:graphic-properties draw:fill="gradient" draw:fill-gradient-name="a520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523">
      <style:graphic-properties draw:fill="gradient" draw:fill-gradient-name="a522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525">
      <style:graphic-properties draw:fill="gradient" draw:fill-gradient-name="a524" draw:stroke="none"/>
    </style:style>
    <style:style style:family="graphic" style:name="a527">
      <style:graphic-properties draw:fill="gradient" draw:fill-gradient-name="a526" draw:stroke="none"/>
    </style:style>
    <style:style style:family="graphic" style:name="a529">
      <style:graphic-properties draw:fill="gradient" draw:fill-gradient-name="a528" draw:stroke="none"/>
    </style:style>
    <style:style style:family="paragraph" style:name="a1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gradient" draw:fill-gradient-name="a1040" draw:stroke="none"/>
    </style:style>
    <style:style style:family="graphic" style:name="a1043">
      <style:graphic-properties draw:fill="gradient" draw:fill-gradient-name="a1042" draw:stroke="none"/>
    </style:style>
    <style:style style:family="graphic" style:name="a1045">
      <style:graphic-properties draw:fill="gradient" draw:fill-gradient-name="a1044" draw:stroke="none"/>
    </style:style>
    <style:style style:family="graphic" style:name="a531">
      <style:graphic-properties draw:fill="gradient" draw:fill-gradient-name="a530" draw:stroke="none"/>
    </style:style>
    <style:style style:family="graphic" style:name="a1047">
      <style:graphic-properties draw:fill="gradient" draw:fill-gradient-name="a1046" draw:stroke="none"/>
    </style:style>
    <style:style style:family="graphic" style:name="a533">
      <style:graphic-properties draw:fill="gradient" draw:fill-gradient-name="a532" draw:stroke="none"/>
    </style:style>
    <style:style style:family="graphic" style:name="a1049">
      <style:graphic-properties draw:fill="gradient" draw:fill-gradient-name="a1048" draw:stroke="none"/>
    </style:style>
    <style:style style:family="graphic" style:name="a535">
      <style:graphic-properties draw:fill="gradient" draw:fill-gradient-name="a534" draw:stroke="none"/>
    </style:style>
    <style:style style:family="graphic" style:name="a537">
      <style:graphic-properties draw:fill="gradient" draw:fill-gradient-name="a536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draw:fill="gradient" draw:fill-gradient-name="a1569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1578">
      <style:graphic-properties draw:fill="gradient" draw:fill-gradient-name="a1577" draw:stroke="none"/>
    </style:style>
    <style:style style:family="presentation" style:name="a2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draw:fill="gradient" draw:fill-gradient-name="a1050" draw:stroke="non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21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none"/>
    </style:style>
    <style:style style:family="presentation" style:name="a21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gradient" draw:fill-gradient-name="a1056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2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draw:fill="gradient" draw:fill-gradient-name="a1579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paragraph" style:name="a2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draw:fill="gradient" draw:fill-gradient-name="a1060" draw:stroke="none"/>
    </style:style>
    <style:style style:family="presentation" style:name="a2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3">
      <style:graphic-properties draw:fill="gradient" draw:fill-gradient-name="a1062" draw:stroke="none"/>
    </style:style>
    <style:style style:family="text" style:name="a2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draw:fill="gradient" draw:fill-gradient-name="a1064" draw:stroke="none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draw:fill="gradient" draw:fill-gradient-name="a1066" draw:stroke="none"/>
    </style:style>
    <style:style style:family="presentation" style:name="a2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gradient" draw:fill-gradient-name="a1068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2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draw:fill="gradient" draw:fill-gradient-name="a1072" draw:stroke="none"/>
    </style:style>
    <style:style style:family="paragraph" style:name="a2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gradient" draw:fill-gradient-name="a1076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079">
      <style:graphic-properties draw:fill="gradient" draw:fill-gradient-name="a1078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8">
      <style:graphic-properties draw:fill="gradient" draw:fill-gradient-name="a1707" draw:stroke="none"/>
    </style:style>
    <style:style style:family="graphic" style:name="a1081">
      <style:graphic-properties draw:fill="gradient" draw:fill-gradient-name="a1080" draw:stroke="none"/>
    </style:style>
    <style:style style:family="paragraph" style:name="a21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draw:fill="gradient" draw:fill-gradient-name="a1082" draw:stroke="none"/>
    </style:style>
    <style:style style:family="presentation" style:name="a2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85">
      <style:graphic-properties draw:fill="gradient" draw:fill-gradient-name="a1084" draw:stroke="none"/>
    </style:style>
    <style:style style:family="paragraph" style:name="a2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bitmap" draw:fill-image-name="a5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draw:fill="gradient" draw:fill-gradient-name="a1086" draw:stroke="none"/>
    </style:style>
    <style:style style:family="graphic" style:name="a573" style:parent-style-name="Graphics">
      <style:graphic-properties draw:fill="none" fo:clip="rect(0in, 0in, 0in, 0in)" draw:stroke="none" draw:image-opacity="30%"/>
    </style:style>
    <style:style style:family="text" style:name="a2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draw:fill="gradient" draw:fill-gradient-name="a1088" draw:stroke="none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draw:fill="gradient" draw:fill-gradient-name="a1709" draw:stroke="none"/>
    </style:style>
    <style:style style:family="graphic" style:name="a1712">
      <style:graphic-properties draw:fill="gradient" draw:fill-gradient-name="a1711" draw:stroke="none"/>
    </style:style>
    <style:style style:family="graphic" style:name="a1714">
      <style:graphic-properties draw:fill="gradient" draw:fill-gradient-name="a1713" draw:stroke="none"/>
    </style:style>
    <style:style style:family="graphic" style:name="a1716">
      <style:graphic-properties draw:fill="gradient" draw:fill-gradient-name="a1715" draw:stroke="none"/>
    </style:style>
    <style:style style:family="graphic" style:name="a1718">
      <style:graphic-properties draw:fill="gradient" draw:fill-gradient-name="a1717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draw:fill="gradient" draw:fill-gradient-name="a1090" draw:stroke="non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draw:fill="gradient" draw:fill-gradient-name="a1092" draw:stroke="non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draw:fill="gradient" draw:fill-gradient-name="a2143" draw:stroke="none"/>
    </style:style>
    <style:style style:family="graphic" style:name="a1095">
      <style:graphic-properties draw:fill="gradient" draw:fill-gradient-name="a1094" draw:stroke="non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6">
      <style:graphic-properties draw:fill="gradient" draw:fill-gradient-name="a2145" draw:stroke="none"/>
    </style:style>
    <style:style style:family="graphic" style:name="a1097">
      <style:graphic-properties draw:fill="gradient" draw:fill-gradient-name="a1096" draw:stroke="none"/>
    </style:style>
    <style:style style:family="paragraph" style:name="a5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>
      <style:graphic-properties draw:fill="gradient" draw:fill-gradient-name="a2147" draw:stroke="none"/>
    </style:style>
    <style:style style:family="graphic" style:name="a1099">
      <style:graphic-properties draw:fill="gradient" draw:fill-gradient-name="a1098" draw:stroke="non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draw:fill="gradient" draw:fill-gradient-name="a1719" draw:stroke="none"/>
    </style:style>
    <style:style style:family="graphic" style:name="a1722">
      <style:graphic-properties draw:fill="gradient" draw:fill-gradient-name="a1721" draw:stroke="none"/>
    </style:style>
    <style:style style:family="graphic" style:name="a1724">
      <style:graphic-properties draw:fill="gradient" draw:fill-gradient-name="a1723" draw:stroke="none"/>
    </style:style>
    <style:style style:family="graphic" style:name="a1726">
      <style:graphic-properties draw:fill="gradient" draw:fill-gradient-name="a1725" draw:stroke="none"/>
    </style:style>
    <style:style style:family="graphic" style:name="a1728">
      <style:graphic-properties draw:fill="gradient" draw:fill-gradient-name="a1727" draw:stroke="none"/>
    </style:style>
    <style:style style:family="graphic" style:name="a2150">
      <style:graphic-properties draw:fill="gradient" draw:fill-gradient-name="a2149" draw:stroke="none"/>
    </style:style>
    <style:style style:family="graphic" style:name="a2152">
      <style:graphic-properties draw:fill="gradient" draw:fill-gradient-name="a2151" draw:stroke="none"/>
    </style:style>
    <style:style style:family="graphic" style:name="a1200">
      <style:graphic-properties draw:fill="gradient" draw:fill-gradient-name="a1199" draw:stroke="none"/>
    </style:style>
    <style:style style:family="graphic" style:name="a2154">
      <style:graphic-properties draw:fill="gradient" draw:fill-gradient-name="a2153" draw:stroke="non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graphic" style:name="a2156">
      <style:graphic-properties draw:fill="gradient" draw:fill-gradient-name="a2155" draw:stroke="none"/>
    </style:style>
    <style:style style:family="paragraph" style:name="a5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graphic" style:name="a2158">
      <style:graphic-properties draw:fill="gradient" draw:fill-gradient-name="a2157" draw:stroke="non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gradient" draw:fill-gradient-name="a1205" draw:stroke="non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gradient" draw:fill-gradient-name="a120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draw:fill="gradient" draw:fill-gradient-name="a1729" draw:stroke="none"/>
    </style:style>
    <style:style style:family="graphic" style:name="a1732">
      <style:graphic-properties draw:fill="gradient" draw:fill-gradient-name="a1731" draw:stroke="none"/>
    </style:style>
    <style:style style:family="graphic" style:name="a1734">
      <style:graphic-properties draw:fill="gradient" draw:fill-gradient-name="a1733" draw:stroke="none"/>
    </style:style>
    <style:style style:family="graphic" style:name="a1736">
      <style:graphic-properties draw:fill="gradient" draw:fill-gradient-name="a1735" draw:stroke="none"/>
    </style:style>
    <style:style style:family="graphic" style:name="a1738">
      <style:graphic-properties draw:fill="gradient" draw:fill-gradient-name="a1737" draw:stroke="none"/>
    </style:style>
    <style:style style:family="graphic" style:name="a2160">
      <style:graphic-properties draw:fill="gradient" draw:fill-gradient-name="a2159" draw:stroke="none"/>
    </style:style>
    <style:style style:family="graphic" style:name="a2162">
      <style:graphic-properties draw:fill="gradient" draw:fill-gradient-name="a2161" draw:stroke="none"/>
    </style:style>
    <style:style style:family="graphic" style:name="a1210">
      <style:graphic-properties draw:fill="gradient" draw:fill-gradient-name="a1209" draw:stroke="none"/>
    </style:style>
    <style:style style:family="graphic" style:name="a2164">
      <style:graphic-properties draw:fill="gradient" draw:fill-gradient-name="a2163" draw:stroke="none"/>
    </style:style>
    <style:style style:family="graphic" style:name="a1212">
      <style:graphic-properties draw:fill="gradient" draw:fill-gradient-name="a1211" draw:stroke="none"/>
    </style:style>
    <style:style style:family="graphic" style:name="a2166">
      <style:graphic-properties draw:fill="gradient" draw:fill-gradient-name="a2165" draw:stroke="none"/>
    </style:style>
    <style:style style:family="graphic" style:name="a1214">
      <style:graphic-properties draw:fill="gradient" draw:fill-gradient-name="a1213" draw:stroke="none"/>
    </style:style>
    <style:style style:family="graphic" style:name="a2168">
      <style:graphic-properties draw:fill="gradient" draw:fill-gradient-name="a2167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draw:fill="gradient" draw:fill-gradient-name="a1215" draw:stroke="non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>
      <style:graphic-properties draw:fill="gradient" draw:fill-gradient-name="a1217" draw:stroke="non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draw:fill="gradient" draw:fill-gradient-name="a1739" draw:stroke="none"/>
    </style:style>
    <style:style style:family="graphic" style:name="a1742">
      <style:graphic-properties draw:fill="gradient" draw:fill-gradient-name="a1741" draw:stroke="none"/>
    </style:style>
    <style:style style:family="graphic" style:name="a1744">
      <style:graphic-properties draw:fill="gradient" draw:fill-gradient-name="a1743" draw:stroke="none"/>
    </style:style>
    <style:style style:family="graphic" style:name="a1746">
      <style:graphic-properties draw:fill="gradient" draw:fill-gradient-name="a1745" draw:stroke="none"/>
    </style:style>
    <style:style style:family="graphic" style:name="a1748">
      <style:graphic-properties draw:fill="gradient" draw:fill-gradient-name="a1747" draw:stroke="none"/>
    </style:style>
    <style:style style:family="graphic" style:name="a2170">
      <style:graphic-properties draw:fill="gradient" draw:fill-gradient-name="a2169" draw:stroke="none"/>
    </style:style>
    <style:style style:family="graphic" style:name="a2172">
      <style:graphic-properties draw:fill="gradient" draw:fill-gradient-name="a2171" draw:stroke="none"/>
    </style:style>
    <style:style style:family="graphic" style:name="a1220">
      <style:graphic-properties draw:fill="gradient" draw:fill-gradient-name="a1219" draw:stroke="solid" svg:stroke-width="0.00002in" svg:stroke-color="#ffffff" svg:stroke-opacity="100%" draw:stroke-linejoin="miter" svg:stroke-linecap="butt"/>
    </style:style>
    <style:style style:family="graphic" style:name="a2174">
      <style:graphic-properties draw:fill="gradient" draw:fill-gradient-name="a2173" draw:stroke="none"/>
    </style:style>
    <style:style style:family="graphic" style:name="a1222">
      <style:graphic-properties draw:fill="gradient" draw:fill-gradient-name="a1221" draw:stroke="none"/>
    </style:style>
    <style:style style:family="graphic" style:name="a2176">
      <style:graphic-properties draw:fill="gradient" draw:fill-gradient-name="a2175" draw:stroke="none"/>
    </style:style>
    <style:style style:family="graphic" style:name="a1224">
      <style:graphic-properties draw:fill="gradient" draw:fill-gradient-name="a1223" draw:stroke="none"/>
    </style:style>
    <style:style style:family="graphic" style:name="a2178">
      <style:graphic-properties draw:fill="gradient" draw:fill-gradient-name="a2177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draw:fill="gradient" draw:fill-gradient-name="a1225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draw:fill="gradient" draw:fill-gradient-name="a1227" draw:stroke="non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draw:fill="gradient" draw:fill-gradient-name="a1749" draw:stroke="solid" svg:stroke-width="0.00002in" svg:stroke-color="#ffffff" svg:stroke-opacity="100%" draw:stroke-linejoin="miter" svg:stroke-linecap="butt"/>
    </style:style>
    <style:style style:family="graphic" style:name="a1752">
      <style:graphic-properties draw:fill="gradient" draw:fill-gradient-name="a1751" draw:stroke="none"/>
    </style:style>
    <style:style style:family="graphic" style:name="a1754">
      <style:graphic-properties draw:fill="gradient" draw:fill-gradient-name="a1753" draw:stroke="none"/>
    </style:style>
    <style:style style:family="graphic" style:name="a1756">
      <style:graphic-properties draw:fill="gradient" draw:fill-gradient-name="a1755" draw:stroke="none"/>
    </style:style>
    <style:style style:family="graphic" style:name="a1758">
      <style:graphic-properties draw:fill="gradient" draw:fill-gradient-name="a1757" draw:stroke="none"/>
    </style:style>
    <style:style style:family="graphic" style:name="a2180">
      <style:graphic-properties draw:fill="gradient" draw:fill-gradient-name="a2179" draw:stroke="none"/>
    </style:style>
    <style:style style:family="graphic" style:name="a2182">
      <style:graphic-properties draw:fill="gradient" draw:fill-gradient-name="a2181" draw:stroke="none"/>
    </style:style>
    <style:style style:family="graphic" style:name="a1230">
      <style:graphic-properties draw:fill="gradient" draw:fill-gradient-name="a1229" draw:stroke="none"/>
    </style:style>
    <style:style style:family="graphic" style:name="a2184">
      <style:graphic-properties draw:fill="gradient" draw:fill-gradient-name="a2183" draw:stroke="none"/>
    </style:style>
    <style:style style:family="graphic" style:name="a1232">
      <style:graphic-properties draw:fill="gradient" draw:fill-gradient-name="a1231" draw:stroke="none"/>
    </style:style>
    <style:style style:family="graphic" style:name="a2186">
      <style:graphic-properties draw:fill="gradient" draw:fill-gradient-name="a2185" draw:stroke="solid" svg:stroke-width="0.00002in" svg:stroke-color="#ffffff" svg:stroke-opacity="100%" draw:stroke-linejoin="miter" svg:stroke-linecap="butt"/>
    </style:style>
    <style:style style:family="graphic" style:name="a1234">
      <style:graphic-properties draw:fill="gradient" draw:fill-gradient-name="a1233" draw:stroke="none"/>
    </style:style>
    <style:style style:family="graphic" style:name="a2188">
      <style:graphic-properties draw:fill="gradient" draw:fill-gradient-name="a2187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draw:fill="gradient" draw:fill-gradient-name="a1235" draw:stroke="non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draw:fill="gradient" draw:fill-gradient-name="a1237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60">
      <style:graphic-properties draw:fill="gradient" draw:fill-gradient-name="a1759" draw:stroke="none"/>
    </style:style>
    <style:style style:family="graphic" style:name="a1762">
      <style:graphic-properties draw:fill="gradient" draw:fill-gradient-name="a1761" draw:stroke="none"/>
    </style:style>
    <style:style style:family="graphic" style:name="a1764">
      <style:graphic-properties draw:fill="gradient" draw:fill-gradient-name="a1763" draw:stroke="none"/>
    </style:style>
    <style:style style:family="graphic" style:name="a1766">
      <style:graphic-properties draw:fill="gradient" draw:fill-gradient-name="a1765" draw:stroke="none"/>
    </style:style>
    <style:style style:family="graphic" style:name="a200">
      <style:graphic-properties draw:fill="gradient" draw:fill-gradient-name="a199" draw:stroke="none"/>
    </style:style>
    <style:style style:family="graphic" style:name="a1768">
      <style:graphic-properties draw:fill="gradient" draw:fill-gradient-name="a1767" draw:stroke="none"/>
    </style:style>
    <style:style style:family="graphic" style:name="a202">
      <style:graphic-properties draw:fill="gradient" draw:fill-gradient-name="a201" draw:stroke="none"/>
    </style:style>
    <style:style style:family="graphic" style:name="a204">
      <style:graphic-properties draw:fill="gradient" draw:fill-gradient-name="a203" draw:stroke="none"/>
    </style:style>
    <style:style style:family="graphic" style:name="a206">
      <style:graphic-properties draw:fill="gradient" draw:fill-gradient-name="a205" draw:stroke="none"/>
    </style:style>
    <style:style style:family="graphic" style:name="a2190">
      <style:graphic-properties draw:fill="gradient" draw:fill-gradient-name="a2189" draw:stroke="none"/>
    </style:style>
    <style:style style:family="graphic" style:name="a208">
      <style:graphic-properties draw:fill="gradient" draw:fill-gradient-name="a207" draw:stroke="none"/>
    </style:style>
    <style:style style:family="graphic" style:name="a2192">
      <style:graphic-properties draw:fill="gradient" draw:fill-gradient-name="a2191" draw:stroke="none"/>
    </style:style>
    <style:style style:family="graphic" style:name="a1240">
      <style:graphic-properties draw:fill="gradient" draw:fill-gradient-name="a1239" draw:stroke="none"/>
    </style:style>
    <style:style style:family="graphic" style:name="a2194">
      <style:graphic-properties draw:fill="gradient" draw:fill-gradient-name="a2193" draw:stroke="none"/>
    </style:style>
    <style:style style:family="graphic" style:name="a1242">
      <style:graphic-properties draw:fill="gradient" draw:fill-gradient-name="a1241" draw:stroke="none"/>
    </style:style>
    <style:style style:family="graphic" style:name="a2196">
      <style:graphic-properties draw:fill="gradient" draw:fill-gradient-name="a2195" draw:stroke="none"/>
    </style:style>
    <style:style style:family="graphic" style:name="a1244">
      <style:graphic-properties draw:fill="gradient" draw:fill-gradient-name="a1243" draw:stroke="none"/>
    </style:style>
    <style:style style:family="graphic" style:name="a2198">
      <style:graphic-properties draw:fill="gradient" draw:fill-gradient-name="a2197" draw:stroke="none"/>
    </style:style>
    <style:style style:family="drawing-page" style:name="a730">
      <style:drawing-page-properties draw:fill="bitmap" draw:fill-image-name="a7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in, 0in, 0in, 0in)" draw:stroke="none" draw:image-opacity="30%"/>
    </style:style>
    <style:style style:family="graphic" style:name="a1246">
      <style:graphic-properties draw:fill="gradient" draw:fill-gradient-name="a1245" draw:stroke="non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draw:fill="gradient" draw:fill-gradient-name="a1247" draw:stroke="non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0">
      <style:graphic-properties draw:fill="gradient" draw:fill-gradient-name="a1769" draw:stroke="none"/>
    </style:style>
    <style:style style:family="graphic" style:name="a1772">
      <style:graphic-properties draw:fill="gradient" draw:fill-gradient-name="a1771" draw:stroke="none"/>
    </style:style>
    <style:style style:family="graphic" style:name="a1774">
      <style:graphic-properties draw:fill="gradient" draw:fill-gradient-name="a1773" draw:stroke="none"/>
    </style:style>
    <style:style style:family="graphic" style:name="a1776">
      <style:graphic-properties draw:fill="gradient" draw:fill-gradient-name="a1775" draw:stroke="none"/>
    </style:style>
    <style:style style:family="graphic" style:name="a210">
      <style:graphic-properties draw:fill="gradient" draw:fill-gradient-name="a209" draw:stroke="none"/>
    </style:style>
    <style:style style:family="graphic" style:name="a1778">
      <style:graphic-properties draw:fill="gradient" draw:fill-gradient-name="a1777" draw:stroke="none"/>
    </style:style>
    <style:style style:family="graphic" style:name="a212">
      <style:graphic-properties draw:fill="gradient" draw:fill-gradient-name="a211" draw:stroke="none"/>
    </style:style>
    <style:style style:family="graphic" style:name="a214">
      <style:graphic-properties draw:fill="gradient" draw:fill-gradient-name="a213" draw:stroke="none"/>
    </style:style>
    <style:style style:family="graphic" style:name="a216">
      <style:graphic-properties draw:fill="gradient" draw:fill-gradient-name="a215" draw:stroke="none"/>
    </style:style>
    <style:style style:family="graphic" style:name="a218">
      <style:graphic-properties draw:fill="gradient" draw:fill-gradient-name="a217" draw:stroke="none"/>
    </style:style>
    <style:style style:family="graphic" style:name="a1250">
      <style:graphic-properties draw:fill="gradient" draw:fill-gradient-name="a1249" draw:stroke="non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draw:fill="gradient" draw:fill-gradient-name="a2300" draw:stroke="non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3">
      <style:graphic-properties draw:fill="gradient" draw:fill-gradient-name="a2302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draw:fill="gradient" draw:fill-gradient-name="a2304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7">
      <style:graphic-properties draw:fill="gradient" draw:fill-gradient-name="a2306" draw:stroke="non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09">
      <style:graphic-properties draw:fill="gradient" draw:fill-gradient-name="a2308" draw:stroke="non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draw:fill="gradient" draw:fill-gradient-name="a1779" draw:stroke="non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gradient" draw:fill-gradient-name="a219" draw:stroke="non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2">
      <style:graphic-properties draw:fill="gradient" draw:fill-gradient-name="a221" draw:stroke="none"/>
    </style:style>
    <style:style style:family="graphic" style:name="a224">
      <style:graphic-properties draw:fill="gradient" draw:fill-gradient-name="a223" draw:stroke="none"/>
    </style:style>
    <style:style style:family="graphic" style:name="a226">
      <style:graphic-properties draw:fill="gradient" draw:fill-gradient-name="a225" draw:stroke="none"/>
    </style:style>
    <style:style style:family="graphic" style:name="a228">
      <style:graphic-properties draw:fill="gradient" draw:fill-gradient-name="a227" draw:stroke="non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1">
      <style:graphic-properties draw:fill="gradient" draw:fill-gradient-name="a2310" draw:stroke="none"/>
    </style:style>
    <style:style style:family="paragraph" style:name="a1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draw:fill="gradient" draw:fill-gradient-name="a2312" draw:stroke="non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draw:fill="gradient" draw:fill-gradient-name="a2314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7">
      <style:graphic-properties draw:fill="gradient" draw:fill-gradient-name="a2316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draw:fill="gradient" draw:fill-gradient-name="a2318" draw:stroke="non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gradient" draw:fill-gradient-name="a229" draw:stroke="non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draw:fill="gradient" draw:fill-gradient-name="a231" draw:stroke="none"/>
    </style:style>
    <style:style style:family="graphic" style:name="a234">
      <style:graphic-properties draw:fill="gradient" draw:fill-gradient-name="a233" draw:stroke="none"/>
    </style:style>
    <style:style style:family="graphic" style:name="a236">
      <style:graphic-properties draw:fill="gradient" draw:fill-gradient-name="a235" draw:stroke="none"/>
    </style:style>
    <style:style style:family="graphic" style:name="a238">
      <style:graphic-properties draw:fill="gradient" draw:fill-gradient-name="a237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1">
      <style:graphic-properties draw:fill="gradient" draw:fill-gradient-name="a2320" draw:stroke="none"/>
    </style:style>
    <style:style style:family="paragraph" style:name="a1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draw:fill="gradient" draw:fill-gradient-name="a2322" draw:stroke="non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5">
      <style:graphic-properties draw:fill="gradient" draw:fill-gradient-name="a2324" draw:stroke="non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7">
      <style:graphic-properties draw:fill="gradient" draw:fill-gradient-name="a2326" draw:stroke="solid" svg:stroke-width="0.00002in" svg:stroke-color="#ffffff" svg:stroke-opacity="100%" draw:stroke-linejoin="miter" svg:stroke-linecap="butt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draw:fill="gradient" draw:fill-gradient-name="a2328" draw:stroke="non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draw:fill="gradient" draw:fill-gradient-name="a1899" draw:stroke="none"/>
    </style:style>
    <style:style style:family="graphic" style:name="a1902">
      <style:graphic-properties draw:fill="gradient" draw:fill-gradient-name="a1901" draw:stroke="none"/>
    </style:style>
    <style:style style:family="graphic" style:name="a240">
      <style:graphic-properties draw:fill="gradient" draw:fill-gradient-name="a239" draw:stroke="none"/>
    </style:style>
    <style:style style:family="graphic" style:name="a1904">
      <style:graphic-properties draw:fill="gradient" draw:fill-gradient-name="a1903" draw:stroke="none"/>
    </style:style>
    <style:style style:family="graphic" style:name="a242">
      <style:graphic-properties draw:fill="gradient" draw:fill-gradient-name="a241" draw:stroke="none"/>
    </style:style>
    <style:style style:family="graphic" style:name="a1906">
      <style:graphic-properties draw:fill="gradient" draw:fill-gradient-name="a1905" draw:stroke="none"/>
    </style:style>
    <style:style style:family="graphic" style:name="a244">
      <style:graphic-properties draw:fill="gradient" draw:fill-gradient-name="a243" draw:stroke="none"/>
    </style:style>
    <style:style style:family="graphic" style:name="a1908">
      <style:graphic-properties draw:fill="gradient" draw:fill-gradient-name="a1907" draw:stroke="none"/>
    </style:style>
    <style:style style:family="graphic" style:name="a246">
      <style:graphic-properties draw:fill="gradient" draw:fill-gradient-name="a245" draw:stroke="non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gradient" draw:fill-gradient-name="a247" draw:stroke="non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1">
      <style:graphic-properties draw:fill="gradient" draw:fill-gradient-name="a2330" draw:stroke="non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33">
      <style:graphic-properties draw:fill="gradient" draw:fill-gradient-name="a2332" draw:stroke="non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bitmap" draw:fill-image-name="a12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draw:fill="gradient" draw:fill-gradient-name="a2334" draw:stroke="none"/>
    </style:style>
    <style:style style:family="graphic" style:name="a1286" style:parent-style-name="Graphics">
      <style:graphic-properties draw:fill="none" fo:clip="rect(0in, 0in, 0in, 0in)" draw:stroke="none" draw:image-opacity="30%"/>
    </style:style>
    <style:style style:family="text" style:name="a12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7">
      <style:graphic-properties draw:fill="gradient" draw:fill-gradient-name="a2336" draw:stroke="none"/>
    </style:style>
    <style:style style:family="text" style:name="a1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draw:fill="gradient" draw:fill-gradient-name="a2338" draw:stroke="non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gradient" draw:fill-gradient-name="a249" draw:stroke="non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gradient" draw:fill-gradient-name="a251" draw:stroke="none"/>
    </style:style>
    <style:style style:family="paragraph" style:name="a19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gradient" draw:fill-gradient-name="a253" draw:stroke="none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draw:fill="gradient" draw:fill-gradient-name="a255" draw:stroke="non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1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1">
      <style:graphic-properties draw:fill="gradient" draw:fill-gradient-name="a2340" draw:stroke="none"/>
    </style:style>
    <style:style style:family="paragraph" style:name="a12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343">
      <style:graphic-properties draw:fill="gradient" draw:fill-gradient-name="a2342" draw:stroke="non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5">
      <style:graphic-properties draw:fill="gradient" draw:fill-gradient-name="a2344" draw:stroke="none"/>
    </style:style>
    <style:style style:family="paragraph" style:name="a12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draw:fill="gradient" draw:fill-gradient-name="a2346" draw:stroke="non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9">
      <style:graphic-properties draw:fill="gradient" draw:fill-gradient-name="a2348" draw:stroke="non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gradient" draw:fill-gradient-name="a788" draw:stroke="non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gradient" draw:fill-gradient-name="a259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gradient" draw:fill-gradient-name="a261" draw:stroke="non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draw:fill="gradient" draw:fill-gradient-name="a263" draw:stroke="none"/>
    </style:style>
    <style:style style:family="paragraph" style:name="a1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gradient" draw:fill-gradient-name="a265" draw:stroke="non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gradient" draw:fill-gradient-name="a267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1">
      <style:graphic-properties draw:fill="gradient" draw:fill-gradient-name="a2350" draw:stroke="none"/>
    </style:style>
    <style:style style:family="graphic" style:name="a2353">
      <style:graphic-properties draw:fill="gradient" draw:fill-gradient-name="a2352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graphic" style:name="a2355">
      <style:graphic-properties draw:fill="gradient" draw:fill-gradient-name="a2354" draw:stroke="none"/>
    </style:style>
    <style:style style:family="paragraph" style:name="a1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graphic" style:name="a2357">
      <style:graphic-properties draw:fill="gradient" draw:fill-gradient-name="a2356" draw:stroke="non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draw:fill="gradient" draw:fill-gradient-name="a794" draw:stroke="none"/>
    </style:style>
    <style:style style:family="paragraph" style:name="a2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gradient" draw:fill-gradient-name="a796" draw:stroke="non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draw:fill="gradient" draw:fill-gradient-name="a798" draw:stroke="non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bitmap" draw:fill-image-name="a1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8" style:parent-style-name="Graphics">
      <style:graphic-properties draw:fill="none" fo:clip="rect(0in, 0in, 0in, 0in)" draw:stroke="none" draw:image-opacity="30%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3">
      <style:drawing-page-properties draw:fill="bitmap" draw:fill-image-name="a19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 style:parent-style-name="Graphics">
      <style:graphic-properties draw:fill="none" fo:clip="rect(0in, 0in, 0in, 0in)" draw:stroke="none" draw:image-opacity="30%"/>
    </style:style>
    <style:style style:family="text" style:name="a1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9">
        <draw:frame draw:id="id46" presentation:style-name="a109" draw:name="Header Placeholder 1" svg:x="0in" svg:y="0in" svg:width="3.25in" svg:height="0.50174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47" presentation:style-name="a114" draw:name="Date Placeholder 2" svg:x="4.24826in" svg:y="0in" svg:width="3.25in" svg:height="0.50174in" presentation:class="date-time" presentation:placeholder="false">
          <draw:text-box>
            <text:p text:style-name="a113" text:class-names="" text:cond-style-name=""><text:span text:style-name="a110" text:class-names=""><text:date text:fixed="false" style:data-style-name="a111"/></text:span><text:span text:style-name="a11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5" draw:name="Slide Image Placeholder 3">
          <svg:title/>
          <svg:desc/>
        </draw:page-thumbnail>
        <draw:frame draw:id="id49" presentation:style-name="a131" draw:name="Notes Placeholder 4" svg:x="0.75in" svg:y="4.8125in" svg:width="6in" svg:height="3.93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34" draw:name="Footer Placeholder 5" svg:x="0in" svg:y="9.49826in" svg:width="3.25in" svg:height="0.50174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51" presentation:style-name="a138" draw:name="Slide Number Placeholder 6" svg:x="4.24826in" svg:y="9.49826in" svg:width="3.25in" svg:height="0.50174in" presentation:class="page-number" presentation:placeholder="false">
          <draw:text-box>
            <text:p text:style-name="a137" text:class-names="" text:cond-style-name=""><text:span text:style-name="a135" text:class-names=""><text:page-number style:num-format="1" text:fixed="false"/></text:span><text:span text:style-name="a13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41">
      <draw:frame draw:id="id52" draw:style-name="a14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3">
        <svg:title/>
        <svg:desc/>
        <draw:custom-shape svg:x="1.32292in" svg:y="0.00521in" svg:width="0.02604in" svg:height="2.38542in" draw:id="id59" draw:style-name="a162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60" draw:style-name="a164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61" draw:style-name="a166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62" draw:style-name="a168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63" draw:style-name="a170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64" draw:style-name="a172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65" draw:style-name="a174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6" draw:style-name="a176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7" draw:style-name="a178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8" draw:style-name="a180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9" draw:style-name="a182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70" draw:style-name="a184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71" draw:style-name="a186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72" draw:style-name="a188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73" draw:style-name="a190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74" draw:style-name="a192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75" draw:style-name="a194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6" draw:style-name="a196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7" draw:style-name="a198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8" draw:style-name="a200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9" draw:style-name="a202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80" draw:style-name="a204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81" draw:style-name="a206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82" draw:style-name="a208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83" draw:style-name="a210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84" draw:style-name="a212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85" draw:style-name="a214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6" draw:style-name="a216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7" draw:style-name="a218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8" draw:style-name="a220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9" draw:style-name="a222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90" draw:style-name="a224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91" draw:style-name="a226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92" draw:style-name="a228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93" draw:style-name="a230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94" draw:style-name="a232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95" draw:style-name="a234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6" draw:style-name="a236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7" draw:style-name="a238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8" draw:style-name="a240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9" draw:style-name="a242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100" draw:style-name="a244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101" draw:style-name="a246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102" draw:style-name="a248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103" draw:style-name="a250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104" draw:style-name="a252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105" draw:style-name="a254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6" draw:style-name="a256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7" draw:style-name="a258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8" draw:style-name="a260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9" draw:style-name="a262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10" draw:style-name="a264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11" draw:style-name="a266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12" draw:style-name="a268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4" presentation:style-name="a146" draw:name="Title 1" svg:x="2.05208in" svg:y="1.22743in" svg:width="9.61458in" svg:height="2.61111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55" presentation:style-name="a150" draw:name="Subtitle 2" svg:x="2.05208in" svg:y="3.93924in" svg:width="9.61458in" svg:height="1.81076in" presentation:class="subtitle" presentation:placeholder="false">
        <draw:text-box>
          <text:p text:style-name="a149" text:class-names="" text:cond-style-name=""><text:span text:style-name="a147" text:class-names="">Click to edit Master subtitle style</text:span><text:span text:style-name="a148" text:class-names=""/></text:p>
        </draw:text-box>
        <svg:title/>
        <svg:desc/>
      </draw:frame>
      <draw:frame draw:id="id56" presentation:style-name="a154" draw:name="Date Placeholder 3" svg:x="7.74006in" svg:y="5.91667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/1/2000</text:date></text:span></text:p>
        </draw:text-box>
        <svg:title/>
        <svg:desc/>
      </draw:frame>
      <draw:frame draw:id="id57" presentation:style-name="a157" draw:name="Footer Placeholder 4" svg:x="2.05208in" svg:y="5.91667in" svg:width="5.6046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58" presentation:style-name="a160" draw:name="Slide Number Placeholder 5" svg:x="10.82339in" svg:y="5.91667in" svg:width="0.84327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01">
        <draw:frame draw:id="id46" presentation:style-name="a271" draw:name="Header Placeholder 1" svg:x="0in" svg:y="0in" svg:width="3.25in" svg:height="0.50174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47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/></text:span><text:span text:style-name="a27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77" draw:name="Slide Image Placeholder 3">
          <svg:title/>
          <svg:desc/>
        </draw:page-thumbnail>
        <draw:frame draw:id="id49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51" presentation:style-name="a300" draw:name="Slide Number Placeholder 6" svg:x="4.24826in" svg:y="9.49826in" svg:width="3.25in" svg:height="0.50174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303">
      <draw:frame draw:id="id113" draw:layer="Master1-bg" draw:style-name="a30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14">
        <svg:title/>
        <svg:desc/>
        <draw:g draw:name="Group 8" draw:id="id120">
          <svg:title/>
          <svg:desc/>
          <draw:custom-shape svg:x="0.125in" svg:y="0.00521in" svg:width="0.02604in" svg:height="2.38542in" draw:id="id132" draw:layer="Master1-bg" draw:style-name="a35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33" draw:layer="Master1-bg" draw:style-name="a35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34" draw:layer="Master1-bg" draw:style-name="a36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35" draw:layer="Master1-bg" draw:style-name="a36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6" draw:layer="Master1-bg" draw:style-name="a36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7" draw:layer="Master1-bg" draw:style-name="a36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8" draw:layer="Master1-bg" draw:style-name="a36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9" draw:layer="Master1-bg" draw:style-name="a37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40" draw:layer="Master1-bg" draw:style-name="a37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41" draw:layer="Master1-bg" draw:style-name="a37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42" draw:layer="Master1-bg" draw:style-name="a37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43" draw:layer="Master1-bg" draw:style-name="a37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44" draw:layer="Master1-bg" draw:style-name="a38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45" draw:layer="Master1-bg" draw:style-name="a38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6" draw:layer="Master1-bg" draw:style-name="a38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7" draw:layer="Master1-bg" draw:style-name="a38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8" draw:layer="Master1-bg" draw:style-name="a38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9" draw:layer="Master1-bg" draw:style-name="a39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50" draw:layer="Master1-bg" draw:style-name="a39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51" draw:layer="Master1-bg" draw:style-name="a39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52" draw:layer="Master1-bg" draw:style-name="a39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53" draw:layer="Master1-bg" draw:style-name="a39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54" draw:layer="Master1-bg" draw:style-name="a40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55" draw:layer="Master1-bg" draw:style-name="a40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6" draw:layer="Master1-bg" draw:style-name="a40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7" draw:layer="Master1-bg" draw:style-name="a40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8" draw:layer="Master1-bg" draw:style-name="a40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21">
          <svg:title/>
          <svg:desc/>
          <draw:custom-shape svg:x="12.55903in" svg:y="0in" svg:width="0.4566in" svg:height="0.56076in" draw:id="id122" draw:layer="Master1-bg" draw:style-name="a33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23" draw:layer="Master1-bg" draw:style-name="a33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24" draw:layer="Master1-bg" draw:style-name="a34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5" draw:layer="Master1-bg" draw:style-name="a34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6" draw:layer="Master1-bg" draw:style-name="a34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7" draw:layer="Master1-bg" draw:style-name="a34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8" draw:layer="Master1-bg" draw:style-name="a34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9" draw:layer="Master1-bg" draw:style-name="a35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30" draw:layer="Master1-bg" draw:style-name="a35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31" draw:layer="Master1-bg" draw:style-name="a35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15" presentation:style-name="a308" draw:name="Title 1" svg:x="1.24826in" svg:y="0.67642in" svg:width="10.83333in" svg:height="1.61698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116" presentation:style-name="a325" draw:name="Content Placeholder 2" svg:x="1.24826in" svg:y="2.46007in" svg:width="10.83333in" svg:height="3.87327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329" draw:name="Date Placeholder 3" svg:x="8.15499in" svg:y="6.43403in" svg:width="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1/1/2000</text:date></text:span></text:p>
        </draw:text-box>
        <svg:title/>
        <svg:desc/>
      </draw:frame>
      <draw:frame draw:id="id118" presentation:style-name="a332" draw:name="Footer Placeholder 4" svg:x="1.24826in" svg:y="6.43403in" svg:width="6.82339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119" presentation:style-name="a335" draw:name="Slide Number Placeholder 5" svg:x="11.23832in" svg:y="6.43403in" svg:width="0.84327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2">
        <draw:frame draw:id="id46" presentation:style-name="a412" draw:name="Header Placeholder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47" presentation:style-name="a417" draw:name="Date Placeholder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3" text:class-names=""><text:date text:fixed="false" style:data-style-name="a414"/></text:span><text:span text:style-name="a415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418" draw:name="Slide Image Placeholder 3">
          <svg:title/>
          <svg:desc/>
        </draw:page-thumbnail>
        <draw:frame draw:id="id49" presentation:style-name="a434" draw:name="Notes Placeholder 4" svg:x="0.75in" svg:y="4.8125in" svg:width="6in" svg:height="3.9375in" presentation:class="notes" presentation:placeholder="false">
          <draw:text-box>
            <text:p text:style-name="a420" text:class-names="" text:cond-style-name=""><text:span text:style-name="a419" text:class-names="">Click to edit Master text styles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cond level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0" text:class-names="">Fifth level</text:span><text:span text:style-name="a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5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444">
      <draw:frame draw:id="id159" draw:layer="Master1-bg" draw:style-name="a445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60">
        <svg:title/>
        <svg:desc/>
        <draw:g draw:name="Group 8" draw:id="id166">
          <svg:title/>
          <svg:desc/>
          <draw:custom-shape svg:x="0.125in" svg:y="0.00521in" svg:width="0.02604in" svg:height="2.38542in" draw:id="id178" draw:layer="Master1-bg" draw:style-name="a4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9" draw:layer="Master1-bg" draw:style-name="a4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80" draw:layer="Master1-bg" draw:style-name="a4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81" draw:layer="Master1-bg" draw:style-name="a4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82" draw:layer="Master1-bg" draw:style-name="a4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83" draw:layer="Master1-bg" draw:style-name="a4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84" draw:layer="Master1-bg" draw:style-name="a4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85" draw:layer="Master1-bg" draw:style-name="a4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6" draw:layer="Master1-bg" draw:style-name="a5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7" draw:layer="Master1-bg" draw:style-name="a5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8" draw:layer="Master1-bg" draw:style-name="a5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9" draw:layer="Master1-bg" draw:style-name="a5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90" draw:layer="Master1-bg" draw:style-name="a5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91" draw:layer="Master1-bg" draw:style-name="a5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92" draw:layer="Master1-bg" draw:style-name="a5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93" draw:layer="Master1-bg" draw:style-name="a5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94" draw:layer="Master1-bg" draw:style-name="a5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95" draw:layer="Master1-bg" draw:style-name="a5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6" draw:layer="Master1-bg" draw:style-name="a5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7" draw:layer="Master1-bg" draw:style-name="a5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8" draw:layer="Master1-bg" draw:style-name="a5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9" draw:layer="Master1-bg" draw:style-name="a5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00" draw:layer="Master1-bg" draw:style-name="a5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01" draw:layer="Master1-bg" draw:style-name="a5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02" draw:layer="Master1-bg" draw:style-name="a5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03" draw:layer="Master1-bg" draw:style-name="a5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04" draw:layer="Master1-bg" draw:style-name="a5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7">
          <svg:title/>
          <svg:desc/>
          <draw:custom-shape svg:x="12.55903in" svg:y="0in" svg:width="0.4566in" svg:height="0.56076in" draw:id="id168" draw:layer="Master1-bg" draw:style-name="a4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9" draw:layer="Master1-bg" draw:style-name="a4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70" draw:layer="Master1-bg" draw:style-name="a4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71" draw:layer="Master1-bg" draw:style-name="a4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72" draw:layer="Master1-bg" draw:style-name="a4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73" draw:layer="Master1-bg" draw:style-name="a4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74" draw:layer="Master1-bg" draw:style-name="a4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75" draw:layer="Master1-bg" draw:style-name="a4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6" draw:layer="Master1-bg" draw:style-name="a4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7" draw:layer="Master1-bg" draw:style-name="a4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61" presentation:style-name="a449" draw:name="Title 1" svg:x="1.24826in" svg:y="1.55208in" svg:width="10.83333in" svg:height="3.11979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162" presentation:style-name="a453" draw:name="Text Placeholder 2" svg:x="1.24826in" svg:y="4.83854in" svg:width="10.83333in" svg:height="1.50347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163" presentation:style-name="a457" draw:name="Date Placeholder 3" svg:x="8.15499in" svg:y="6.43403in" svg:width="3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1/1/2000</text:date></text:span></text:p>
        </draw:text-box>
        <svg:title/>
        <svg:desc/>
      </draw:frame>
      <draw:frame draw:id="id164" presentation:style-name="a460" draw:name="Footer Placeholder 4" svg:x="1.24826in" svg:y="6.43403in" svg:width="6.82339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65" presentation:style-name="a463" draw:name="Slide Number Placeholder 5" svg:x="11.23832in" svg:y="6.43403in" svg:width="0.84327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0">
        <draw:frame draw:id="id4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47" presentation:style-name="a545" draw:name="Date Placeholder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546" draw:name="Slide Image Placeholder 3">
          <svg:title/>
          <svg:desc/>
        </draw:page-thumbnail>
        <draw:frame draw:id="id49" presentation:style-name="a562" draw:name="Notes Placeholder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Click to edit Master text styles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cond le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8" text:class-names="">Fifth level</text:span><text:span text:style-name="a5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565" draw:name="Footer Placeholder 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51" presentation:style-name="a569" draw:name="Slide Number Placeholder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6" text:class-names=""><text:page-number style:num-format="1" text:fixed="false"/></text:span><text:span text:style-name="a56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572">
      <draw:frame draw:id="id205" draw:layer="Master1-bg" draw:style-name="a573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6">
        <svg:title/>
        <svg:desc/>
        <draw:g draw:name="Group 9" draw:id="id213">
          <svg:title/>
          <svg:desc/>
          <draw:custom-shape svg:x="0.125in" svg:y="0.00521in" svg:width="0.02604in" svg:height="2.38542in" draw:id="id225" draw:layer="Master1-bg" draw:style-name="a64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6" draw:layer="Master1-bg" draw:style-name="a64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7" draw:layer="Master1-bg" draw:style-name="a64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8" draw:layer="Master1-bg" draw:style-name="a64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9" draw:layer="Master1-bg" draw:style-name="a65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30" draw:layer="Master1-bg" draw:style-name="a65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31" draw:layer="Master1-bg" draw:style-name="a65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32" draw:layer="Master1-bg" draw:style-name="a65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33" draw:layer="Master1-bg" draw:style-name="a65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34" draw:layer="Master1-bg" draw:style-name="a66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35" draw:layer="Master1-bg" draw:style-name="a66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6" draw:layer="Master1-bg" draw:style-name="a66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7" draw:layer="Master1-bg" draw:style-name="a66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8" draw:layer="Master1-bg" draw:style-name="a66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9" draw:layer="Master1-bg" draw:style-name="a67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40" draw:layer="Master1-bg" draw:style-name="a67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41" draw:layer="Master1-bg" draw:style-name="a67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42" draw:layer="Master1-bg" draw:style-name="a67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43" draw:layer="Master1-bg" draw:style-name="a67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44" draw:layer="Master1-bg" draw:style-name="a68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45" draw:layer="Master1-bg" draw:style-name="a68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6" draw:layer="Master1-bg" draw:style-name="a68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7" draw:layer="Master1-bg" draw:style-name="a68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8" draw:layer="Master1-bg" draw:style-name="a68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9" draw:layer="Master1-bg" draw:style-name="a69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50" draw:layer="Master1-bg" draw:style-name="a69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51" draw:layer="Master1-bg" draw:style-name="a69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14">
          <svg:title/>
          <svg:desc/>
          <draw:custom-shape svg:x="12.55903in" svg:y="0in" svg:width="0.4566in" svg:height="0.56076in" draw:id="id215" draw:layer="Master1-bg" draw:style-name="a62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6" draw:layer="Master1-bg" draw:style-name="a62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7" draw:layer="Master1-bg" draw:style-name="a62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8" draw:layer="Master1-bg" draw:style-name="a62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9" draw:layer="Master1-bg" draw:style-name="a63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20" draw:layer="Master1-bg" draw:style-name="a63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21" draw:layer="Master1-bg" draw:style-name="a63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22" draw:layer="Master1-bg" draw:style-name="a63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23" draw:layer="Master1-bg" draw:style-name="a63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24" draw:layer="Master1-bg" draw:style-name="a64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7" presentation:style-name="a577" draw:name="Title 1" svg:x="1.24826in" svg:y="0.67642in" svg:width="10.83333in" svg:height="1.61698in" presentation:class="title" presentation:placeholder="false">
        <draw:text-box>
          <text:p text:style-name="a576" text:class-names="" text:cond-style-name=""><text:span text:style-name="a574" text:class-names="">Click to edit Master title style</text:span><text:span text:style-name="a575" text:class-names=""/></text:p>
        </draw:text-box>
        <svg:title/>
        <svg:desc/>
      </draw:frame>
      <draw:frame draw:id="id208" presentation:style-name="a594" draw:name="Content Placeholder 2" svg:x="1.24826in" svg:y="2.46007in" svg:width="5.33507in" svg:height="3.87327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Click to edit Master text styles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Second level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hird level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0" text:class-names="">Fifth level</text:span><text:span text:style-name="a5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611" draw:name="Content Placeholder 3" svg:x="6.75in" svg:y="2.46007in" svg:width="5.3316in" svg:height="3.87327in" presentation:class="object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Second level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hird level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7" text:class-names="">Fifth level</text:span><text:span text:style-name="a6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615" draw:name="Date Placeholder 4" svg:x="8.15499in" svg:y="6.43403in" svg:width="3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1/1/2000</text:date></text:span></text:p>
        </draw:text-box>
        <svg:title/>
        <svg:desc/>
      </draw:frame>
      <draw:frame draw:id="id211" presentation:style-name="a618" draw:name="Footer Placeholder 5" svg:x="1.24826in" svg:y="6.43403in" svg:width="6.82339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212" presentation:style-name="a621" draw:name="Slide Number Placeholder 6" svg:x="11.23832in" svg:y="6.43403in" svg:width="0.84327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8">
        <draw:frame draw:id="id46" presentation:style-name="a698" draw:name="Header Placeholder 1" svg:x="0in" svg:y="0in" svg:width="3.25in" svg:height="0.50174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47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699" text:class-names=""><text:date text:fixed="false" style:data-style-name="a700"/></text:span><text:span text:style-name="a70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704" draw:name="Slide Image Placeholder 3">
          <svg:title/>
          <svg:desc/>
        </draw:page-thumbnail>
        <draw:frame draw:id="id49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51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730">
      <draw:frame draw:id="id252" draw:layer="Master1-bg" draw:style-name="a73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53">
        <svg:title/>
        <svg:desc/>
        <draw:g draw:name="Group 11" draw:id="id262">
          <svg:title/>
          <svg:desc/>
          <draw:custom-shape svg:x="0.125in" svg:y="0.00521in" svg:width="0.02604in" svg:height="2.38542in" draw:id="id274" draw:layer="Master1-bg" draw:style-name="a80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75" draw:layer="Master1-bg" draw:style-name="a81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6" draw:layer="Master1-bg" draw:style-name="a81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7" draw:layer="Master1-bg" draw:style-name="a81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8" draw:layer="Master1-bg" draw:style-name="a81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9" draw:layer="Master1-bg" draw:style-name="a81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80" draw:layer="Master1-bg" draw:style-name="a82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81" draw:layer="Master1-bg" draw:style-name="a82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82" draw:layer="Master1-bg" draw:style-name="a82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3" draw:layer="Master1-bg" draw:style-name="a82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84" draw:layer="Master1-bg" draw:style-name="a82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85" draw:layer="Master1-bg" draw:style-name="a83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6" draw:layer="Master1-bg" draw:style-name="a83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7" draw:layer="Master1-bg" draw:style-name="a83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8" draw:layer="Master1-bg" draw:style-name="a83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9" draw:layer="Master1-bg" draw:style-name="a83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90" draw:layer="Master1-bg" draw:style-name="a84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91" draw:layer="Master1-bg" draw:style-name="a84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92" draw:layer="Master1-bg" draw:style-name="a84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93" draw:layer="Master1-bg" draw:style-name="a84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94" draw:layer="Master1-bg" draw:style-name="a84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95" draw:layer="Master1-bg" draw:style-name="a85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6" draw:layer="Master1-bg" draw:style-name="a85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7" draw:layer="Master1-bg" draw:style-name="a85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8" draw:layer="Master1-bg" draw:style-name="a85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9" draw:layer="Master1-bg" draw:style-name="a85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00" draw:layer="Master1-bg" draw:style-name="a86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63">
          <svg:title/>
          <svg:desc/>
          <draw:custom-shape svg:x="12.55903in" svg:y="0in" svg:width="0.4566in" svg:height="0.56076in" draw:id="id264" draw:layer="Master1-bg" draw:style-name="a78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65" draw:layer="Master1-bg" draw:style-name="a79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6" draw:layer="Master1-bg" draw:style-name="a79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7" draw:layer="Master1-bg" draw:style-name="a79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8" draw:layer="Master1-bg" draw:style-name="a79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9" draw:layer="Master1-bg" draw:style-name="a79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70" draw:layer="Master1-bg" draw:style-name="a80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71" draw:layer="Master1-bg" draw:style-name="a80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72" draw:layer="Master1-bg" draw:style-name="a80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73" draw:layer="Master1-bg" draw:style-name="a80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54" presentation:style-name="a735" draw:name="Title 1" svg:x="1.24826in" svg:y="0.67708in" svg:width="10.83333in" svg:height="1.61632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255" presentation:style-name="a739" draw:name="Text Placeholder 2" svg:x="1.49827in" svg:y="2.46007in" svg:width="5.08506in" svg:height="0.90104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56" presentation:style-name="a756" draw:name="Content Placeholder 3" svg:x="1.24826in" svg:y="3.36111in" svg:width="5.33507in" svg:height="2.97222in" presentation:class="object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7" presentation:style-name="a760" draw:name="Text Placeholder 4" svg:x="7.00001in" svg:y="2.46007in" svg:width="5.08159in" svg:height="0.90104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Click to edit Master text styles</text:span></text:p>
            </text:list-item>
          </text:list>
        </draw:text-box>
        <svg:title/>
        <svg:desc/>
      </draw:frame>
      <draw:frame draw:id="id258" presentation:style-name="a777" draw:name="Content Placeholder 5" svg:x="6.75in" svg:y="3.36111in" svg:width="5.33159in" svg:height="2.97222in" presentation:class="object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ck to edit Master text styles</text:span></text:p>
            </text:list-item>
          </text:list>
          <text:list text:style-name="a766">
            <text:list-item>
              <text:list text:style-name="a766">
                <text:list-item>
                  <text:p text:style-name="a765" text:class-names="" text:cond-style-name=""><text:span text:style-name="a764" text:class-names="">Second level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p text:style-name="a771" text:class-names="" text:cond-style-name=""><text:span text:style-name="a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list text:style-name="a776">
                            <text:list-item>
                              <text:p text:style-name="a775" text:class-names="" text:cond-style-name=""><text:span text:style-name="a773" text:class-names="">Fifth level</text:span><text:span text:style-name="a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781" draw:name="Date Placeholder 6" svg:x="8.15499in" svg:y="6.43403in" svg:width="3in" svg:height="0.39931in" presentation:class="date-time" presentation:placeholder="false">
        <draw:text-box>
          <text:p text:style-name="a780" text:class-names="" text:cond-style-name=""><text:span text:style-name="a778" text:class-names=""><text:date text:fixed="false" style:data-style-name="a779">1/1/2000</text:date></text:span></text:p>
        </draw:text-box>
        <svg:title/>
        <svg:desc/>
      </draw:frame>
      <draw:frame draw:id="id260" presentation:style-name="a784" draw:name="Footer Placeholder 7" svg:x="1.24826in" svg:y="6.43403in" svg:width="6.82339in" svg:height="0.39931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261" presentation:style-name="a787" draw:name="Slide Number Placeholder 8" svg:x="11.23832in" svg:y="6.43403in" svg:width="0.84327in" svg:height="0.39931in" presentation:class="page-number" presentation:placeholder="false">
        <draw:text-box>
          <text:p text:style-name="a786" text:class-names="" text:cond-style-name=""><text:span text:style-name="a7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94">
        <draw:frame draw:id="id46" presentation:style-name="a864" draw:name="Header Placeholder 1" svg:x="0in" svg:y="0in" svg:width="3.25in" svg:height="0.50174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47" presentation:style-name="a869" draw:name="Date Placeholder 2" svg:x="4.24826in" svg:y="0in" svg:width="3.25in" svg:height="0.50174in" presentation:class="date-time" presentation:placeholder="false">
          <draw:text-box>
            <text:p text:style-name="a868" text:class-names="" text:cond-style-name=""><text:span text:style-name="a865" text:class-names=""><text:date text:fixed="false" style:data-style-name="a866"/></text:span><text:span text:style-name="a86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870" draw:name="Slide Image Placeholder 3">
          <svg:title/>
          <svg:desc/>
        </draw:page-thumbnail>
        <draw:frame draw:id="id49" presentation:style-name="a886" draw:name="Notes Placeholder 4" svg:x="0.75in" svg:y="4.8125in" svg:width="6in" svg:height="3.9375in" presentation:class="notes" presentation:placeholder="false">
          <draw:text-box>
            <text:p text:style-name="a872" text:class-names="" text:cond-style-name=""><text:span text:style-name="a871" text:class-names="">Click to edit Master text styles</text:span></text:p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Second level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list text:style-name="a881">
                          <text:list-item>
                            <text:p text:style-name="a880" text:class-names="" text:cond-style-name=""><text:span text:style-name="a8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list text:style-name="a885">
                              <text:list-item>
                                <text:p text:style-name="a884" text:class-names="" text:cond-style-name=""><text:span text:style-name="a882" text:class-names="">Fifth level</text:span><text:span text:style-name="a8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889" draw:name="Footer Placeholder 5" svg:x="0in" svg:y="9.49826in" svg:width="3.25in" svg:height="0.50174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51" presentation:style-name="a893" draw:name="Slide Number Placeholder 6" svg:x="4.24826in" svg:y="9.49826in" svg:width="3.25in" svg:height="0.50174in" presentation:class="page-number" presentation:placeholder="false">
          <draw:text-box>
  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896">
      <draw:frame draw:id="id301" draw:layer="Master1-bg" draw:style-name="a89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302">
        <svg:title/>
        <svg:desc/>
        <draw:g draw:name="Group 7" draw:id="id307">
          <svg:title/>
          <svg:desc/>
          <draw:custom-shape svg:x="0.125in" svg:y="0.00521in" svg:width="0.02604in" svg:height="2.38542in" draw:id="id319" draw:layer="Master1-bg" draw:style-name="a9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20" draw:layer="Master1-bg" draw:style-name="a9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21" draw:layer="Master1-bg" draw:style-name="a9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22" draw:layer="Master1-bg" draw:style-name="a9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23" draw:layer="Master1-bg" draw:style-name="a9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24" draw:layer="Master1-bg" draw:style-name="a9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25" draw:layer="Master1-bg" draw:style-name="a9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6" draw:layer="Master1-bg" draw:style-name="a9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7" draw:layer="Master1-bg" draw:style-name="a9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8" draw:layer="Master1-bg" draw:style-name="a9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9" draw:layer="Master1-bg" draw:style-name="a9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30" draw:layer="Master1-bg" draw:style-name="a9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31" draw:layer="Master1-bg" draw:style-name="a9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32" draw:layer="Master1-bg" draw:style-name="a9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3" draw:layer="Master1-bg" draw:style-name="a9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34" draw:layer="Master1-bg" draw:style-name="a9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35" draw:layer="Master1-bg" draw:style-name="a9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6" draw:layer="Master1-bg" draw:style-name="a9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7" draw:layer="Master1-bg" draw:style-name="a9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8" draw:layer="Master1-bg" draw:style-name="a9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9" draw:layer="Master1-bg" draw:style-name="a9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40" draw:layer="Master1-bg" draw:style-name="a9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41" draw:layer="Master1-bg" draw:style-name="a9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42" draw:layer="Master1-bg" draw:style-name="a9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43" draw:layer="Master1-bg" draw:style-name="a9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44" draw:layer="Master1-bg" draw:style-name="a9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45" draw:layer="Master1-bg" draw:style-name="a9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8">
          <svg:title/>
          <svg:desc/>
          <draw:custom-shape svg:x="12.55903in" svg:y="0in" svg:width="0.4566in" svg:height="0.56076in" draw:id="id309" draw:layer="Master1-bg" draw:style-name="a9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10" draw:layer="Master1-bg" draw:style-name="a9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11" draw:layer="Master1-bg" draw:style-name="a9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12" draw:layer="Master1-bg" draw:style-name="a9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13" draw:layer="Master1-bg" draw:style-name="a9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14" draw:layer="Master1-bg" draw:style-name="a9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15" draw:layer="Master1-bg" draw:style-name="a9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6" draw:layer="Master1-bg" draw:style-name="a9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7" draw:layer="Master1-bg" draw:style-name="a9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8" draw:layer="Master1-bg" draw:style-name="a9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03" presentation:style-name="a901" draw:name="Title 1" svg:x="1.24826in" svg:y="0.67642in" svg:width="10.83333in" svg:height="1.61698in" presentation:class="title" presentation:placeholder="false">
        <draw:text-box>
          <text:p text:style-name="a900" text:class-names="" text:cond-style-name=""><text:span text:style-name="a898" text:class-names="">Click to edit Master title style</text:span><text:span text:style-name="a899" text:class-names=""/></text:p>
        </draw:text-box>
        <svg:title/>
        <svg:desc/>
      </draw:frame>
      <draw:frame draw:id="id304" presentation:style-name="a905" draw:name="Date Placeholder 2" svg:x="8.15499in" svg:y="6.43403in" svg:width="3in" svg:height="0.39931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1/1/2000</text:date></text:span></text:p>
        </draw:text-box>
        <svg:title/>
        <svg:desc/>
      </draw:frame>
      <draw:frame draw:id="id305" presentation:style-name="a908" draw:name="Footer Placeholder 3" svg:x="1.24826in" svg:y="6.43403in" svg:width="6.82339in" svg:height="0.39931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306" presentation:style-name="a911" draw:name="Slide Number Placeholder 4" svg:x="11.23832in" svg:y="6.43403in" svg:width="0.84327in" svg:height="0.39931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18">
        <draw:frame draw:id="id46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47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994" draw:name="Slide Image Placeholder 3">
          <svg:title/>
          <svg:desc/>
        </draw:page-thumbnail>
        <draw:frame draw:id="id49" presentation:style-name="a1010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ifth level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013" draw:name="Footer Placehold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51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020">
      <draw:frame draw:id="id346" draw:layer="Master1-bg" draw:style-name="a102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7">
        <svg:title/>
        <svg:desc/>
        <draw:g draw:name="Group 6" draw:id="id351">
          <svg:title/>
          <svg:desc/>
          <draw:custom-shape svg:x="0.125in" svg:y="0.00521in" svg:width="0.02604in" svg:height="2.38542in" draw:id="id363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64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65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6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7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8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9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70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71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72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73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74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75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6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7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8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9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80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81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2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83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84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85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6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7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8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9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52">
          <svg:title/>
          <svg:desc/>
          <draw:custom-shape svg:x="12.55903in" svg:y="0in" svg:width="0.4566in" svg:height="0.56076in" draw:id="id353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54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55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6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7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8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9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60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61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62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8" presentation:style-name="a1025" draw:name="Date Placeholder 1" svg:x="8.15499in" svg:y="6.43403in" svg:width="3in" svg:height="0.39931in" presentation:class="date-time" presentation:placeholder="false">
        <draw:text-box>
          <text:p text:style-name="a1024" text:class-names="" text:cond-style-name=""><text:span text:style-name="a1022" text:class-names=""><text:date text:fixed="false" style:data-style-name="a1023">1/1/2000</text:date></text:span></text:p>
        </draw:text-box>
        <svg:title/>
        <svg:desc/>
      </draw:frame>
      <draw:frame draw:id="id349" presentation:style-name="a1028" draw:name="Footer Placeholder 2" svg:x="1.24826in" svg:y="6.43403in" svg:width="6.82339in" svg:height="0.39931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350" presentation:style-name="a1031" draw:name="Slide Number Placeholder 3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38">
        <draw:frame draw:id="id46" presentation:style-name="a1108" draw:name="Header Placeholder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47" presentation:style-name="a1113" draw:name="Date Placeholder 2" svg:x="4.24826in" svg:y="0in" svg:width="3.25in" svg:height="0.50174in" presentation:class="date-time" presentation:placeholder="false">
          <draw:text-box>
            <text:p text:style-name="a1112" text:class-names="" text:cond-style-name=""><text:span text:style-name="a1109" text:class-names=""><text:date text:fixed="false" style:data-style-name="a1110"/></text:span><text:span text:style-name="a111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14" draw:name="Slide Image Placeholder 3">
          <svg:title/>
          <svg:desc/>
        </draw:page-thumbnail>
        <draw:frame draw:id="id49" presentation:style-name="a1130" draw:name="Notes Placeholder 4" svg:x="0.75in" svg:y="4.8125in" svg:width="6in" svg:height="3.9375in" presentation:class="notes" presentation:placeholder="false">
          <draw:text-box>
            <text:p text:style-name="a1116" text:class-names="" text:cond-style-name=""><text:span text:style-name="a1115" text:class-names="">Click to edit Master text styles</text:span></text:p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Second level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p text:style-name="a1121" text:class-names="" text:cond-style-name=""><text:span text:style-name="a1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list text:style-name="a1125">
                          <text:list-item>
                            <text:p text:style-name="a1124" text:class-names="" text:cond-style-name=""><text:span text:style-name="a1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6" text:class-names="">Fifth level</text:span><text:span text:style-name="a1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33" draw:name="Footer Placeholder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51" presentation:style-name="a1137" draw:name="Slide Number Placeholder 6" svg:x="4.24826in" svg:y="9.49826in" svg:width="3.25in" svg:height="0.50174in" presentation:class="page-number" presentation:placeholder="false">
          <draw:text-box>
  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140">
      <draw:frame draw:id="id390" draw:layer="Master1-bg" draw:style-name="a114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91">
        <svg:title/>
        <svg:desc/>
        <draw:g draw:name="Group 9" draw:id="id398">
          <svg:title/>
          <svg:desc/>
          <draw:custom-shape svg:x="0.125in" svg:y="0.00521in" svg:width="0.02604in" svg:height="2.38542in" draw:id="id410" draw:layer="Master1-bg" draw:style-name="a119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11" draw:layer="Master1-bg" draw:style-name="a120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12" draw:layer="Master1-bg" draw:style-name="a120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13" draw:layer="Master1-bg" draw:style-name="a120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14" draw:layer="Master1-bg" draw:style-name="a120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15" draw:layer="Master1-bg" draw:style-name="a120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6" draw:layer="Master1-bg" draw:style-name="a121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7" draw:layer="Master1-bg" draw:style-name="a121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8" draw:layer="Master1-bg" draw:style-name="a121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9" draw:layer="Master1-bg" draw:style-name="a121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20" draw:layer="Master1-bg" draw:style-name="a121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21" draw:layer="Master1-bg" draw:style-name="a122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22" draw:layer="Master1-bg" draw:style-name="a122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23" draw:layer="Master1-bg" draw:style-name="a122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24" draw:layer="Master1-bg" draw:style-name="a122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25" draw:layer="Master1-bg" draw:style-name="a122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6" draw:layer="Master1-bg" draw:style-name="a123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7" draw:layer="Master1-bg" draw:style-name="a123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8" draw:layer="Master1-bg" draw:style-name="a123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9" draw:layer="Master1-bg" draw:style-name="a123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30" draw:layer="Master1-bg" draw:style-name="a123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31" draw:layer="Master1-bg" draw:style-name="a124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32" draw:layer="Master1-bg" draw:style-name="a124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33" draw:layer="Master1-bg" draw:style-name="a124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4" draw:layer="Master1-bg" draw:style-name="a124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35" draw:layer="Master1-bg" draw:style-name="a124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6" draw:layer="Master1-bg" draw:style-name="a125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9">
          <svg:title/>
          <svg:desc/>
          <draw:custom-shape svg:x="12.55903in" svg:y="0in" svg:width="0.4566in" svg:height="0.56076in" draw:id="id400" draw:layer="Master1-bg" draw:style-name="a117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01" draw:layer="Master1-bg" draw:style-name="a118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02" draw:layer="Master1-bg" draw:style-name="a118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03" draw:layer="Master1-bg" draw:style-name="a118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04" draw:layer="Master1-bg" draw:style-name="a118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05" draw:layer="Master1-bg" draw:style-name="a118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6" draw:layer="Master1-bg" draw:style-name="a119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7" draw:layer="Master1-bg" draw:style-name="a119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8" draw:layer="Master1-bg" draw:style-name="a119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9" draw:layer="Master1-bg" draw:style-name="a119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92" presentation:style-name="a1145" draw:name="Title 1" svg:x="1.25405in" svg:y="0.66667in" svg:width="4.21701in" svg:height="1.7934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393" presentation:style-name="a1162" draw:name="Content Placeholder 2" svg:x="5.63889in" svg:y="0.64815in" svg:width="6.4427in" svg:height="5.68519in" presentation:class="object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4" presentation:style-name="a1166" draw:name="Text Placeholder 3" svg:x="1.25405in" svg:y="2.46007in" svg:width="4.21701in" svg:height="3.87327in" presentation:class="outline" presentation:placeholder="false">
        <draw:text-box>
          <text:list text:style-name="a1165">
            <text:list-item>
              <text:p text:style-name="a1164" text:class-names="" text:cond-style-name=""><text:span text:style-name="a1163" text:class-names="">Click to edit Master text styles</text:span></text:p>
            </text:list-item>
          </text:list>
        </draw:text-box>
        <svg:title/>
        <svg:desc/>
      </draw:frame>
      <draw:frame draw:id="id395" presentation:style-name="a1170" draw:name="Date Placeholder 4" svg:x="8.15499in" svg:y="6.43403in" svg:width="3in" svg:height="0.39931in" presentation:class="date-time" presentation:placeholder="false">
        <draw:text-box>
          <text:p text:style-name="a1169" text:class-names="" text:cond-style-name=""><text:span text:style-name="a1167" text:class-names=""><text:date text:fixed="false" style:data-style-name="a1168">1/1/2000</text:date></text:span></text:p>
        </draw:text-box>
        <svg:title/>
        <svg:desc/>
      </draw:frame>
      <draw:frame draw:id="id396" presentation:style-name="a1173" draw:name="Footer Placeholder 5" svg:x="1.24826in" svg:y="6.43403in" svg:width="6.82339in" svg:height="0.39931in" presentation:class="footer" presentation:placeholder="false">
        <draw:text-box>
          <text:p text:style-name="a1172" text:class-names="" text:cond-style-name=""><text:span text:style-name="a1171" text:class-names=""/></text:p>
        </draw:text-box>
        <svg:title/>
        <svg:desc/>
      </draw:frame>
      <draw:frame draw:id="id397" presentation:style-name="a1176" draw:name="Slide Number Placeholder 6" svg:x="11.23832in" svg:y="6.43403in" svg:width="0.84327in" svg:height="0.39931in" presentation:class="page-number" presentation:placeholder="false">
        <draw:text-box>
          <text:p text:style-name="a1175" text:class-names="" text:cond-style-name=""><text:span text:style-name="a11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83">
        <draw:frame draw:id="id46" presentation:style-name="a1253" draw:name="Header Placeholder 1" svg:x="0in" svg:y="0in" svg:width="3.25in" svg:height="0.50174in" presentation:class="header" presentation:placeholder="false">
          <draw:text-box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47" presentation:style-name="a1258" draw:name="Date Placeholder 2" svg:x="4.24826in" svg:y="0in" svg:width="3.25in" svg:height="0.50174in" presentation:class="date-time" presentation:placeholder="false">
          <draw:text-box>
            <text:p text:style-name="a1257" text:class-names="" text:cond-style-name=""><text:span text:style-name="a1254" text:class-names=""><text:date text:fixed="false" style:data-style-name="a1255"/></text:span><text:span text:style-name="a125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259" draw:name="Slide Image Placeholder 3">
          <svg:title/>
          <svg:desc/>
        </draw:page-thumbnail>
        <draw:frame draw:id="id49" presentation:style-name="a1275" draw:name="Notes Placeholder 4" svg:x="0.75in" svg:y="4.8125in" svg:width="6in" svg:height="3.9375in" presentation:class="notes" presentation:placeholder="false">
          <draw:text-box>
            <text:p text:style-name="a1261" text:class-names="" text:cond-style-name=""><text:span text:style-name="a1260" text:class-names="">Click to edit Master text styles</text:span></text:p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Second level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p text:style-name="a1269" text:class-names="" text:cond-style-name=""><text:span text:style-name="a1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list text:style-name="a1274">
                              <text:list-item>
                                <text:p text:style-name="a1273" text:class-names="" text:cond-style-name=""><text:span text:style-name="a1271" text:class-names="">Fifth level</text:span><text:span text:style-name="a1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278" draw:name="Footer Placeholder 5" svg:x="0in" svg:y="9.49826in" svg:width="3.25in" svg:height="0.50174in" presentation:class="foot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51" presentation:style-name="a1282" draw:name="Slide Number Placeholder 6" svg:x="4.24826in" svg:y="9.49826in" svg:width="3.25in" svg:height="0.50174in" presentation:class="page-number" presentation:placeholder="false">
          <draw:text-box>
            <text:p text:style-name="a1281" text:class-names="" text:cond-style-name=""><text:span text:style-name="a1279" text:class-names=""><text:page-number style:num-format="1" text:fixed="false"/></text:span><text:span text:style-name="a128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1285">
      <draw:frame draw:id="id437" draw:layer="Master1-bg" draw:style-name="a128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8">
        <svg:title/>
        <svg:desc/>
        <draw:g draw:name="Group 9" draw:id="id445">
          <svg:title/>
          <svg:desc/>
          <draw:custom-shape svg:x="0.125in" svg:y="0.00521in" svg:width="0.02604in" svg:height="2.38542in" draw:id="id457" draw:layer="Master1-bg" draw:style-name="a133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8" draw:layer="Master1-bg" draw:style-name="a133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9" draw:layer="Master1-bg" draw:style-name="a133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60" draw:layer="Master1-bg" draw:style-name="a133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61" draw:layer="Master1-bg" draw:style-name="a133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62" draw:layer="Master1-bg" draw:style-name="a134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63" draw:layer="Master1-bg" draw:style-name="a134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64" draw:layer="Master1-bg" draw:style-name="a134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65" draw:layer="Master1-bg" draw:style-name="a134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6" draw:layer="Master1-bg" draw:style-name="a134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7" draw:layer="Master1-bg" draw:style-name="a135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8" draw:layer="Master1-bg" draw:style-name="a135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9" draw:layer="Master1-bg" draw:style-name="a135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70" draw:layer="Master1-bg" draw:style-name="a135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71" draw:layer="Master1-bg" draw:style-name="a135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72" draw:layer="Master1-bg" draw:style-name="a136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73" draw:layer="Master1-bg" draw:style-name="a136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74" draw:layer="Master1-bg" draw:style-name="a136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75" draw:layer="Master1-bg" draw:style-name="a136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6" draw:layer="Master1-bg" draw:style-name="a136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7" draw:layer="Master1-bg" draw:style-name="a137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8" draw:layer="Master1-bg" draw:style-name="a137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9" draw:layer="Master1-bg" draw:style-name="a137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80" draw:layer="Master1-bg" draw:style-name="a137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81" draw:layer="Master1-bg" draw:style-name="a137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82" draw:layer="Master1-bg" draw:style-name="a138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83" draw:layer="Master1-bg" draw:style-name="a138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6">
          <svg:title/>
          <svg:desc/>
          <draw:custom-shape svg:x="12.55903in" svg:y="0in" svg:width="0.4566in" svg:height="0.56076in" draw:id="id447" draw:layer="Master1-bg" draw:style-name="a131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8" draw:layer="Master1-bg" draw:style-name="a131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9" draw:layer="Master1-bg" draw:style-name="a131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50" draw:layer="Master1-bg" draw:style-name="a131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51" draw:layer="Master1-bg" draw:style-name="a131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52" draw:layer="Master1-bg" draw:style-name="a132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53" draw:layer="Master1-bg" draw:style-name="a132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54" draw:layer="Master1-bg" draw:style-name="a132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55" draw:layer="Master1-bg" draw:style-name="a132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6" draw:layer="Master1-bg" draw:style-name="a132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9" presentation:style-name="a1290" draw:name="Title 1" svg:x="1.24826in" svg:y="0.66667in" svg:width="6.49006in" svg:height="1.7934in" presentation:class="title" presentation:placeholder="false">
        <draw:text-box>
          <text:p text:style-name="a1289" text:class-names="" text:cond-style-name=""><text:span text:style-name="a1287" text:class-names="">Click to edit Master title style</text:span><text:span text:style-name="a1288" text:class-names=""/></text:p>
        </draw:text-box>
        <svg:title/>
        <svg:desc/>
      </draw:frame>
      <draw:frame draw:id="id440" presentation:style-name="a1294" draw:name="Picture Placeholder 2" svg:x="8.07165in" svg:y="0.66667in" svg:width="4.00994in" svg:height="5.66667in" presentation:class="graphic" presentation:placeholder="false">
        <draw:text-box>
          <text:p text:style-name="a1293" text:class-names="" text:cond-style-name=""><text:span text:style-name="a1291" text:class-names="">Click icon to add picture</text:span><text:span text:style-name="a1292" text:class-names=""/></text:p>
        </draw:text-box>
        <svg:title/>
        <svg:desc/>
      </draw:frame>
      <draw:frame draw:id="id441" presentation:style-name="a1298" draw:name="Text Placeholder 3" svg:x="1.24826in" svg:y="2.46007in" svg:width="6.49006in" svg:height="3.87327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Click to edit Master text styles</text:span></text:p>
            </text:list-item>
          </text:list>
        </draw:text-box>
        <svg:title/>
        <svg:desc/>
      </draw:frame>
      <draw:frame draw:id="id442" presentation:style-name="a1302" draw:name="Date Placeholder 4" svg:x="8.15499in" svg:y="6.43403in" svg:width="3in" svg:height="0.39931in" presentation:class="date-time" presentation:placeholder="false">
        <draw:text-box>
          <text:p text:style-name="a1301" text:class-names="" text:cond-style-name=""><text:span text:style-name="a1299" text:class-names=""><text:date text:fixed="false" style:data-style-name="a1300">1/1/2000</text:date></text:span></text:p>
        </draw:text-box>
        <svg:title/>
        <svg:desc/>
      </draw:frame>
      <draw:frame draw:id="id443" presentation:style-name="a1305" draw:name="Footer Placeholder 5" svg:x="1.24826in" svg:y="6.43403in" svg:width="6.82339in" svg:height="0.39931in" presentation:class="footer" presentation:placeholder="false">
        <draw:text-box>
          <text:p text:style-name="a1304" text:class-names="" text:cond-style-name=""><text:span text:style-name="a1303" text:class-names=""/></text:p>
        </draw:text-box>
        <svg:title/>
        <svg:desc/>
      </draw:frame>
      <draw:frame draw:id="id444" presentation:style-name="a1308" draw:name="Slide Number Placeholder 6" svg:x="11.23832in" svg:y="6.43403in" svg:width="0.84327in" svg:height="0.39931in" presentation:class="page-number" presentation:placeholder="false">
        <draw:text-box>
          <text:p text:style-name="a1307" text:class-names="" text:cond-style-name=""><text:span text:style-name="a13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15">
        <draw:frame draw:id="id46" presentation:style-name="a1385" draw:name="Header Placeholder 1" svg:x="0in" svg:y="0in" svg:width="3.25in" svg:height="0.50174in" presentation:class="header" presentation:placeholder="false">
          <draw:text-box>
            <text:p text:style-name="a1384" text:class-names="" text:cond-style-name=""><text:span text:style-name="a1383" text:class-names=""/></text:p>
          </draw:text-box>
          <svg:title/>
          <svg:desc/>
        </draw:frame>
        <draw:frame draw:id="id47" presentation:style-name="a1390" draw:name="Date Placeholder 2" svg:x="4.24826in" svg:y="0in" svg:width="3.25in" svg:height="0.50174in" presentation:class="date-time" presentation:placeholder="false">
          <draw:text-box>
            <text:p text:style-name="a1389" text:class-names="" text:cond-style-name=""><text:span text:style-name="a1386" text:class-names=""><text:date text:fixed="false" style:data-style-name="a1387"/></text:span><text:span text:style-name="a138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391" draw:name="Slide Image Placeholder 3">
          <svg:title/>
          <svg:desc/>
        </draw:page-thumbnail>
        <draw:frame draw:id="id49" presentation:style-name="a1407" draw:name="Notes Placeholder 4" svg:x="0.75in" svg:y="4.8125in" svg:width="6in" svg:height="3.9375in" presentation:class="notes" presentation:placeholder="false">
          <draw:text-box>
            <text:p text:style-name="a1393" text:class-names="" text:cond-style-name=""><text:span text:style-name="a1392" text:class-names="">Click to edit Master text styles</text:span></text:p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Second level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p text:style-name="a1398" text:class-names="" text:cond-style-name=""><text:span text:style-name="a1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list text:style-name="a1402">
                          <text:list-item>
                            <text:p text:style-name="a1401" text:class-names="" text:cond-style-name=""><text:span text:style-name="a1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list text:style-name="a1406">
                          <text:list-item>
                            <text:list text:style-name="a1406">
                              <text:list-item>
                                <text:p text:style-name="a1405" text:class-names="" text:cond-style-name=""><text:span text:style-name="a1403" text:class-names="">Fifth level</text:span><text:span text:style-name="a1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410" draw:name="Footer Placeholder 5" svg:x="0in" svg:y="9.49826in" svg:width="3.25in" svg:height="0.50174in" presentation:class="foot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51" presentation:style-name="a1414" draw:name="Slide Number Placeholder 6" svg:x="4.24826in" svg:y="9.49826in" svg:width="3.25in" svg:height="0.50174in" presentation:class="page-number" presentation:placeholder="false">
          <draw:text-box>
            <text:p text:style-name="a1413" text:class-names="" text:cond-style-name=""><text:span text:style-name="a1411" text:class-names=""><text:page-number style:num-format="1" text:fixed="false"/></text:span><text:span text:style-name="a1412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1417">
      <draw:frame draw:id="id484" draw:layer="Master1-bg" draw:style-name="a141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85">
        <svg:title/>
        <svg:desc/>
        <draw:g draw:name="Group 9" draw:id="id492">
          <svg:title/>
          <svg:desc/>
          <draw:custom-shape svg:x="0.125in" svg:y="0.00521in" svg:width="0.02604in" svg:height="2.38542in" draw:id="id504" draw:layer="Master1-bg" draw:style-name="a146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05" draw:layer="Master1-bg" draw:style-name="a146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6" draw:layer="Master1-bg" draw:style-name="a146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7" draw:layer="Master1-bg" draw:style-name="a146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8" draw:layer="Master1-bg" draw:style-name="a147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9" draw:layer="Master1-bg" draw:style-name="a147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10" draw:layer="Master1-bg" draw:style-name="a147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11" draw:layer="Master1-bg" draw:style-name="a147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12" draw:layer="Master1-bg" draw:style-name="a147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13" draw:layer="Master1-bg" draw:style-name="a148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14" draw:layer="Master1-bg" draw:style-name="a148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15" draw:layer="Master1-bg" draw:style-name="a148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6" draw:layer="Master1-bg" draw:style-name="a148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7" draw:layer="Master1-bg" draw:style-name="a148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8" draw:layer="Master1-bg" draw:style-name="a149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9" draw:layer="Master1-bg" draw:style-name="a149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20" draw:layer="Master1-bg" draw:style-name="a149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21" draw:layer="Master1-bg" draw:style-name="a149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22" draw:layer="Master1-bg" draw:style-name="a149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23" draw:layer="Master1-bg" draw:style-name="a150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24" draw:layer="Master1-bg" draw:style-name="a150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25" draw:layer="Master1-bg" draw:style-name="a150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6" draw:layer="Master1-bg" draw:style-name="a150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7" draw:layer="Master1-bg" draw:style-name="a150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8" draw:layer="Master1-bg" draw:style-name="a151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9" draw:layer="Master1-bg" draw:style-name="a151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30" draw:layer="Master1-bg" draw:style-name="a151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93">
          <svg:title/>
          <svg:desc/>
          <draw:custom-shape svg:x="12.55903in" svg:y="0in" svg:width="0.4566in" svg:height="0.56076in" draw:id="id494" draw:layer="Master1-bg" draw:style-name="a144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95" draw:layer="Master1-bg" draw:style-name="a144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6" draw:layer="Master1-bg" draw:style-name="a144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7" draw:layer="Master1-bg" draw:style-name="a144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8" draw:layer="Master1-bg" draw:style-name="a145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9" draw:layer="Master1-bg" draw:style-name="a145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00" draw:layer="Master1-bg" draw:style-name="a145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01" draw:layer="Master1-bg" draw:style-name="a145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02" draw:layer="Master1-bg" draw:style-name="a145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03" draw:layer="Master1-bg" draw:style-name="a146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6" presentation:style-name="a1422" draw:name="Title 1" svg:x="1.24826in" svg:y="4.70764in" svg:width="10.84028in" svg:height="0.89606in" presentation:class="title" presentation:placeholder="false">
        <draw:text-box>
          <text:p text:style-name="a1421" text:class-names="" text:cond-style-name=""><text:span text:style-name="a1419" text:class-names="">Click to edit Master title style</text:span><text:span text:style-name="a1420" text:class-names=""/></text:p>
        </draw:text-box>
        <svg:title/>
        <svg:desc/>
      </draw:frame>
      <draw:frame draw:id="id487" presentation:style-name="a1426" draw:name="Picture Placeholder 2" svg:x="1.24826in" svg:y="0.6632in" svg:width="10.84028in" svg:height="3.60868in" presentation:class="graphic" presentation:placeholder="false">
        <draw:text-box>
          <text:p text:style-name="a1425" text:class-names="" text:cond-style-name=""><text:span text:style-name="a1423" text:class-names="">Click icon to add picture</text:span><text:span text:style-name="a1424" text:class-names=""/></text:p>
        </draw:text-box>
        <svg:title/>
        <svg:desc/>
      </draw:frame>
      <draw:frame draw:id="id488" presentation:style-name="a1430" draw:name="Text Placeholder 3" svg:x="1.24821in" svg:y="5.6037in" svg:width="10.83865in" svg:height="0.74636in" presentation:class="outline" presentation:placeholder="false">
        <draw:text-box>
          <text:list text:style-name="a1429">
            <text:list-item>
              <text:p text:style-name="a1428" text:class-names="" text:cond-style-name=""><text:span text:style-name="a1427" text:class-names="">Click to edit Master text styles</text:span></text:p>
            </text:list-item>
          </text:list>
        </draw:text-box>
        <svg:title/>
        <svg:desc/>
      </draw:frame>
      <draw:frame draw:id="id489" presentation:style-name="a1434" draw:name="Date Placeholder 4" svg:x="8.15499in" svg:y="6.43403in" svg:width="3in" svg:height="0.39931in" presentation:class="date-time" presentation:placeholder="false">
        <draw:text-box>
          <text:p text:style-name="a1433" text:class-names="" text:cond-style-name=""><text:span text:style-name="a1431" text:class-names=""><text:date text:fixed="false" style:data-style-name="a1432">1/1/2000</text:date></text:span></text:p>
        </draw:text-box>
        <svg:title/>
        <svg:desc/>
      </draw:frame>
      <draw:frame draw:id="id490" presentation:style-name="a1437" draw:name="Footer Placeholder 5" svg:x="1.24826in" svg:y="6.43403in" svg:width="6.82339in" svg:height="0.39931in" presentation:class="footer" presentation:placeholder="false">
        <draw:text-box>
          <text:p text:style-name="a1436" text:class-names="" text:cond-style-name=""><text:span text:style-name="a1435" text:class-names=""/></text:p>
        </draw:text-box>
        <svg:title/>
        <svg:desc/>
      </draw:frame>
      <draw:frame draw:id="id491" presentation:style-name="a1440" draw:name="Slide Number Placeholder 6" svg:x="11.23832in" svg:y="6.43403in" svg:width="0.84327in" svg:height="0.39931in" presentation:class="page-number" presentation:placeholder="false">
        <draw:text-box>
          <text:p text:style-name="a1439" text:class-names="" text:cond-style-name=""><text:span text:style-name="a143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47">
        <draw:frame draw:id="id46" presentation:style-name="a1517" draw:name="Header Placeholder 1" svg:x="0in" svg:y="0in" svg:width="3.25in" svg:height="0.50174in" presentation:class="head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47" presentation:style-name="a1522" draw:name="Date Placeholder 2" svg:x="4.24826in" svg:y="0in" svg:width="3.25in" svg:height="0.50174in" presentation:class="date-time" presentation:placeholder="false">
          <draw:text-box>
            <text:p text:style-name="a1521" text:class-names="" text:cond-style-name=""><text:span text:style-name="a1518" text:class-names=""><text:date text:fixed="false" style:data-style-name="a1519"/></text:span><text:span text:style-name="a1520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523" draw:name="Slide Image Placeholder 3">
          <svg:title/>
          <svg:desc/>
        </draw:page-thumbnail>
        <draw:frame draw:id="id49" presentation:style-name="a1539" draw:name="Notes Placeholder 4" svg:x="0.75in" svg:y="4.8125in" svg:width="6in" svg:height="3.9375in" presentation:class="notes" presentation:placeholder="false">
          <draw:text-box>
            <text:p text:style-name="a1525" text:class-names="" text:cond-style-name=""><text:span text:style-name="a1524" text:class-names="">Click to edit Master text styles</text:span></text:p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>Second level</text:span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list text:style-name="a1531">
                      <text:list-item>
                        <text:p text:style-name="a1530" text:class-names="" text:cond-style-name=""><text:span text:style-name="a1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list text:style-name="a1534">
                          <text:list-item>
                            <text:p text:style-name="a1533" text:class-names="" text:cond-style-name=""><text:span text:style-name="a1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list text:style-name="a1538">
                      <text:list-item>
                        <text:list text:style-name="a1538">
                          <text:list-item>
                            <text:list text:style-name="a1538">
                              <text:list-item>
                                <text:p text:style-name="a1537" text:class-names="" text:cond-style-name=""><text:span text:style-name="a1535" text:class-names="">Fifth level</text:span><text:span text:style-name="a1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542" draw:name="Footer Placeholder 5" svg:x="0in" svg:y="9.49826in" svg:width="3.25in" svg:height="0.50174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51" presentation:style-name="a1546" draw:name="Slide Number Placeholder 6" svg:x="4.24826in" svg:y="9.49826in" svg:width="3.25in" svg:height="0.50174in" presentation:class="page-number" presentation:placeholder="false">
          <draw:text-box>
            <text:p text:style-name="a1545" text:class-names="" text:cond-style-name=""><text:span text:style-name="a1543" text:class-names=""><text:page-number style:num-format="1" text:fixed="false"/></text:span><text:span text:style-name="a1544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1549">
      <draw:frame draw:id="id531" draw:layer="Master1-bg" draw:style-name="a155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532">
        <svg:title/>
        <svg:desc/>
        <draw:g draw:name="Group 9" draw:id="id538">
          <svg:title/>
          <svg:desc/>
          <draw:custom-shape svg:x="0.125in" svg:y="0.00521in" svg:width="0.02604in" svg:height="2.38542in" draw:id="id550" draw:layer="Master1-bg" draw:style-name="a159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51" draw:layer="Master1-bg" draw:style-name="a159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52" draw:layer="Master1-bg" draw:style-name="a159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53" draw:layer="Master1-bg" draw:style-name="a159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54" draw:layer="Master1-bg" draw:style-name="a159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55" draw:layer="Master1-bg" draw:style-name="a160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6" draw:layer="Master1-bg" draw:style-name="a160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7" draw:layer="Master1-bg" draw:style-name="a160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8" draw:layer="Master1-bg" draw:style-name="a160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9" draw:layer="Master1-bg" draw:style-name="a160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60" draw:layer="Master1-bg" draw:style-name="a161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61" draw:layer="Master1-bg" draw:style-name="a161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62" draw:layer="Master1-bg" draw:style-name="a161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63" draw:layer="Master1-bg" draw:style-name="a161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64" draw:layer="Master1-bg" draw:style-name="a161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65" draw:layer="Master1-bg" draw:style-name="a162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6" draw:layer="Master1-bg" draw:style-name="a162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7" draw:layer="Master1-bg" draw:style-name="a162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8" draw:layer="Master1-bg" draw:style-name="a162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9" draw:layer="Master1-bg" draw:style-name="a162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70" draw:layer="Master1-bg" draw:style-name="a163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71" draw:layer="Master1-bg" draw:style-name="a163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72" draw:layer="Master1-bg" draw:style-name="a163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73" draw:layer="Master1-bg" draw:style-name="a163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74" draw:layer="Master1-bg" draw:style-name="a163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75" draw:layer="Master1-bg" draw:style-name="a164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6" draw:layer="Master1-bg" draw:style-name="a164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9">
          <svg:title/>
          <svg:desc/>
          <draw:custom-shape svg:x="12.55903in" svg:y="0in" svg:width="0.4566in" svg:height="0.56076in" draw:id="id540" draw:layer="Master1-bg" draw:style-name="a157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41" draw:layer="Master1-bg" draw:style-name="a157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42" draw:layer="Master1-bg" draw:style-name="a157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43" draw:layer="Master1-bg" draw:style-name="a157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44" draw:layer="Master1-bg" draw:style-name="a157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45" draw:layer="Master1-bg" draw:style-name="a158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6" draw:layer="Master1-bg" draw:style-name="a158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7" draw:layer="Master1-bg" draw:style-name="a158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8" draw:layer="Master1-bg" draw:style-name="a158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9" draw:layer="Master1-bg" draw:style-name="a158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33" presentation:style-name="a1554" draw:name="Title 1" svg:x="1.24831in" svg:y="0.66667in" svg:width="10.83328in" svg:height="3.75in" presentation:class="title" presentation:placeholder="false">
        <draw:text-box>
          <text:p text:style-name="a1553" text:class-names="" text:cond-style-name=""><text:span text:style-name="a1551" text:class-names="">Click to edit Master title style</text:span><text:span text:style-name="a1552" text:class-names=""/></text:p>
        </draw:text-box>
        <svg:title/>
        <svg:desc/>
      </draw:frame>
      <draw:frame draw:id="id534" presentation:style-name="a1558" draw:name="Text Placeholder 3" svg:x="1.24826in" svg:y="4.83333in" svg:width="10.83165in" svg:height="1.5in" presentation:class="outline" presentation:placeholder="false">
        <draw:text-box>
          <text:list text:style-name="a1557">
            <text:list-item>
              <text:p text:style-name="a1556" text:class-names="" text:cond-style-name=""><text:span text:style-name="a1555" text:class-names="">Click to edit Master text styles</text:span></text:p>
            </text:list-item>
          </text:list>
        </draw:text-box>
        <svg:title/>
        <svg:desc/>
      </draw:frame>
      <draw:frame draw:id="id535" presentation:style-name="a1562" draw:name="Date Placeholder 4" svg:x="8.15499in" svg:y="6.43403in" svg:width="3in" svg:height="0.39931in" presentation:class="date-time" presentation:placeholder="false">
        <draw:text-box>
          <text:p text:style-name="a1561" text:class-names="" text:cond-style-name=""><text:span text:style-name="a1559" text:class-names=""><text:date text:fixed="false" style:data-style-name="a1560">1/1/2000</text:date></text:span></text:p>
        </draw:text-box>
        <svg:title/>
        <svg:desc/>
      </draw:frame>
      <draw:frame draw:id="id536" presentation:style-name="a1565" draw:name="Footer Placeholder 5" svg:x="1.24826in" svg:y="6.43403in" svg:width="6.82339in" svg:height="0.39931in" presentation:class="footer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537" presentation:style-name="a1568" draw:name="Slide Number Placeholder 6" svg:x="11.23832in" svg:y="6.43403in" svg:width="0.84327in" svg:height="0.39931in" presentation:class="page-number" presentation:placeholder="false">
        <draw:text-box>
          <text:p text:style-name="a1567" text:class-names="" text:cond-style-name=""><text:span text:style-name="a15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75">
        <draw:frame draw:id="id46" presentation:style-name="a1645" draw:name="Header Placeholder 1" svg:x="0in" svg:y="0in" svg:width="3.25in" svg:height="0.50174in" presentation:class="head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47" presentation:style-name="a1650" draw:name="Date Placeholder 2" svg:x="4.24826in" svg:y="0in" svg:width="3.25in" svg:height="0.50174in" presentation:class="date-time" presentation:placeholder="false">
          <draw:text-box>
            <text:p text:style-name="a1649" text:class-names="" text:cond-style-name=""><text:span text:style-name="a1646" text:class-names=""><text:date text:fixed="false" style:data-style-name="a1647"/></text:span><text:span text:style-name="a164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651" draw:name="Slide Image Placeholder 3">
          <svg:title/>
          <svg:desc/>
        </draw:page-thumbnail>
        <draw:frame draw:id="id49" presentation:style-name="a1667" draw:name="Notes Placeholder 4" svg:x="0.75in" svg:y="4.8125in" svg:width="6in" svg:height="3.9375in" presentation:class="notes" presentation:placeholder="false">
          <draw:text-box>
            <text:p text:style-name="a1653" text:class-names="" text:cond-style-name=""><text:span text:style-name="a1652" text:class-names="">Click to edit Master text styles</text:span></text:p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Second level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list text:style-name="a1659">
                      <text:list-item>
                        <text:p text:style-name="a1658" text:class-names="" text:cond-style-name=""><text:span text:style-name="a1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list text:style-name="a1662">
                      <text:list-item>
                        <text:list text:style-name="a1662">
                          <text:list-item>
                            <text:p text:style-name="a1661" text:class-names="" text:cond-style-name=""><text:span text:style-name="a1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list text:style-name="a1666">
                      <text:list-item>
                        <text:list text:style-name="a1666">
                          <text:list-item>
                            <text:list text:style-name="a1666">
                              <text:list-item>
                                <text:p text:style-name="a1665" text:class-names="" text:cond-style-name=""><text:span text:style-name="a1663" text:class-names="">Fifth level</text:span><text:span text:style-name="a16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670" draw:name="Footer Placeholder 5" svg:x="0in" svg:y="9.49826in" svg:width="3.25in" svg:height="0.50174in" presentation:class="footer" presentation:placeholder="false">
          <draw:text-box>
            <text:p text:style-name="a1669" text:class-names="" text:cond-style-name=""><text:span text:style-name="a1668" text:class-names=""/></text:p>
          </draw:text-box>
          <svg:title/>
          <svg:desc/>
        </draw:frame>
        <draw:frame draw:id="id51" presentation:style-name="a1674" draw:name="Slide Number Placeholder 6" svg:x="4.24826in" svg:y="9.49826in" svg:width="3.25in" svg:height="0.50174in" presentation:class="page-number" presentation:placeholder="false">
          <draw:text-box>
  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1677">
      <draw:frame draw:id="id577" draw:layer="Master1-bg" draw:style-name="a167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578">
        <svg:title/>
        <svg:desc/>
        <draw:g draw:name="Group 12" draw:id="id587">
          <svg:title/>
          <svg:desc/>
          <draw:custom-shape svg:x="0.125in" svg:y="0.00521in" svg:width="0.02604in" svg:height="2.38542in" draw:id="id599" draw:layer="Master1-bg" draw:style-name="a172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00" draw:layer="Master1-bg" draw:style-name="a173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01" draw:layer="Master1-bg" draw:style-name="a173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02" draw:layer="Master1-bg" draw:style-name="a173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03" draw:layer="Master1-bg" draw:style-name="a173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04" draw:layer="Master1-bg" draw:style-name="a173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05" draw:layer="Master1-bg" draw:style-name="a174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6" draw:layer="Master1-bg" draw:style-name="a174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7" draw:layer="Master1-bg" draw:style-name="a174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8" draw:layer="Master1-bg" draw:style-name="a174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9" draw:layer="Master1-bg" draw:style-name="a174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10" draw:layer="Master1-bg" draw:style-name="a175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11" draw:layer="Master1-bg" draw:style-name="a175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12" draw:layer="Master1-bg" draw:style-name="a175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13" draw:layer="Master1-bg" draw:style-name="a175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14" draw:layer="Master1-bg" draw:style-name="a175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15" draw:layer="Master1-bg" draw:style-name="a176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6" draw:layer="Master1-bg" draw:style-name="a176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7" draw:layer="Master1-bg" draw:style-name="a176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8" draw:layer="Master1-bg" draw:style-name="a176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9" draw:layer="Master1-bg" draw:style-name="a176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20" draw:layer="Master1-bg" draw:style-name="a177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21" draw:layer="Master1-bg" draw:style-name="a177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22" draw:layer="Master1-bg" draw:style-name="a177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23" draw:layer="Master1-bg" draw:style-name="a177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24" draw:layer="Master1-bg" draw:style-name="a177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25" draw:layer="Master1-bg" draw:style-name="a178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8">
          <svg:title/>
          <svg:desc/>
          <draw:custom-shape svg:x="12.55903in" svg:y="0in" svg:width="0.4566in" svg:height="0.56076in" draw:id="id589" draw:layer="Master1-bg" draw:style-name="a170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90" draw:layer="Master1-bg" draw:style-name="a171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91" draw:layer="Master1-bg" draw:style-name="a171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92" draw:layer="Master1-bg" draw:style-name="a171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93" draw:layer="Master1-bg" draw:style-name="a171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94" draw:layer="Master1-bg" draw:style-name="a171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95" draw:layer="Master1-bg" draw:style-name="a172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6" draw:layer="Master1-bg" draw:style-name="a172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7" draw:layer="Master1-bg" draw:style-name="a172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8" draw:layer="Master1-bg" draw:style-name="a172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9" presentation:style-name="a1682" draw:name="Title 1" svg:x="1.5816in" svg:y="0.66667in" svg:width="10.17361in" svg:height="3.00572in" presentation:class="title" presentation:placeholder="false">
        <draw:text-box>
          <text:p text:style-name="a1681" text:class-names="" text:cond-style-name=""><text:span text:style-name="a1679" text:class-names="">Click to edit Master title style</text:span><text:span text:style-name="a1680" text:class-names=""/></text:p>
        </draw:text-box>
        <svg:title/>
        <svg:desc/>
      </draw:frame>
      <draw:frame draw:id="id580" presentation:style-name="a1686" draw:name="Text Placeholder 3" svg:x="1.88172in" svg:y="3.68062in" svg:width="9.57163in" svg:height="0.60036in" presentation:class="outline" presentation:placeholder="false">
        <draw:text-box>
          <text:list text:style-name="a1685">
            <text:list-item>
              <text:p text:style-name="a1684" text:class-names="" text:cond-style-name=""><text:span text:style-name="a1683" text:class-names="">Click to edit Master text styles</text:span></text:p>
            </text:list-item>
          </text:list>
        </draw:text-box>
        <svg:title/>
        <svg:desc/>
      </draw:frame>
      <draw:frame draw:id="id581" presentation:style-name="a1690" draw:name="Text Placeholder 3" svg:x="1.24826in" svg:y="4.71338in" svg:width="10.83334in" svg:height="1.62893in" presentation:class="outline" presentation:placeholder="false">
        <draw:text-box>
          <text:list text:style-name="a1689">
            <text:list-item>
              <text:p text:style-name="a1688" text:class-names="" text:cond-style-name=""><text:span text:style-name="a1687" text:class-names="">Click to edit Master text styles</text:span></text:p>
            </text:list-item>
          </text:list>
        </draw:text-box>
        <svg:title/>
        <svg:desc/>
      </draw:frame>
      <draw:frame draw:id="id582" presentation:style-name="a1694" draw:name="Date Placeholder 4" svg:x="8.15499in" svg:y="6.43403in" svg:width="3in" svg:height="0.39931in" presentation:class="date-time" presentation:placeholder="false">
        <draw:text-box>
          <text:p text:style-name="a1693" text:class-names="" text:cond-style-name=""><text:span text:style-name="a1691" text:class-names=""><text:date text:fixed="false" style:data-style-name="a1692">1/1/2000</text:date></text:span></text:p>
        </draw:text-box>
        <svg:title/>
        <svg:desc/>
      </draw:frame>
      <draw:frame draw:id="id583" presentation:style-name="a1697" draw:name="Footer Placeholder 5" svg:x="1.24826in" svg:y="6.43403in" svg:width="6.82339in" svg:height="0.39931in" presentation:class="footer" presentation:placeholder="false">
        <draw:text-box>
          <text:p text:style-name="a1696" text:class-names="" text:cond-style-name=""><text:span text:style-name="a1695" text:class-names=""/></text:p>
        </draw:text-box>
        <svg:title/>
        <svg:desc/>
      </draw:frame>
      <draw:frame draw:id="id584" presentation:style-name="a1700" draw:name="Slide Number Placeholder 6" svg:x="11.23832in" svg:y="6.43403in" svg:width="0.84327in" svg:height="0.39931in" presentation:class="page-number" presentation:placeholder="false">
        <draw:text-box>
          <text:p text:style-name="a1699" text:class-names="" text:cond-style-name=""><text:span text:style-name="a1698" text:class-names=""><text:page-number style:num-format="1" text:fixed="false">‹#›</text:page-number></text:span></text:p>
        </draw:text-box>
        <svg:title/>
        <svg:desc/>
      </draw:frame>
      <draw:frame draw:id="id585" draw:style-name="a1703" draw:name="TextBox 59" svg:x="0.98809in" svg:y="0.80096in" svg:width="0.66667in" svg:height="0.63952in">
        <draw:text-box>
          <text:p text:style-name="a1702" text:class-names="" text:cond-style-name=""><text:span text:style-name="a1701" text:class-names="">“</text:span></text:p>
        </draw:text-box>
        <svg:title/>
        <svg:desc/>
      </draw:frame>
      <draw:frame draw:id="id586" draw:style-name="a1706" draw:name="TextBox 60" svg:x="11.52381in" svg:y="3.02381in" svg:width="0.66667in" svg:height="0.63952in">
        <draw:text-box>
          <text:p text:style-name="a1705" text:class-names="" text:cond-style-name=""><text:span text:style-name="a1704" text:class-names="">”</text:span></text:p>
        </draw:text-box>
        <svg:title/>
        <svg:desc/>
      </draw:frame>
      <presentation:notes style:page-layout-name="pageLayout2" draw:style-name="a1813">
        <draw:frame draw:id="id46" presentation:style-name="a1783" draw:name="Header Placeholder 1" svg:x="0in" svg:y="0in" svg:width="3.25in" svg:height="0.50174in" presentation:class="header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47" presentation:style-name="a1788" draw:name="Date Placeholder 2" svg:x="4.24826in" svg:y="0in" svg:width="3.25in" svg:height="0.50174in" presentation:class="date-time" presentation:placeholder="false">
          <draw:text-box>
            <text:p text:style-name="a1787" text:class-names="" text:cond-style-name=""><text:span text:style-name="a1784" text:class-names=""><text:date text:fixed="false" style:data-style-name="a1785"/></text:span><text:span text:style-name="a178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789" draw:name="Slide Image Placeholder 3">
          <svg:title/>
          <svg:desc/>
        </draw:page-thumbnail>
        <draw:frame draw:id="id49" presentation:style-name="a1805" draw:name="Notes Placeholder 4" svg:x="0.75in" svg:y="4.8125in" svg:width="6in" svg:height="3.9375in" presentation:class="notes" presentation:placeholder="false">
          <draw:text-box>
            <text:p text:style-name="a1791" text:class-names="" text:cond-style-name=""><text:span text:style-name="a1790" text:class-names="">Click to edit Master text styles</text:span></text:p>
            <text:list text:style-name="a1794">
              <text:list-item>
                <text:list text:style-name="a1794">
                  <text:list-item>
                    <text:p text:style-name="a1793" text:class-names="" text:cond-style-name=""><text:span text:style-name="a1792" text:class-names="">Second level</text:span></text:p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p text:style-name="a1796" text:class-names="" text:cond-style-name=""><text:span text:style-name="a17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0">
              <text:list-item>
                <text:list text:style-name="a1800">
                  <text:list-item>
                    <text:list text:style-name="a1800">
                      <text:list-item>
                        <text:list text:style-name="a1800">
                          <text:list-item>
                            <text:p text:style-name="a1799" text:class-names="" text:cond-style-name=""><text:span text:style-name="a17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4">
              <text:list-item>
                <text:list text:style-name="a1804">
                  <text:list-item>
                    <text:list text:style-name="a1804">
                      <text:list-item>
                        <text:list text:style-name="a1804">
                          <text:list-item>
                            <text:list text:style-name="a1804">
                              <text:list-item>
                                <text:p text:style-name="a1803" text:class-names="" text:cond-style-name=""><text:span text:style-name="a1801" text:class-names="">Fifth level</text:span><text:span text:style-name="a18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808" draw:name="Footer Placeholder 5" svg:x="0in" svg:y="9.49826in" svg:width="3.25in" svg:height="0.50174in" presentation:class="footer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51" presentation:style-name="a1812" draw:name="Slide Number Placeholder 6" svg:x="4.24826in" svg:y="9.49826in" svg:width="3.25in" svg:height="0.50174in" presentation:class="page-number" presentation:placeholder="false">
          <draw:text-box>
            <text:p text:style-name="a1811" text:class-names="" text:cond-style-name=""><text:span text:style-name="a1809" text:class-names=""><text:page-number style:num-format="1" text:fixed="false"/></text:span><text:span text:style-name="a1810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1815">
      <draw:frame draw:id="id626" draw:layer="Master1-bg" draw:style-name="a181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627">
        <svg:title/>
        <svg:desc/>
        <draw:g draw:name="Group 9" draw:id="id633">
          <svg:title/>
          <svg:desc/>
          <draw:custom-shape svg:x="0.125in" svg:y="0.00521in" svg:width="0.02604in" svg:height="2.38542in" draw:id="id645" draw:layer="Master1-bg" draw:style-name="a18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6" draw:layer="Master1-bg" draw:style-name="a18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7" draw:layer="Master1-bg" draw:style-name="a18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8" draw:layer="Master1-bg" draw:style-name="a18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9" draw:layer="Master1-bg" draw:style-name="a18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50" draw:layer="Master1-bg" draw:style-name="a18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51" draw:layer="Master1-bg" draw:style-name="a18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52" draw:layer="Master1-bg" draw:style-name="a18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53" draw:layer="Master1-bg" draw:style-name="a18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54" draw:layer="Master1-bg" draw:style-name="a18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55" draw:layer="Master1-bg" draw:style-name="a18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6" draw:layer="Master1-bg" draw:style-name="a18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7" draw:layer="Master1-bg" draw:style-name="a18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8" draw:layer="Master1-bg" draw:style-name="a18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9" draw:layer="Master1-bg" draw:style-name="a18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60" draw:layer="Master1-bg" draw:style-name="a18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61" draw:layer="Master1-bg" draw:style-name="a18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62" draw:layer="Master1-bg" draw:style-name="a18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63" draw:layer="Master1-bg" draw:style-name="a18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64" draw:layer="Master1-bg" draw:style-name="a18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65" draw:layer="Master1-bg" draw:style-name="a18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6" draw:layer="Master1-bg" draw:style-name="a18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7" draw:layer="Master1-bg" draw:style-name="a19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8" draw:layer="Master1-bg" draw:style-name="a19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9" draw:layer="Master1-bg" draw:style-name="a19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70" draw:layer="Master1-bg" draw:style-name="a19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71" draw:layer="Master1-bg" draw:style-name="a19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34">
          <svg:title/>
          <svg:desc/>
          <draw:custom-shape svg:x="12.55903in" svg:y="0in" svg:width="0.4566in" svg:height="0.56076in" draw:id="id635" draw:layer="Master1-bg" draw:style-name="a18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6" draw:layer="Master1-bg" draw:style-name="a18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7" draw:layer="Master1-bg" draw:style-name="a18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8" draw:layer="Master1-bg" draw:style-name="a18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9" draw:layer="Master1-bg" draw:style-name="a18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40" draw:layer="Master1-bg" draw:style-name="a18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41" draw:layer="Master1-bg" draw:style-name="a18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42" draw:layer="Master1-bg" draw:style-name="a18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43" draw:layer="Master1-bg" draw:style-name="a18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44" draw:layer="Master1-bg" draw:style-name="a18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8" presentation:style-name="a1820" draw:name="Title 1" svg:x="1.24826in" svg:y="2.33382in" svg:width="10.83333in" svg:height="2.74698in" presentation:class="title" presentation:placeholder="false">
        <draw:text-box>
          <text:p text:style-name="a1819" text:class-names="" text:cond-style-name=""><text:span text:style-name="a1817" text:class-names="">Click to edit Master title style</text:span><text:span text:style-name="a1818" text:class-names=""/></text:p>
        </draw:text-box>
        <svg:title/>
        <svg:desc/>
      </draw:frame>
      <draw:frame draw:id="id629" presentation:style-name="a1824" draw:name="Text Placeholder 3" svg:x="1.24821in" svg:y="5.09367in" svg:width="10.8317in" svg:height="1.24742in" presentation:class="outline" presentation:placeholder="false">
        <draw:text-box>
          <text:list text:style-name="a1823">
            <text:list-item>
              <text:p text:style-name="a1822" text:class-names="" text:cond-style-name=""><text:span text:style-name="a1821" text:class-names="">Click to edit Master text styles</text:span></text:p>
            </text:list-item>
          </text:list>
        </draw:text-box>
        <svg:title/>
        <svg:desc/>
      </draw:frame>
      <draw:frame draw:id="id630" presentation:style-name="a1828" draw:name="Date Placeholder 4" svg:x="8.15499in" svg:y="6.43403in" svg:width="3in" svg:height="0.39931in" presentation:class="date-time" presentation:placeholder="false">
        <draw:text-box>
          <text:p text:style-name="a1827" text:class-names="" text:cond-style-name=""><text:span text:style-name="a1825" text:class-names=""><text:date text:fixed="false" style:data-style-name="a1826">1/1/2000</text:date></text:span></text:p>
        </draw:text-box>
        <svg:title/>
        <svg:desc/>
      </draw:frame>
      <draw:frame draw:id="id631" presentation:style-name="a1831" draw:name="Footer Placeholder 5" svg:x="1.24826in" svg:y="6.43403in" svg:width="6.82339in" svg:height="0.39931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632" presentation:style-name="a1834" draw:name="Slide Number Placeholder 6" svg:x="11.23832in" svg:y="6.43403in" svg:width="0.84327in" svg:height="0.39931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41">
        <draw:frame draw:id="id46" presentation:style-name="a1911" draw:name="Header Placeholder 1" svg:x="0in" svg:y="0in" svg:width="3.25in" svg:height="0.50174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47" presentation:style-name="a1916" draw:name="Date Placeholder 2" svg:x="4.24826in" svg:y="0in" svg:width="3.25in" svg:height="0.50174in" presentation:class="date-time" presentation:placeholder="false">
          <draw:text-box>
            <text:p text:style-name="a1915" text:class-names="" text:cond-style-name=""><text:span text:style-name="a1912" text:class-names=""><text:date text:fixed="false" style:data-style-name="a1913"/></text:span><text:span text:style-name="a191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917" draw:name="Slide Image Placeholder 3">
          <svg:title/>
          <svg:desc/>
        </draw:page-thumbnail>
        <draw:frame draw:id="id49" presentation:style-name="a1933" draw:name="Notes Placeholder 4" svg:x="0.75in" svg:y="4.8125in" svg:width="6in" svg:height="3.9375in" presentation:class="notes" presentation:placeholder="false">
          <draw:text-box>
            <text:p text:style-name="a1919" text:class-names="" text:cond-style-name=""><text:span text:style-name="a1918" text:class-names="">Click to edit Master text styles</text:span></text:p>
            <text:list text:style-name="a1922">
              <text:list-item>
                <text:list text:style-name="a1922">
                  <text:list-item>
                    <text:p text:style-name="a1921" text:class-names="" text:cond-style-name=""><text:span text:style-name="a1920" text:class-names="">Second level</text:span></text:p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list text:style-name="a1925">
                      <text:list-item>
                        <text:p text:style-name="a1924" text:class-names="" text:cond-style-name=""><text:span text:style-name="a19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8">
              <text:list-item>
                <text:list text:style-name="a1928">
                  <text:list-item>
                    <text:list text:style-name="a1928">
                      <text:list-item>
                        <text:list text:style-name="a1928">
                          <text:list-item>
                            <text:p text:style-name="a1927" text:class-names="" text:cond-style-name=""><text:span text:style-name="a19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list text:style-name="a1932">
                      <text:list-item>
                        <text:list text:style-name="a1932">
                          <text:list-item>
                            <text:list text:style-name="a1932">
                              <text:list-item>
                                <text:p text:style-name="a1931" text:class-names="" text:cond-style-name=""><text:span text:style-name="a1929" text:class-names="">Fifth level</text:span><text:span text:style-name="a19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936" draw:name="Footer Placeholder 5" svg:x="0in" svg:y="9.49826in" svg:width="3.25in" svg:height="0.50174in" presentation:class="footer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51" presentation:style-name="a1940" draw:name="Slide Number Placeholder 6" svg:x="4.24826in" svg:y="9.49826in" svg:width="3.25in" svg:height="0.50174in" presentation:class="page-number" presentation:placeholder="false">
          <draw:text-box>
            <text:p text:style-name="a1939" text:class-names="" text:cond-style-name=""><text:span text:style-name="a1937" text:class-names=""><text:page-number style:num-format="1" text:fixed="false"/></text:span><text:span text:style-name="a1938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1943">
      <draw:frame draw:id="id672" draw:layer="Master1-bg" draw:style-name="a194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3" draw:id="id673">
        <svg:title/>
        <svg:desc/>
        <draw:g draw:name="Group 15" draw:id="id684">
          <svg:title/>
          <svg:desc/>
          <draw:custom-shape svg:x="0.125in" svg:y="0.00521in" svg:width="0.02604in" svg:height="2.38542in" draw:id="id696" draw:layer="Master1-bg" draw:style-name="a200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7" draw:layer="Master1-bg" draw:style-name="a200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8" draw:layer="Master1-bg" draw:style-name="a200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9" draw:layer="Master1-bg" draw:style-name="a201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00" draw:layer="Master1-bg" draw:style-name="a201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01" draw:layer="Master1-bg" draw:style-name="a201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02" draw:layer="Master1-bg" draw:style-name="a201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03" draw:layer="Master1-bg" draw:style-name="a201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04" draw:layer="Master1-bg" draw:style-name="a202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05" draw:layer="Master1-bg" draw:style-name="a202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6" draw:layer="Master1-bg" draw:style-name="a202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7" draw:layer="Master1-bg" draw:style-name="a202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8" draw:layer="Master1-bg" draw:style-name="a202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9" draw:layer="Master1-bg" draw:style-name="a203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10" draw:layer="Master1-bg" draw:style-name="a203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11" draw:layer="Master1-bg" draw:style-name="a203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12" draw:layer="Master1-bg" draw:style-name="a203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13" draw:layer="Master1-bg" draw:style-name="a203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14" draw:layer="Master1-bg" draw:style-name="a204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15" draw:layer="Master1-bg" draw:style-name="a204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6" draw:layer="Master1-bg" draw:style-name="a204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7" draw:layer="Master1-bg" draw:style-name="a204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8" draw:layer="Master1-bg" draw:style-name="a204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9" draw:layer="Master1-bg" draw:style-name="a205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20" draw:layer="Master1-bg" draw:style-name="a205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21" draw:layer="Master1-bg" draw:style-name="a205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22" draw:layer="Master1-bg" draw:style-name="a205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85">
          <svg:title/>
          <svg:desc/>
          <draw:custom-shape svg:x="12.55903in" svg:y="0in" svg:width="0.4566in" svg:height="0.56076in" draw:id="id686" draw:layer="Master1-bg" draw:style-name="a198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7" draw:layer="Master1-bg" draw:style-name="a198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8" draw:layer="Master1-bg" draw:style-name="a198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9" draw:layer="Master1-bg" draw:style-name="a199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90" draw:layer="Master1-bg" draw:style-name="a199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91" draw:layer="Master1-bg" draw:style-name="a199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92" draw:layer="Master1-bg" draw:style-name="a199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93" draw:layer="Master1-bg" draw:style-name="a199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94" draw:layer="Master1-bg" draw:style-name="a200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95" draw:layer="Master1-bg" draw:style-name="a200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74" presentation:style-name="a1948" draw:name="Title 1" svg:x="1.24826in" svg:y="0.66667in" svg:width="10.83333in" svg:height="2.08333in" presentation:class="title" presentation:placeholder="false">
        <draw:text-box>
          <text:p text:style-name="a1947" text:class-names="" text:cond-style-name=""><text:span text:style-name="a1945" text:class-names="">Click to edit Master title style</text:span><text:span text:style-name="a1946" text:class-names=""/></text:p>
        </draw:text-box>
        <svg:title/>
        <svg:desc/>
      </draw:frame>
      <draw:frame draw:id="id675" presentation:style-name="a1952" draw:name="Text Placeholder 2" svg:x="1.24826in" svg:y="2.92483in" svg:width="3.49617in" svg:height="0.75in" presentation:class="outline" presentation:placeholder="false">
        <draw:text-box>
          <text:list text:style-name="a1951">
            <text:list-item>
              <text:p text:style-name="a1950" text:class-names="" text:cond-style-name=""><text:span text:style-name="a1949" text:class-names="">Click to edit Master text styles</text:span></text:p>
            </text:list-item>
          </text:list>
        </draw:text-box>
        <svg:title/>
        <svg:desc/>
      </draw:frame>
      <draw:frame draw:id="id676" presentation:style-name="a1956" draw:name="Text Placeholder 3" svg:x="1.23351in" svg:y="3.67483in" svg:width="3.50912in" svg:height="2.6585in" presentation:class="outline" presentation:placeholder="false">
        <draw:text-box>
          <text:list text:style-name="a1955">
            <text:list-item>
              <text:p text:style-name="a1954" text:class-names="" text:cond-style-name=""><text:span text:style-name="a1953" text:class-names="">Click to edit Master text styles</text:span></text:p>
            </text:list-item>
          </text:list>
        </draw:text-box>
        <svg:title/>
        <svg:desc/>
      </draw:frame>
      <draw:frame draw:id="id677" presentation:style-name="a1960" draw:name="Text Placeholder 4" svg:x="4.93741in" svg:y="2.9283in" svg:width="3.48249in" svg:height="0.75in" presentation:class="outline" presentation:placeholder="false">
        <draw:text-box>
          <text:list text:style-name="a1959">
            <text:list-item>
              <text:p text:style-name="a1958" text:class-names="" text:cond-style-name=""><text:span text:style-name="a1957" text:class-names="">Click to edit Master text styles</text:span></text:p>
            </text:list-item>
          </text:list>
        </draw:text-box>
        <svg:title/>
        <svg:desc/>
      </draw:frame>
      <draw:frame draw:id="id678" presentation:style-name="a1964" draw:name="Text Placeholder 3" svg:x="4.92587in" svg:y="3.6783in" svg:width="3.495in" svg:height="2.6585in" presentation:class="outline" presentation:placeholder="false">
        <draw:text-box>
          <text:list text:style-name="a1963">
            <text:list-item>
              <text:p text:style-name="a1962" text:class-names="" text:cond-style-name=""><text:span text:style-name="a1961" text:class-names="">Click to edit Master text styles</text:span></text:p>
            </text:list-item>
          </text:list>
        </draw:text-box>
        <svg:title/>
        <svg:desc/>
      </draw:frame>
      <draw:frame draw:id="id679" presentation:style-name="a1968" draw:name="Text Placeholder 4" svg:x="8.58753in" svg:y="2.92483in" svg:width="3.49406in" svg:height="0.75in" presentation:class="outline" presentation:placeholder="false">
        <draw:text-box>
          <text:list text:style-name="a1967">
            <text:list-item>
              <text:p text:style-name="a1966" text:class-names="" text:cond-style-name=""><text:span text:style-name="a1965" text:class-names="">Click to edit Master text styles</text:span></text:p>
            </text:list-item>
          </text:list>
        </draw:text-box>
        <svg:title/>
        <svg:desc/>
      </draw:frame>
      <draw:frame draw:id="id680" presentation:style-name="a1972" draw:name="Text Placeholder 3" svg:x="8.58753in" svg:y="3.67483in" svg:width="3.49406in" svg:height="2.6585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Click to edit Master text styles</text:span></text:p>
            </text:list-item>
          </text:list>
        </draw:text-box>
        <svg:title/>
        <svg:desc/>
      </draw:frame>
      <draw:frame draw:id="id681" presentation:style-name="a1976" draw:name="Date Placeholder 2" svg:x="8.15499in" svg:y="6.43403in" svg:width="3in" svg:height="0.39931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1/1/2000</text:date></text:span></text:p>
        </draw:text-box>
        <svg:title/>
        <svg:desc/>
      </draw:frame>
      <draw:frame draw:id="id682" presentation:style-name="a1979" draw:name="Footer Placeholder 3" svg:x="1.24826in" svg:y="6.43403in" svg:width="6.82339in" svg:height="0.39931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683" presentation:style-name="a1982" draw:name="Slide Number Placeholder 4" svg:x="11.23832in" svg:y="6.43403in" svg:width="0.84327in" svg:height="0.39931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89">
        <draw:frame draw:id="id46" presentation:style-name="a2059" draw:name="Header Placeholder 1" svg:x="0in" svg:y="0in" svg:width="3.25in" svg:height="0.50174in" presentation:class="header" presentation:placeholder="false">
          <draw:text-box>
            <text:p text:style-name="a2058" text:class-names="" text:cond-style-name=""><text:span text:style-name="a2057" text:class-names=""/></text:p>
          </draw:text-box>
          <svg:title/>
          <svg:desc/>
        </draw:frame>
        <draw:frame draw:id="id47" presentation:style-name="a2064" draw:name="Date Placeholder 2" svg:x="4.24826in" svg:y="0in" svg:width="3.25in" svg:height="0.50174in" presentation:class="date-time" presentation:placeholder="false">
          <draw:text-box>
            <text:p text:style-name="a2063" text:class-names="" text:cond-style-name=""><text:span text:style-name="a2060" text:class-names=""><text:date text:fixed="false" style:data-style-name="a2061"/></text:span><text:span text:style-name="a206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065" draw:name="Slide Image Placeholder 3">
          <svg:title/>
          <svg:desc/>
        </draw:page-thumbnail>
        <draw:frame draw:id="id49" presentation:style-name="a2081" draw:name="Notes Placeholder 4" svg:x="0.75in" svg:y="4.8125in" svg:width="6in" svg:height="3.9375in" presentation:class="notes" presentation:placeholder="false">
          <draw:text-box>
            <text:p text:style-name="a2067" text:class-names="" text:cond-style-name=""><text:span text:style-name="a2066" text:class-names="">Click to edit Master text styles</text:span></text:p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68" text:class-names="">Second level</text:span></text:p>
                  </text:list-item>
                </text:list>
              </text:list-item>
            </text:list>
            <text:list text:style-name="a2073">
              <text:list-item>
                <text:list text:style-name="a2073">
                  <text:list-item>
                    <text:list text:style-name="a2073">
                      <text:list-item>
                        <text:p text:style-name="a2072" text:class-names="" text:cond-style-name=""><text:span text:style-name="a20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6">
              <text:list-item>
                <text:list text:style-name="a2076">
                  <text:list-item>
                    <text:list text:style-name="a2076">
                      <text:list-item>
                        <text:list text:style-name="a2076">
                          <text:list-item>
                            <text:p text:style-name="a2075" text:class-names="" text:cond-style-name=""><text:span text:style-name="a20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0">
              <text:list-item>
                <text:list text:style-name="a2080">
                  <text:list-item>
                    <text:list text:style-name="a2080">
                      <text:list-item>
                        <text:list text:style-name="a2080">
                          <text:list-item>
                            <text:list text:style-name="a2080">
                              <text:list-item>
                                <text:p text:style-name="a2079" text:class-names="" text:cond-style-name=""><text:span text:style-name="a2077" text:class-names="">Fifth level</text:span><text:span text:style-name="a20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084" draw:name="Footer Placeholder 5" svg:x="0in" svg:y="9.49826in" svg:width="3.25in" svg:height="0.50174in" presentation:class="footer" presentation:placeholder="false">
          <draw:text-box>
            <text:p text:style-name="a2083" text:class-names="" text:cond-style-name=""><text:span text:style-name="a2082" text:class-names=""/></text:p>
          </draw:text-box>
          <svg:title/>
          <svg:desc/>
        </draw:frame>
        <draw:frame draw:id="id51" presentation:style-name="a2088" draw:name="Slide Number Placeholder 6" svg:x="4.24826in" svg:y="9.49826in" svg:width="3.25in" svg:height="0.50174in" presentation:class="page-number" presentation:placeholder="false">
          <draw:text-box>
            <text:p text:style-name="a2087" text:class-names="" text:cond-style-name=""><text:span text:style-name="a2085" text:class-names=""><text:page-number style:num-format="1" text:fixed="false"/></text:span><text:span text:style-name="a2086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2091">
      <draw:frame draw:id="id723" draw:layer="Master1-bg" draw:style-name="a209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5" draw:id="id724">
        <svg:title/>
        <svg:desc/>
        <draw:g draw:name="Group 16" draw:id="id738">
          <svg:title/>
          <svg:desc/>
          <draw:custom-shape svg:x="0.125in" svg:y="0.00521in" svg:width="0.02604in" svg:height="2.38542in" draw:id="id750" draw:layer="Master1-bg" draw:style-name="a216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51" draw:layer="Master1-bg" draw:style-name="a216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52" draw:layer="Master1-bg" draw:style-name="a216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53" draw:layer="Master1-bg" draw:style-name="a217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54" draw:layer="Master1-bg" draw:style-name="a217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55" draw:layer="Master1-bg" draw:style-name="a217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6" draw:layer="Master1-bg" draw:style-name="a217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7" draw:layer="Master1-bg" draw:style-name="a217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8" draw:layer="Master1-bg" draw:style-name="a218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9" draw:layer="Master1-bg" draw:style-name="a218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60" draw:layer="Master1-bg" draw:style-name="a218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61" draw:layer="Master1-bg" draw:style-name="a218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62" draw:layer="Master1-bg" draw:style-name="a218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63" draw:layer="Master1-bg" draw:style-name="a219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64" draw:layer="Master1-bg" draw:style-name="a219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65" draw:layer="Master1-bg" draw:style-name="a219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6" draw:layer="Master1-bg" draw:style-name="a219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7" draw:layer="Master1-bg" draw:style-name="a219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8" draw:layer="Master1-bg" draw:style-name="a220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9" draw:layer="Master1-bg" draw:style-name="a220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70" draw:layer="Master1-bg" draw:style-name="a220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71" draw:layer="Master1-bg" draw:style-name="a220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72" draw:layer="Master1-bg" draw:style-name="a220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73" draw:layer="Master1-bg" draw:style-name="a221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74" draw:layer="Master1-bg" draw:style-name="a221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75" draw:layer="Master1-bg" draw:style-name="a221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6" draw:layer="Master1-bg" draw:style-name="a221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9">
          <svg:title/>
          <svg:desc/>
          <draw:custom-shape svg:x="12.55903in" svg:y="0in" svg:width="0.4566in" svg:height="0.56076in" draw:id="id740" draw:layer="Master1-bg" draw:style-name="a214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41" draw:layer="Master1-bg" draw:style-name="a214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42" draw:layer="Master1-bg" draw:style-name="a214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43" draw:layer="Master1-bg" draw:style-name="a215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44" draw:layer="Master1-bg" draw:style-name="a215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45" draw:layer="Master1-bg" draw:style-name="a215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6" draw:layer="Master1-bg" draw:style-name="a215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7" draw:layer="Master1-bg" draw:style-name="a215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8" draw:layer="Master1-bg" draw:style-name="a216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9" draw:layer="Master1-bg" draw:style-name="a216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25" presentation:style-name="a2096" draw:name="Title 1" svg:x="1.24826in" svg:y="0.66667in" svg:width="10.83333in" svg:height="2.08333in" presentation:class="title" presentation:placeholder="false">
        <draw:text-box>
          <text:p text:style-name="a2095" text:class-names="" text:cond-style-name=""><text:span text:style-name="a2093" text:class-names="">Click to edit Master title style</text:span><text:span text:style-name="a2094" text:class-names=""/></text:p>
        </draw:text-box>
        <svg:title/>
        <svg:desc/>
      </draw:frame>
      <draw:frame draw:id="id726" presentation:style-name="a2100" draw:name="Text Placeholder 2" svg:x="1.24826in" svg:y="4.81692in" svg:width="3.49436in" svg:height="0.63021in" presentation:class="outline" presentation:placeholder="false">
        <draw:text-box>
          <text:list text:style-name="a2099">
            <text:list-item>
              <text:p text:style-name="a2098" text:class-names="" text:cond-style-name=""><text:span text:style-name="a2097" text:class-names="">Click to edit Master text styles</text:span></text:p>
            </text:list-item>
          </text:list>
        </draw:text-box>
        <svg:title/>
        <svg:desc/>
      </draw:frame>
      <draw:frame draw:id="id727" presentation:style-name="a2104" draw:name="Picture Placeholder 2" svg:x="1.24826in" svg:y="2.91666in" svg:width="3.49436in" svg:height="1.66667in" presentation:class="graphic" presentation:placeholder="false">
        <draw:text-box>
          <text:p text:style-name="a2103" text:class-names="" text:cond-style-name=""><text:span text:style-name="a2101" text:class-names="">Click icon to add picture</text:span><text:span text:style-name="a2102" text:class-names=""/></text:p>
        </draw:text-box>
        <svg:title/>
        <svg:desc/>
      </draw:frame>
      <draw:frame draw:id="id728" presentation:style-name="a2108" draw:name="Text Placeholder 3" svg:x="1.24826in" svg:y="5.44713in" svg:width="3.49436in" svg:height="0.8944in" presentation:class="outline" presentation:placeholder="false">
        <draw:text-box>
          <text:list text:style-name="a2107">
            <text:list-item>
              <text:p text:style-name="a2106" text:class-names="" text:cond-style-name=""><text:span text:style-name="a2105" text:class-names="">Click to edit Master text styles</text:span></text:p>
            </text:list-item>
          </text:list>
        </draw:text-box>
        <svg:title/>
        <svg:desc/>
      </draw:frame>
      <draw:frame draw:id="id729" presentation:style-name="a2112" draw:name="Text Placeholder 4" svg:x="4.90929in" svg:y="4.81692in" svg:width="3.5in" svg:height="0.63021in" presentation:class="outline" presentation:placeholder="false">
        <draw:text-box>
          <text:list text:style-name="a2111">
            <text:list-item>
              <text:p text:style-name="a2110" text:class-names="" text:cond-style-name=""><text:span text:style-name="a2109" text:class-names="">Click to edit Master text styles</text:span></text:p>
            </text:list-item>
          </text:list>
        </draw:text-box>
        <svg:title/>
        <svg:desc/>
      </draw:frame>
      <draw:frame draw:id="id730" presentation:style-name="a2116" draw:name="Picture Placeholder 2" svg:x="4.90929in" svg:y="2.91666in" svg:width="3.4984in" svg:height="1.66667in" presentation:class="graphic" presentation:placeholder="false">
        <draw:text-box>
          <text:p text:style-name="a2115" text:class-names="" text:cond-style-name=""><text:span text:style-name="a2113" text:class-names="">Click icon to add picture</text:span><text:span text:style-name="a2114" text:class-names=""/></text:p>
        </draw:text-box>
        <svg:title/>
        <svg:desc/>
      </draw:frame>
      <draw:frame draw:id="id731" presentation:style-name="a2120" draw:name="Text Placeholder 3" svg:x="4.90769in" svg:y="5.44713in" svg:width="3.5in" svg:height="0.8862in" presentation:class="outline" presentation:placeholder="false">
        <draw:text-box>
          <text:list text:style-name="a2119">
            <text:list-item>
              <text:p text:style-name="a2118" text:class-names="" text:cond-style-name=""><text:span text:style-name="a2117" text:class-names="">Click to edit Master text styles</text:span></text:p>
            </text:list-item>
          </text:list>
        </draw:text-box>
        <svg:title/>
        <svg:desc/>
      </draw:frame>
      <draw:frame draw:id="id732" presentation:style-name="a2124" draw:name="Text Placeholder 4" svg:x="8.58767in" svg:y="4.81692in" svg:width="3.48944in" svg:height="0.63021in" presentation:class="outline" presentation:placeholder="false">
        <draw:text-box>
          <text:list text:style-name="a2123">
            <text:list-item>
              <text:p text:style-name="a2122" text:class-names="" text:cond-style-name=""><text:span text:style-name="a2121" text:class-names="">Click to edit Master text styles</text:span></text:p>
            </text:list-item>
          </text:list>
        </draw:text-box>
        <svg:title/>
        <svg:desc/>
      </draw:frame>
      <draw:frame draw:id="id733" presentation:style-name="a2128" draw:name="Picture Placeholder 2" svg:x="8.58753in" svg:y="2.91666in" svg:width="3.49406in" svg:height="1.66667in" presentation:class="graphic" presentation:placeholder="false">
        <draw:text-box>
          <text:p text:style-name="a2127" text:class-names="" text:cond-style-name=""><text:span text:style-name="a2125" text:class-names="">Click icon to add picture</text:span><text:span text:style-name="a2126" text:class-names=""/></text:p>
        </draw:text-box>
        <svg:title/>
        <svg:desc/>
      </draw:frame>
      <draw:frame draw:id="id734" presentation:style-name="a2132" draw:name="Text Placeholder 3" svg:x="8.58753in" svg:y="5.44713in" svg:width="3.49406in" svg:height="0.8862in" presentation:class="outline" presentation:placeholder="false">
        <draw:text-box>
          <text:list text:style-name="a2131">
            <text:list-item>
              <text:p text:style-name="a2130" text:class-names="" text:cond-style-name=""><text:span text:style-name="a2129" text:class-names="">Click to edit Master text styles</text:span></text:p>
            </text:list-item>
          </text:list>
        </draw:text-box>
        <svg:title/>
        <svg:desc/>
      </draw:frame>
      <draw:frame draw:id="id735" presentation:style-name="a2136" draw:name="Date Placeholder 2" svg:x="8.15499in" svg:y="6.43403in" svg:width="3in" svg:height="0.39931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1/1/2000</text:date></text:span></text:p>
        </draw:text-box>
        <svg:title/>
        <svg:desc/>
      </draw:frame>
      <draw:frame draw:id="id736" presentation:style-name="a2139" draw:name="Footer Placeholder 3" svg:x="1.24826in" svg:y="6.43403in" svg:width="6.82339in" svg:height="0.39931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737" presentation:style-name="a2142" draw:name="Slide Number Placeholder 4" svg:x="11.23832in" svg:y="6.43403in" svg:width="0.84327in" svg:height="0.39931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49">
        <draw:frame draw:id="id46" presentation:style-name="a2219" draw:name="Header Placeholder 1" svg:x="0in" svg:y="0in" svg:width="3.25in" svg:height="0.50174in" presentation:class="header" presentation:placeholder="false">
          <draw:text-box>
            <text:p text:style-name="a2218" text:class-names="" text:cond-style-name=""><text:span text:style-name="a2217" text:class-names=""/></text:p>
          </draw:text-box>
          <svg:title/>
          <svg:desc/>
        </draw:frame>
        <draw:frame draw:id="id47" presentation:style-name="a2224" draw:name="Date Placeholder 2" svg:x="4.24826in" svg:y="0in" svg:width="3.25in" svg:height="0.50174in" presentation:class="date-time" presentation:placeholder="false">
          <draw:text-box>
            <text:p text:style-name="a2223" text:class-names="" text:cond-style-name=""><text:span text:style-name="a2220" text:class-names=""><text:date text:fixed="false" style:data-style-name="a2221"/></text:span><text:span text:style-name="a222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225" draw:name="Slide Image Placeholder 3">
          <svg:title/>
          <svg:desc/>
        </draw:page-thumbnail>
        <draw:frame draw:id="id49" presentation:style-name="a2241" draw:name="Notes Placeholder 4" svg:x="0.75in" svg:y="4.8125in" svg:width="6in" svg:height="3.9375in" presentation:class="notes" presentation:placeholder="false">
          <draw:text-box>
            <text:p text:style-name="a2227" text:class-names="" text:cond-style-name=""><text:span text:style-name="a2226" text:class-names="">Click to edit Master text styles</text:span></text:p>
            <text:list text:style-name="a2230">
              <text:list-item>
                <text:list text:style-name="a2230">
                  <text:list-item>
                    <text:p text:style-name="a2229" text:class-names="" text:cond-style-name=""><text:span text:style-name="a2228" text:class-names="">Second level</text:span></text:p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p text:style-name="a2232" text:class-names="" text:cond-style-name=""><text:span text:style-name="a2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6">
              <text:list-item>
                <text:list text:style-name="a2236">
                  <text:list-item>
                    <text:list text:style-name="a2236">
                      <text:list-item>
                        <text:list text:style-name="a2236">
                          <text:list-item>
                            <text:p text:style-name="a2235" text:class-names="" text:cond-style-name=""><text:span text:style-name="a2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0">
              <text:list-item>
                <text:list text:style-name="a2240">
                  <text:list-item>
                    <text:list text:style-name="a2240">
                      <text:list-item>
                        <text:list text:style-name="a2240">
                          <text:list-item>
                            <text:list text:style-name="a2240">
                              <text:list-item>
                                <text:p text:style-name="a2239" text:class-names="" text:cond-style-name=""><text:span text:style-name="a2237" text:class-names="">Fifth level</text:span><text:span text:style-name="a2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244" draw:name="Footer Placeholder 5" svg:x="0in" svg:y="9.49826in" svg:width="3.25in" svg:height="0.50174in" presentation:class="footer" presentation:placeholder="false">
          <draw:text-box>
            <text:p text:style-name="a2243" text:class-names="" text:cond-style-name=""><text:span text:style-name="a2242" text:class-names=""/></text:p>
          </draw:text-box>
          <svg:title/>
          <svg:desc/>
        </draw:frame>
        <draw:frame draw:id="id51" presentation:style-name="a2248" draw:name="Slide Number Placeholder 6" svg:x="4.24826in" svg:y="9.49826in" svg:width="3.25in" svg:height="0.50174in" presentation:class="page-number" presentation:placeholder="false">
          <draw:text-box>
            <text:p text:style-name="a2247" text:class-names="" text:cond-style-name=""><text:span text:style-name="a2245" text:class-names=""><text:page-number style:num-format="1" text:fixed="false"/></text:span><text:span text:style-name="a2246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2251">
      <draw:frame draw:id="id777" draw:layer="Master1-bg" draw:style-name="a225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8">
        <svg:title/>
        <svg:desc/>
        <draw:g draw:name="Group 8" draw:id="id784">
          <svg:title/>
          <svg:desc/>
          <draw:custom-shape svg:x="0.125in" svg:y="0.00521in" svg:width="0.02604in" svg:height="2.38542in" draw:id="id796" draw:layer="Master1-bg" draw:style-name="a230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7" draw:layer="Master1-bg" draw:style-name="a230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8" draw:layer="Master1-bg" draw:style-name="a230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9" draw:layer="Master1-bg" draw:style-name="a231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00" draw:layer="Master1-bg" draw:style-name="a231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01" draw:layer="Master1-bg" draw:style-name="a231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02" draw:layer="Master1-bg" draw:style-name="a231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03" draw:layer="Master1-bg" draw:style-name="a231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04" draw:layer="Master1-bg" draw:style-name="a232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05" draw:layer="Master1-bg" draw:style-name="a232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6" draw:layer="Master1-bg" draw:style-name="a232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7" draw:layer="Master1-bg" draw:style-name="a232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8" draw:layer="Master1-bg" draw:style-name="a232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9" draw:layer="Master1-bg" draw:style-name="a233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10" draw:layer="Master1-bg" draw:style-name="a233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11" draw:layer="Master1-bg" draw:style-name="a233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12" draw:layer="Master1-bg" draw:style-name="a233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13" draw:layer="Master1-bg" draw:style-name="a233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14" draw:layer="Master1-bg" draw:style-name="a234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15" draw:layer="Master1-bg" draw:style-name="a234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6" draw:layer="Master1-bg" draw:style-name="a234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7" draw:layer="Master1-bg" draw:style-name="a234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8" draw:layer="Master1-bg" draw:style-name="a234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9" draw:layer="Master1-bg" draw:style-name="a235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20" draw:layer="Master1-bg" draw:style-name="a235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21" draw:layer="Master1-bg" draw:style-name="a235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22" draw:layer="Master1-bg" draw:style-name="a235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85">
          <svg:title/>
          <svg:desc/>
          <draw:custom-shape svg:x="12.55903in" svg:y="0in" svg:width="0.4566in" svg:height="0.56076in" draw:id="id786" draw:layer="Master1-bg" draw:style-name="a228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7" draw:layer="Master1-bg" draw:style-name="a228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8" draw:layer="Master1-bg" draw:style-name="a228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9" draw:layer="Master1-bg" draw:style-name="a229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90" draw:layer="Master1-bg" draw:style-name="a229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91" draw:layer="Master1-bg" draw:style-name="a229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92" draw:layer="Master1-bg" draw:style-name="a229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93" draw:layer="Master1-bg" draw:style-name="a229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94" draw:layer="Master1-bg" draw:style-name="a230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95" draw:layer="Master1-bg" draw:style-name="a230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9" presentation:style-name="a2256" draw:name="Title 1" svg:x="1.24826in" svg:y="0.67642in" svg:width="10.83333in" svg:height="1.61698in" presentation:class="title" presentation:placeholder="false">
        <draw:text-box>
          <text:p text:style-name="a2255" text:class-names="" text:cond-style-name=""><text:span text:style-name="a2253" text:class-names="">Click to edit Master title style</text:span><text:span text:style-name="a2254" text:class-names=""/></text:p>
        </draw:text-box>
        <svg:title/>
        <svg:desc/>
      </draw:frame>
      <draw:frame draw:id="id780" presentation:style-name="a2273" draw:name="Vertical Text Placeholder 2" svg:x="1.24826in" svg:y="2.46007in" svg:width="10.83333in" svg:height="3.87327in" presentation:class="outline" presentation:placeholder="false">
        <draw:text-box>
          <text:list text:style-name="a2259">
            <text:list-item>
              <text:p text:style-name="a2258" text:class-names="" text:cond-style-name=""><text:span text:style-name="a2257" text:class-names="">Click to edit Master text styles</text:span></text:p>
            </text:list-item>
          </text:list>
          <text:list text:style-name="a2262">
            <text:list-item>
              <text:list text:style-name="a2262">
                <text:list-item>
                  <text:p text:style-name="a2261" text:class-names="" text:cond-style-name=""><text:span text:style-name="a2260" text:class-names="">Second level</text:span></text:p>
                </text:list-item>
              </text:list>
            </text:list-item>
          </text:list>
          <text:list text:style-name="a2265">
            <text:list-item>
              <text:list text:style-name="a2265">
                <text:list-item>
                  <text:list text:style-name="a2265">
                    <text:list-item>
                      <text:p text:style-name="a2264" text:class-names="" text:cond-style-name=""><text:span text:style-name="a2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8">
            <text:list-item>
              <text:list text:style-name="a2268">
                <text:list-item>
                  <text:list text:style-name="a2268">
                    <text:list-item>
                      <text:list text:style-name="a2268">
                        <text:list-item>
                          <text:p text:style-name="a2267" text:class-names="" text:cond-style-name=""><text:span text:style-name="a2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2">
            <text:list-item>
              <text:list text:style-name="a2272">
                <text:list-item>
                  <text:list text:style-name="a2272">
                    <text:list-item>
                      <text:list text:style-name="a2272">
                        <text:list-item>
                          <text:list text:style-name="a2272">
                            <text:list-item>
                              <text:p text:style-name="a2271" text:class-names="" text:cond-style-name=""><text:span text:style-name="a2269" text:class-names="">Fifth level</text:span><text:span text:style-name="a2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1" presentation:style-name="a2277" draw:name="Date Placeholder 3" svg:x="8.15499in" svg:y="6.43403in" svg:width="3in" svg:height="0.39931in" presentation:class="date-time" presentation:placeholder="false">
        <draw:text-box>
          <text:p text:style-name="a2276" text:class-names="" text:cond-style-name=""><text:span text:style-name="a2274" text:class-names=""><text:date text:fixed="false" style:data-style-name="a2275">1/1/2000</text:date></text:span></text:p>
        </draw:text-box>
        <svg:title/>
        <svg:desc/>
      </draw:frame>
      <draw:frame draw:id="id782" presentation:style-name="a2280" draw:name="Footer Placeholder 4" svg:x="1.24826in" svg:y="6.43403in" svg:width="6.82339in" svg:height="0.39931in" presentation:class="footer" presentation:placeholder="false">
        <draw:text-box>
          <text:p text:style-name="a2279" text:class-names="" text:cond-style-name=""><text:span text:style-name="a2278" text:class-names=""/></text:p>
        </draw:text-box>
        <svg:title/>
        <svg:desc/>
      </draw:frame>
      <draw:frame draw:id="id783" presentation:style-name="a2283" draw:name="Slide Number Placeholder 5" svg:x="11.23832in" svg:y="6.43403in" svg:width="0.84327in" svg:height="0.39931in" presentation:class="page-number" presentation:placeholder="false">
        <draw:text-box>
          <text:p text:style-name="a2282" text:class-names="" text:cond-style-name=""><text:span text:style-name="a228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90">
        <draw:frame draw:id="id46" presentation:style-name="a2360" draw:name="Header Placeholder 1" svg:x="0in" svg:y="0in" svg:width="3.25in" svg:height="0.50174in" presentation:class="header" presentation:placeholder="false">
          <draw:text-box>
            <text:p text:style-name="a2359" text:class-names="" text:cond-style-name=""><text:span text:style-name="a2358" text:class-names=""/></text:p>
          </draw:text-box>
          <svg:title/>
          <svg:desc/>
        </draw:frame>
        <draw:frame draw:id="id47" presentation:style-name="a2365" draw:name="Date Placeholder 2" svg:x="4.24826in" svg:y="0in" svg:width="3.25in" svg:height="0.50174in" presentation:class="date-time" presentation:placeholder="false">
          <draw:text-box>
            <text:p text:style-name="a2364" text:class-names="" text:cond-style-name=""><text:span text:style-name="a2361" text:class-names=""><text:date text:fixed="false" style:data-style-name="a2362"/></text:span><text:span text:style-name="a236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366" draw:name="Slide Image Placeholder 3">
          <svg:title/>
          <svg:desc/>
        </draw:page-thumbnail>
        <draw:frame draw:id="id49" presentation:style-name="a2382" draw:name="Notes Placeholder 4" svg:x="0.75in" svg:y="4.8125in" svg:width="6in" svg:height="3.9375in" presentation:class="notes" presentation:placeholder="false">
          <draw:text-box>
            <text:p text:style-name="a2368" text:class-names="" text:cond-style-name=""><text:span text:style-name="a2367" text:class-names="">Click to edit Master text styles</text:span></text:p>
            <text:list text:style-name="a2371">
              <text:list-item>
                <text:list text:style-name="a2371">
                  <text:list-item>
                    <text:p text:style-name="a2370" text:class-names="" text:cond-style-name=""><text:span text:style-name="a2369" text:class-names="">Second level</text:span></text:p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list text:style-name="a2374">
                      <text:list-item>
                        <text:p text:style-name="a2373" text:class-names="" text:cond-style-name=""><text:span text:style-name="a23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77">
              <text:list-item>
                <text:list text:style-name="a2377">
                  <text:list-item>
                    <text:list text:style-name="a2377">
                      <text:list-item>
                        <text:list text:style-name="a2377">
                          <text:list-item>
                            <text:p text:style-name="a2376" text:class-names="" text:cond-style-name=""><text:span text:style-name="a23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1">
              <text:list-item>
                <text:list text:style-name="a2381">
                  <text:list-item>
                    <text:list text:style-name="a2381">
                      <text:list-item>
                        <text:list text:style-name="a2381">
                          <text:list-item>
                            <text:list text:style-name="a2381">
                              <text:list-item>
                                <text:p text:style-name="a2380" text:class-names="" text:cond-style-name=""><text:span text:style-name="a2378" text:class-names="">Fifth level</text:span><text:span text:style-name="a23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385" draw:name="Footer Placeholder 5" svg:x="0in" svg:y="9.49826in" svg:width="3.25in" svg:height="0.50174in" presentation:class="footer" presentation:placeholder="false">
          <draw:text-box>
            <text:p text:style-name="a2384" text:class-names="" text:cond-style-name=""><text:span text:style-name="a2383" text:class-names=""/></text:p>
          </draw:text-box>
          <svg:title/>
          <svg:desc/>
        </draw:frame>
        <draw:frame draw:id="id51" presentation:style-name="a2389" draw:name="Slide Number Placeholder 6" svg:x="4.24826in" svg:y="9.49826in" svg:width="3.25in" svg:height="0.50174in" presentation:class="page-number" presentation:placeholder="false">
          <draw:text-box>
            <text:p text:style-name="a2388" text:class-names="" text:cond-style-name=""><text:span text:style-name="a2386" text:class-names=""><text:page-number style:num-format="1" text:fixed="false"/></text:span><text:span text:style-name="a2387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2392">
      <draw:frame draw:id="id823" draw:layer="Master1-bg" draw:style-name="a2393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24">
        <svg:title/>
        <svg:desc/>
        <draw:g draw:name="Group 8" draw:id="id830">
          <svg:title/>
          <svg:desc/>
          <draw:custom-shape svg:x="0.125in" svg:y="0.00521in" svg:width="0.02604in" svg:height="2.38542in" draw:id="id842" draw:layer="Master1-bg" draw:style-name="a244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43" draw:layer="Master1-bg" draw:style-name="a244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44" draw:layer="Master1-bg" draw:style-name="a245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45" draw:layer="Master1-bg" draw:style-name="a245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6" draw:layer="Master1-bg" draw:style-name="a245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7" draw:layer="Master1-bg" draw:style-name="a245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8" draw:layer="Master1-bg" draw:style-name="a245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9" draw:layer="Master1-bg" draw:style-name="a246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50" draw:layer="Master1-bg" draw:style-name="a246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51" draw:layer="Master1-bg" draw:style-name="a246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52" draw:layer="Master1-bg" draw:style-name="a246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53" draw:layer="Master1-bg" draw:style-name="a246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54" draw:layer="Master1-bg" draw:style-name="a247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55" draw:layer="Master1-bg" draw:style-name="a247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6" draw:layer="Master1-bg" draw:style-name="a247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7" draw:layer="Master1-bg" draw:style-name="a247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8" draw:layer="Master1-bg" draw:style-name="a247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9" draw:layer="Master1-bg" draw:style-name="a248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60" draw:layer="Master1-bg" draw:style-name="a248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61" draw:layer="Master1-bg" draw:style-name="a248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62" draw:layer="Master1-bg" draw:style-name="a248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63" draw:layer="Master1-bg" draw:style-name="a248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64" draw:layer="Master1-bg" draw:style-name="a249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65" draw:layer="Master1-bg" draw:style-name="a249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6" draw:layer="Master1-bg" draw:style-name="a249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7" draw:layer="Master1-bg" draw:style-name="a249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8" draw:layer="Master1-bg" draw:style-name="a249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31">
          <svg:title/>
          <svg:desc/>
          <draw:custom-shape svg:x="12.55903in" svg:y="0in" svg:width="0.4566in" svg:height="0.56076in" draw:id="id832" draw:layer="Master1-bg" draw:style-name="a242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33" draw:layer="Master1-bg" draw:style-name="a242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34" draw:layer="Master1-bg" draw:style-name="a243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35" draw:layer="Master1-bg" draw:style-name="a243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6" draw:layer="Master1-bg" draw:style-name="a243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7" draw:layer="Master1-bg" draw:style-name="a243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8" draw:layer="Master1-bg" draw:style-name="a243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9" draw:layer="Master1-bg" draw:style-name="a244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40" draw:layer="Master1-bg" draw:style-name="a244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41" draw:layer="Master1-bg" draw:style-name="a244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25" presentation:style-name="a2397" draw:name="Vertical Title 1" svg:x="9.88889in" svg:y="0.66667in" svg:width="2.19271in" svg:height="5.66667in" presentation:class="title" presentation:placeholder="false">
        <draw:text-box>
          <text:p text:style-name="a2396" text:class-names="" text:cond-style-name=""><text:span text:style-name="a2394" text:class-names="">Click to edit Master title style</text:span><text:span text:style-name="a2395" text:class-names=""/></text:p>
        </draw:text-box>
        <svg:title/>
        <svg:desc/>
      </draw:frame>
      <draw:frame draw:id="id826" presentation:style-name="a2414" draw:name="Vertical Text Placeholder 2" svg:x="1.24826in" svg:y="0.66667in" svg:width="8.47396in" svg:height="5.66667in" presentation:class="outline" presentation:placeholder="false">
        <draw:text-box>
          <text:list text:style-name="a2400">
            <text:list-item>
              <text:p text:style-name="a2399" text:class-names="" text:cond-style-name=""><text:span text:style-name="a2398" text:class-names="">Click to edit Master text styles</text:span></text:p>
            </text:list-item>
          </text:list>
          <text:list text:style-name="a2403">
            <text:list-item>
              <text:list text:style-name="a2403">
                <text:list-item>
                  <text:p text:style-name="a2402" text:class-names="" text:cond-style-name=""><text:span text:style-name="a2401" text:class-names="">Second level</text:span></text:p>
                </text:list-item>
              </text:list>
            </text:list-item>
          </text:list>
          <text:list text:style-name="a2406">
            <text:list-item>
              <text:list text:style-name="a2406">
                <text:list-item>
                  <text:list text:style-name="a2406">
                    <text:list-item>
                      <text:p text:style-name="a2405" text:class-names="" text:cond-style-name=""><text:span text:style-name="a2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9">
            <text:list-item>
              <text:list text:style-name="a2409">
                <text:list-item>
                  <text:list text:style-name="a2409">
                    <text:list-item>
                      <text:list text:style-name="a2409">
                        <text:list-item>
                          <text:p text:style-name="a2408" text:class-names="" text:cond-style-name=""><text:span text:style-name="a2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3">
            <text:list-item>
              <text:list text:style-name="a2413">
                <text:list-item>
                  <text:list text:style-name="a2413">
                    <text:list-item>
                      <text:list text:style-name="a2413">
                        <text:list-item>
                          <text:list text:style-name="a2413">
                            <text:list-item>
                              <text:p text:style-name="a2412" text:class-names="" text:cond-style-name=""><text:span text:style-name="a2410" text:class-names="">Fifth level</text:span><text:span text:style-name="a2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7" presentation:style-name="a2418" draw:name="Date Placeholder 3" svg:x="8.15499in" svg:y="6.43403in" svg:width="3in" svg:height="0.39931in" presentation:class="date-time" presentation:placeholder="false">
        <draw:text-box>
          <text:p text:style-name="a2417" text:class-names="" text:cond-style-name=""><text:span text:style-name="a2415" text:class-names=""><text:date text:fixed="false" style:data-style-name="a2416">1/1/2000</text:date></text:span></text:p>
        </draw:text-box>
        <svg:title/>
        <svg:desc/>
      </draw:frame>
      <draw:frame draw:id="id828" presentation:style-name="a2421" draw:name="Footer Placeholder 4" svg:x="1.24826in" svg:y="6.43403in" svg:width="6.82339in" svg:height="0.39931in" presentation:class="footer" presentation:placeholder="false">
        <draw:text-box>
          <text:p text:style-name="a2420" text:class-names="" text:cond-style-name=""><text:span text:style-name="a2419" text:class-names=""/></text:p>
        </draw:text-box>
        <svg:title/>
        <svg:desc/>
      </draw:frame>
      <draw:frame draw:id="id829" presentation:style-name="a2424" draw:name="Slide Number Placeholder 5" svg:x="11.23832in" svg:y="6.43403in" svg:width="0.84327in" svg:height="0.39931in" presentation:class="page-number" presentation:placeholder="false">
        <draw:text-box>
          <text:p text:style-name="a2423" text:class-names="" text:cond-style-name=""><text:span text:style-name="a242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31">
        <draw:frame draw:id="id46" presentation:style-name="a2501" draw:name="Header Placeholder 1" svg:x="0in" svg:y="0in" svg:width="3.25in" svg:height="0.50174in" presentation:class="header" presentation:placeholder="false">
          <draw:text-box>
            <text:p text:style-name="a2500" text:class-names="" text:cond-style-name=""><text:span text:style-name="a2499" text:class-names=""/></text:p>
          </draw:text-box>
          <svg:title/>
          <svg:desc/>
        </draw:frame>
        <draw:frame draw:id="id47" presentation:style-name="a2506" draw:name="Date Placeholder 2" svg:x="4.24826in" svg:y="0in" svg:width="3.25in" svg:height="0.50174in" presentation:class="date-time" presentation:placeholder="false">
          <draw:text-box>
            <text:p text:style-name="a2505" text:class-names="" text:cond-style-name=""><text:span text:style-name="a2502" text:class-names=""><text:date text:fixed="false" style:data-style-name="a2503"/></text:span><text:span text:style-name="a250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507" draw:name="Slide Image Placeholder 3">
          <svg:title/>
          <svg:desc/>
        </draw:page-thumbnail>
        <draw:frame draw:id="id49" presentation:style-name="a2523" draw:name="Notes Placeholder 4" svg:x="0.75in" svg:y="4.8125in" svg:width="6in" svg:height="3.9375in" presentation:class="notes" presentation:placeholder="false">
          <draw:text-box>
            <text:p text:style-name="a2509" text:class-names="" text:cond-style-name=""><text:span text:style-name="a2508" text:class-names="">Click to edit Master text styles</text:span></text:p>
            <text:list text:style-name="a2512">
              <text:list-item>
                <text:list text:style-name="a2512">
                  <text:list-item>
                    <text:p text:style-name="a2511" text:class-names="" text:cond-style-name=""><text:span text:style-name="a2510" text:class-names="">Second level</text:span></text:p>
                  </text:list-item>
                </text:list>
              </text:list-item>
            </text:list>
            <text:list text:style-name="a2515">
              <text:list-item>
                <text:list text:style-name="a2515">
                  <text:list-item>
                    <text:list text:style-name="a2515">
                      <text:list-item>
                        <text:p text:style-name="a2514" text:class-names="" text:cond-style-name=""><text:span text:style-name="a25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8">
              <text:list-item>
                <text:list text:style-name="a2518">
                  <text:list-item>
                    <text:list text:style-name="a2518">
                      <text:list-item>
                        <text:list text:style-name="a2518">
                          <text:list-item>
                            <text:p text:style-name="a2517" text:class-names="" text:cond-style-name=""><text:span text:style-name="a25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2">
              <text:list-item>
                <text:list text:style-name="a2522">
                  <text:list-item>
                    <text:list text:style-name="a2522">
                      <text:list-item>
                        <text:list text:style-name="a2522">
                          <text:list-item>
                            <text:list text:style-name="a2522">
                              <text:list-item>
                                <text:p text:style-name="a2521" text:class-names="" text:cond-style-name=""><text:span text:style-name="a2519" text:class-names="">Fifth level</text:span><text:span text:style-name="a2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526" draw:name="Footer Placeholder 5" svg:x="0in" svg:y="9.49826in" svg:width="3.25in" svg:height="0.50174in" presentation:class="footer" presentation:placeholder="false">
          <draw:text-box>
            <text:p text:style-name="a2525" text:class-names="" text:cond-style-name=""><text:span text:style-name="a2524" text:class-names=""/></text:p>
          </draw:text-box>
          <svg:title/>
          <svg:desc/>
        </draw:frame>
        <draw:frame draw:id="id51" presentation:style-name="a2530" draw:name="Slide Number Placeholder 6" svg:x="4.24826in" svg:y="9.49826in" svg:width="3.25in" svg:height="0.50174in" presentation:class="page-number" presentation:placeholder="false">
          <draw:text-box>
            <text:p text:style-name="a2529" text:class-names="" text:cond-style-name=""><text:span text:style-name="a2527" text:class-names=""><text:page-number style:num-format="1" text:fixed="false"/></text:span><text:span text:style-name="a252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ssign Patterns 2</dc:title>
    <meta:initial-creator>anders knudsen</meta:initial-creator>
    <dc:creator>anders knudsen</dc:creator>
    <meta:creation-date>2019-06-10T13:30:16Z</meta:creation-date>
    <dc:date>2019-06-10T14:21:46Z</dc:date>
    <meta:template xlink:href="TM04033919%5b%5bfn=Circuit%5d%5d" xlink:type="simple"/>
    <meta:editing-cycles>4</meta:editing-cycles>
    <meta:editing-duration>PT3089S</meta:editing-duration>
    <meta:document-statistic meta:paragraph-count="26" meta:word-count="147"/>
  </office:meta>
</office:document-meta>
</file>